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t_bull</text:p>
          </table:table-cell>
          <table:table-cell table:style-name="ce2" office:value-type="string" calcext:value-type="string">
            <text:p>t_bear</text:p>
          </table:table-cell>
          <table:table-cell table:style-name="ce2" office:value-type="string" calcext:value-type="string">
            <text:p>ma5</text:p>
          </table:table-cell>
          <table:table-cell table:style-name="ce2" office:value-type="string" calcext:value-type="string">
            <text:p>Slow_OSC</text:p>
          </table:table-cell>
          <table:table-cell table:style-name="ce2" office:value-type="string" calcext:value-type="string">
            <text:p>ror_bull</text:p>
          </table:table-cell>
          <table:table-cell table:style-name="ce2" office:value-type="string" calcext:value-type="string">
            <text:p>ror_bear</text:p>
          </table:table-cell>
          <table:table-cell table:style-name="ce2" office:value-type="string" calcext:value-type="string">
            <text:p>hpr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Trading</text:p>
          </table:table-cell>
          <table:table-cell table:style-name="ce2" office:value-type="string" calcext:value-type="string">
            <text:p>Win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6T09:00:00" calcext:value-type="date">
            <text:p>2020-10-26 09:00:00</text:p>
          </table:table-cell>
          <table:table-cell office:value-type="float" office:value="14687000" calcext:value-type="float">
            <text:p>14687000</text:p>
          </table:table-cell>
          <table:table-cell office:value-type="float" office:value="14920000" calcext:value-type="float">
            <text:p>14920000</text:p>
          </table:table-cell>
          <table:table-cell office:value-type="float" office:value="14358000" calcext:value-type="float">
            <text:p>14358000</text:p>
          </table:table-cell>
          <table:table-cell office:value-type="float" office:value="14764000" calcext:value-type="float">
            <text:p>14764000</text:p>
          </table:table-cell>
          <table:table-cell office:value-type="float" office:value="3031.75880427" calcext:value-type="float">
            <text:p>3031.75880427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7T09:00:00" calcext:value-type="date">
            <text:p>2020-10-27 09:00:00</text:p>
          </table:table-cell>
          <table:table-cell office:value-type="float" office:value="14772000" calcext:value-type="float">
            <text:p>14772000</text:p>
          </table:table-cell>
          <table:table-cell office:value-type="float" office:value="15457000" calcext:value-type="float">
            <text:p>15457000</text:p>
          </table:table-cell>
          <table:table-cell office:value-type="float" office:value="14683000" calcext:value-type="float">
            <text:p>14683000</text:p>
          </table:table-cell>
          <table:table-cell office:value-type="float" office:value="15312000" calcext:value-type="float">
            <text:p>15312000</text:p>
          </table:table-cell>
          <table:table-cell office:value-type="float" office:value="3964.12531994" calcext:value-type="float">
            <text:p>3964.12531994</text:p>
          </table:table-cell>
          <table:table-cell office:value-type="float" office:value="15257000" calcext:value-type="float">
            <text:p>15257000</text:p>
          </table:table-cell>
          <table:table-cell office:value-type="float" office:value="14287000" calcext:value-type="float">
            <text:p>14287000</text:p>
          </table:table-cell>
          <table:table-cell office:value-type="float" office:value="14764000" calcext:value-type="float">
            <text:p>14764000</text:p>
          </table:table-cell>
          <table:table-cell office:value-type="float" office:value="0" calcext:value-type="float">
            <text:p>0</text:p>
          </table:table-cell>
          <table:table-cell office:value-type="float" office:value="1.00340490266763" calcext:value-type="float">
            <text:p>1.00340490266763</text:p>
          </table:table-cell>
          <table:table-cell office:value-type="float" office:value="1" calcext:value-type="float">
            <text:p>1</text:p>
          </table:table-cell>
          <table:table-cell office:value-type="float" office:value="1.00340490266763" calcext:value-type="float">
            <text:p>1.003404902667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8T09:00:00" calcext:value-type="date">
            <text:p>2020-10-28 09:00:00</text:p>
          </table:table-cell>
          <table:table-cell office:value-type="float" office:value="15300000" calcext:value-type="float">
            <text:p>15300000</text:p>
          </table:table-cell>
          <table:table-cell office:value-type="float" office:value="15557000" calcext:value-type="float">
            <text:p>15557000</text:p>
          </table:table-cell>
          <table:table-cell office:value-type="float" office:value="14635000" calcext:value-type="float">
            <text:p>14635000</text:p>
          </table:table-cell>
          <table:table-cell office:value-type="float" office:value="15060000" calcext:value-type="float">
            <text:p>15060000</text:p>
          </table:table-cell>
          <table:table-cell office:value-type="float" office:value="5752.66984652" calcext:value-type="float">
            <text:p>5752.66984652</text:p>
          </table:table-cell>
          <table:table-cell office:value-type="float" office:value="15534000" calcext:value-type="float">
            <text:p>15534000</text:p>
          </table:table-cell>
          <table:table-cell office:value-type="float" office:value="15066000" calcext:value-type="float">
            <text:p>15066000</text:p>
          </table:table-cell>
          <table:table-cell office:value-type="float" office:value="15092800" calcext:value-type="float">
            <text:p>15092800</text:p>
          </table:table-cell>
          <table:table-cell office:value-type="float" office:value="3.23648768012619" calcext:value-type="float">
            <text:p>3.23648768012619</text:p>
          </table:table-cell>
          <table:table-cell office:value-type="float" office:value="0.96928628814214" calcext:value-type="float">
            <text:p>0.96928628814214</text:p>
          </table:table-cell>
          <table:table-cell office:value-type="float" office:value="1" calcext:value-type="float">
            <text:p>1</text:p>
          </table:table-cell>
          <table:table-cell office:value-type="float" office:value="0.97258661361033" calcext:value-type="float">
            <text:p>0.97258661361033</text:p>
          </table:table-cell>
          <table:table-cell office:value-type="float" office:value="3.07137118578602" calcext:value-type="float">
            <text:p>3.07137118578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9T09:00:00" calcext:value-type="date">
            <text:p>2020-10-29 09:00:00</text:p>
          </table:table-cell>
          <table:table-cell office:value-type="float" office:value="15060000" calcext:value-type="float">
            <text:p>15060000</text:p>
          </table:table-cell>
          <table:table-cell office:value-type="float" office:value="15379000" calcext:value-type="float">
            <text:p>15379000</text:p>
          </table:table-cell>
          <table:table-cell office:value-type="float" office:value="14703000" calcext:value-type="float">
            <text:p>14703000</text:p>
          </table:table-cell>
          <table:table-cell office:value-type="float" office:value="15207000" calcext:value-type="float">
            <text:p>15207000</text:p>
          </table:table-cell>
          <table:table-cell office:value-type="float" office:value="3516.50474491" calcext:value-type="float">
            <text:p>3516.50474491</text:p>
          </table:table-cell>
          <table:table-cell office:value-type="float" office:value="15742000" calcext:value-type="float">
            <text:p>15742000</text:p>
          </table:table-cell>
          <table:table-cell office:value-type="float" office:value="14378000" calcext:value-type="float">
            <text:p>14378000</text:p>
          </table:table-cell>
          <table:table-cell office:value-type="float" office:value="15077263.1578947" calcext:value-type="float">
            <text:p>15077263.1578947</text:p>
          </table:table-cell>
          <table:table-cell office:value-type="float" office:value="-4.34419881400105" calcext:value-type="float">
            <text:p>-4.34419881400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58661361033" calcext:value-type="float">
            <text:p>0.97258661361033</text:p>
          </table:table-cell>
          <table:table-cell office:value-type="float" office:value="3.07137118578602" calcext:value-type="float">
            <text:p>3.07137118578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30T09:00:00" calcext:value-type="date">
            <text:p>2020-10-30 09:00:00</text:p>
          </table:table-cell>
          <table:table-cell office:value-type="float" office:value="15207000" calcext:value-type="float">
            <text:p>15207000</text:p>
          </table:table-cell>
          <table:table-cell office:value-type="float" office:value="15460000" calcext:value-type="float">
            <text:p>15460000</text:p>
          </table:table-cell>
          <table:table-cell office:value-type="float" office:value="14899000" calcext:value-type="float">
            <text:p>14899000</text:p>
          </table:table-cell>
          <table:table-cell office:value-type="float" office:value="15340000" calcext:value-type="float">
            <text:p>15340000</text:p>
          </table:table-cell>
          <table:table-cell office:value-type="float" office:value="3753.48812746" calcext:value-type="float">
            <text:p>3753.48812746</text:p>
          </table:table-cell>
          <table:table-cell office:value-type="float" office:value="15736000" calcext:value-type="float">
            <text:p>15736000</text:p>
          </table:table-cell>
          <table:table-cell office:value-type="float" office:value="14678000" calcext:value-type="float">
            <text:p>14678000</text:p>
          </table:table-cell>
          <table:table-cell office:value-type="float" office:value="15131153.8461539" calcext:value-type="float">
            <text:p>15131153.8461539</text:p>
          </table:table-cell>
          <table:table-cell office:value-type="float" office:value="-1.4721453260206" calcext:value-type="float">
            <text:p>-1.4721453260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58661361033" calcext:value-type="float">
            <text:p>0.97258661361033</text:p>
          </table:table-cell>
          <table:table-cell office:value-type="float" office:value="3.07137118578602" calcext:value-type="float">
            <text:p>3.07137118578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31T09:00:00" calcext:value-type="date">
            <text:p>2020-10-31 09:00:00</text:p>
          </table:table-cell>
          <table:table-cell office:value-type="float" office:value="15340000" calcext:value-type="float">
            <text:p>15340000</text:p>
          </table:table-cell>
          <table:table-cell office:value-type="float" office:value="15800000" calcext:value-type="float">
            <text:p>15800000</text:p>
          </table:table-cell>
          <table:table-cell office:value-type="float" office:value="15205000" calcext:value-type="float">
            <text:p>15205000</text:p>
          </table:table-cell>
          <table:table-cell office:value-type="float" office:value="15606000" calcext:value-type="float">
            <text:p>15606000</text:p>
          </table:table-cell>
          <table:table-cell office:value-type="float" office:value="4066.29244901" calcext:value-type="float">
            <text:p>4066.29244901</text:p>
          </table:table-cell>
          <table:table-cell office:value-type="float" office:value="15768000" calcext:value-type="float">
            <text:p>15768000</text:p>
          </table:table-cell>
          <table:table-cell office:value-type="float" office:value="14912000" calcext:value-type="float">
            <text:p>14912000</text:p>
          </table:table-cell>
          <table:table-cell office:value-type="float" office:value="15211327.014218" calcext:value-type="float">
            <text:p>15211327.014218</text:p>
          </table:table-cell>
          <table:table-cell office:value-type="float" office:value="2.31788480027147" calcext:value-type="float">
            <text:p>2.31788480027147</text:p>
          </table:table-cell>
          <table:table-cell office:value-type="float" office:value="0.98952602739726" calcext:value-type="float">
            <text:p>0.98952602739726</text:p>
          </table:table-cell>
          <table:table-cell office:value-type="float" office:value="1" calcext:value-type="float">
            <text:p>1</text:p>
          </table:table-cell>
          <table:table-cell office:value-type="float" office:value="0.962399768065584" calcext:value-type="float">
            <text:p>0.962399768065584</text:p>
          </table:table-cell>
          <table:table-cell office:value-type="float" office:value="4.08659898840723" calcext:value-type="float">
            <text:p>4.08659898840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1T09:00:00" calcext:value-type="date">
            <text:p>2020-11-01 09:00:00</text:p>
          </table:table-cell>
          <table:table-cell office:value-type="float" office:value="15606000" calcext:value-type="float">
            <text:p>15606000</text:p>
          </table:table-cell>
          <table:table-cell office:value-type="float" office:value="15710000" calcext:value-type="float">
            <text:p>15710000</text:p>
          </table:table-cell>
          <table:table-cell office:value-type="float" office:value="15461000" calcext:value-type="float">
            <text:p>15461000</text:p>
          </table:table-cell>
          <table:table-cell office:value-type="float" office:value="15574000" calcext:value-type="float">
            <text:p>15574000</text:p>
          </table:table-cell>
          <table:table-cell office:value-type="float" office:value="1806.62122615" calcext:value-type="float">
            <text:p>1806.62122615</text:p>
          </table:table-cell>
          <table:table-cell office:value-type="float" office:value="15935000" calcext:value-type="float">
            <text:p>15935000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15355545.8646617" calcext:value-type="float">
            <text:p>15355545.8646617</text:p>
          </table:table-cell>
          <table:table-cell office:value-type="float" office:value="3.76886326962267" calcext:value-type="float">
            <text:p>3.76886326962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399768065584" calcext:value-type="float">
            <text:p>0.962399768065584</text:p>
          </table:table-cell>
          <table:table-cell office:value-type="float" office:value="4.08659898840723" calcext:value-type="float">
            <text:p>4.08659898840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2T09:00:00" calcext:value-type="date">
            <text:p>2020-11-02 09:00:00</text:p>
          </table:table-cell>
          <table:table-cell office:value-type="float" office:value="15574000" calcext:value-type="float">
            <text:p>15574000</text:p>
          </table:table-cell>
          <table:table-cell office:value-type="float" office:value="15641000" calcext:value-type="float">
            <text:p>15641000</text:p>
          </table:table-cell>
          <table:table-cell office:value-type="float" office:value="15011000" calcext:value-type="float">
            <text:p>15011000</text:p>
          </table:table-cell>
          <table:table-cell office:value-type="float" office:value="15397000" calcext:value-type="float">
            <text:p>15397000</text:p>
          </table:table-cell>
          <table:table-cell office:value-type="float" office:value="3643.76554264" calcext:value-type="float">
            <text:p>3643.76554264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5357000" calcext:value-type="float">
            <text:p>15357000</text:p>
          </table:table-cell>
          <table:table-cell office:value-type="float" office:value="15432890.7236523" calcext:value-type="float">
            <text:p>15432890.7236523</text:p>
          </table:table-cell>
          <table:table-cell office:value-type="float" office:value="2.60838742694038" calcext:value-type="float">
            <text:p>2.60838742694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399768065584" calcext:value-type="float">
            <text:p>0.962399768065584</text:p>
          </table:table-cell>
          <table:table-cell office:value-type="float" office:value="4.08659898840723" calcext:value-type="float">
            <text:p>4.08659898840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3T09:00:00" calcext:value-type="date">
            <text:p>2020-11-03 09:00:00</text:p>
          </table:table-cell>
          <table:table-cell office:value-type="float" office:value="15396000" calcext:value-type="float">
            <text:p>15396000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15150000" calcext:value-type="float">
            <text:p>15150000</text:p>
          </table:table-cell>
          <table:table-cell office:value-type="float" office:value="15881000" calcext:value-type="float">
            <text:p>15881000</text:p>
          </table:table-cell>
          <table:table-cell office:value-type="float" office:value="3888.00412551" calcext:value-type="float">
            <text:p>3888.00412551</text:p>
          </table:table-cell>
          <table:table-cell office:value-type="float" office:value="15849000" calcext:value-type="float">
            <text:p>15849000</text:p>
          </table:table-cell>
          <table:table-cell office:value-type="float" office:value="14943000" calcext:value-type="float">
            <text:p>14943000</text:p>
          </table:table-cell>
          <table:table-cell office:value-type="float" office:value="15420441.3957177" calcext:value-type="float">
            <text:p>15420441.3957177</text:p>
          </table:table-cell>
          <table:table-cell office:value-type="float" office:value="-1.40302285772245" calcext:value-type="float">
            <text:p>-1.4030228577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399768065584" calcext:value-type="float">
            <text:p>0.962399768065584</text:p>
          </table:table-cell>
          <table:table-cell office:value-type="float" office:value="4.08659898840723" calcext:value-type="float">
            <text:p>4.08659898840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4T09:00:00" calcext:value-type="date">
            <text:p>2020-11-04 09:00:00</text:p>
          </table:table-cell>
          <table:table-cell office:value-type="float" office:value="15881000" calcext:value-type="float">
            <text:p>15881000</text:p>
          </table:table-cell>
          <table:table-cell office:value-type="float" office:value="16020000" calcext:value-type="float">
            <text:p>16020000</text:p>
          </table:table-cell>
          <table:table-cell office:value-type="float" office:value="15431000" calcext:value-type="float">
            <text:p>15431000</text:p>
          </table:table-cell>
          <table:table-cell office:value-type="float" office:value="15959000" calcext:value-type="float">
            <text:p>15959000</text:p>
          </table:table-cell>
          <table:table-cell office:value-type="float" office:value="4673.77532383" calcext:value-type="float">
            <text:p>4673.77532383</text:p>
          </table:table-cell>
          <table:table-cell office:value-type="float" office:value="16146000" calcext:value-type="float">
            <text:p>16146000</text:p>
          </table:table-cell>
          <table:table-cell office:value-type="float" office:value="15616000" calcext:value-type="float">
            <text:p>15616000</text:p>
          </table:table-cell>
          <table:table-cell office:value-type="float" office:value="15578060.9775181" calcext:value-type="float">
            <text:p>15578060.9775181</text:p>
          </table:table-cell>
          <table:table-cell office:value-type="float" office:value="4.63284981975539" calcext:value-type="float">
            <text:p>4.63284981975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399768065584" calcext:value-type="float">
            <text:p>0.962399768065584</text:p>
          </table:table-cell>
          <table:table-cell office:value-type="float" office:value="4.08659898840723" calcext:value-type="float">
            <text:p>4.08659898840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5T09:00:00" calcext:value-type="date">
            <text:p>2020-11-05 09:00:00</text:p>
          </table:table-cell>
          <table:table-cell office:value-type="float" office:value="15959000" calcext:value-type="float">
            <text:p>15959000</text:p>
          </table:table-cell>
          <table:table-cell office:value-type="float" office:value="17540000" calcext:value-type="float">
            <text:p>17540000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17352000" calcext:value-type="float">
            <text:p>17352000</text:p>
          </table:table-cell>
          <table:table-cell office:value-type="float" office:value="9583.12761365" calcext:value-type="float">
            <text:p>9583.12761365</text:p>
          </table:table-cell>
          <table:table-cell office:value-type="float" office:value="16470000" calcext:value-type="float">
            <text:p>16470000</text:p>
          </table:table-cell>
          <table:table-cell office:value-type="float" office:value="15448000" calcext:value-type="float">
            <text:p>15448000</text:p>
          </table:table-cell>
          <table:table-cell office:value-type="float" office:value="15707281.5338216" calcext:value-type="float">
            <text:p>15707281.5338216</text:p>
          </table:table-cell>
          <table:table-cell office:value-type="float" office:value="4.18240346916561" calcext:value-type="float">
            <text:p>4.18240346916561</text:p>
          </table:table-cell>
          <table:table-cell office:value-type="float" office:value="1.05335191256831" calcext:value-type="float">
            <text:p>1.05335191256831</text:p>
          </table:table-cell>
          <table:table-cell office:value-type="float" office:value="1" calcext:value-type="float">
            <text:p>1</text:p>
          </table:table-cell>
          <table:table-cell office:value-type="float" office:value="1.01374563634718" calcext:value-type="float">
            <text:p>1.013745636347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6T09:00:00" calcext:value-type="date">
            <text:p>2020-11-06 09:00:00</text:p>
          </table:table-cell>
          <table:table-cell office:value-type="float" office:value="17352000" calcext:value-type="float">
            <text:p>17352000</text:p>
          </table:table-cell>
          <table:table-cell office:value-type="float" office:value="17789000" calcext:value-type="float">
            <text:p>17789000</text:p>
          </table:table-cell>
          <table:table-cell office:value-type="float" office:value="17060000" calcext:value-type="float">
            <text:p>17060000</text:p>
          </table:table-cell>
          <table:table-cell office:value-type="float" office:value="17397000" calcext:value-type="float">
            <text:p>17397000</text:p>
          </table:table-cell>
          <table:table-cell office:value-type="float" office:value="7786.57496665" calcext:value-type="float">
            <text:p>7786.57496665</text:p>
          </table:table-cell>
          <table:table-cell office:value-type="float" office:value="17599000" calcext:value-type="float">
            <text:p>17599000</text:p>
          </table:table-cell>
          <table:table-cell office:value-type="float" office:value="17105000" calcext:value-type="float">
            <text:p>17105000</text:p>
          </table:table-cell>
          <table:table-cell office:value-type="float" office:value="16261933.3634116" calcext:value-type="float">
            <text:p>16261933.3634116</text:p>
          </table:table-cell>
          <table:table-cell office:value-type="float" office:value="2.50657212631332" calcext:value-type="float">
            <text:p>2.50657212631332</text:p>
          </table:table-cell>
          <table:table-cell office:value-type="float" office:value="0.988322075117904" calcext:value-type="float">
            <text:p>0.988322075117904</text:p>
          </table:table-cell>
          <table:table-cell office:value-type="float" office:value="1" calcext:value-type="float">
            <text:p>1</text:p>
          </table:table-cell>
          <table:table-cell office:value-type="float" office:value="1.00190719095636" calcext:value-type="float">
            <text:p>1.00190719095636</text:p>
          </table:table-cell>
          <table:table-cell office:value-type="float" office:value="1.16779248820955" calcext:value-type="float">
            <text:p>1.16779248820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7T09:00:00" calcext:value-type="date">
            <text:p>2020-11-07 09:00:00</text:p>
          </table:table-cell>
          <table:table-cell office:value-type="float" office:value="17397000" calcext:value-type="float">
            <text:p>17397000</text:p>
          </table:table-cell>
          <table:table-cell office:value-type="float" office:value="17613000" calcext:value-type="float">
            <text:p>17613000</text:p>
          </table:table-cell>
          <table:table-cell office:value-type="float" office:value="16252000" calcext:value-type="float">
            <text:p>16252000</text:p>
          </table:table-cell>
          <table:table-cell office:value-type="float" office:value="16647000" calcext:value-type="float">
            <text:p>16647000</text:p>
          </table:table-cell>
          <table:table-cell office:value-type="float" office:value="5131.6042485" calcext:value-type="float">
            <text:p>5131.6042485</text:p>
          </table:table-cell>
          <table:table-cell office:value-type="float" office:value="18081000" calcext:value-type="float">
            <text:p>18081000</text:p>
          </table:table-cell>
          <table:table-cell office:value-type="float" office:value="16713000" calcext:value-type="float">
            <text:p>16713000</text:p>
          </table:table-cell>
          <table:table-cell office:value-type="float" office:value="16643227.6763788" calcext:value-type="float">
            <text:p>16643227.6763788</text:p>
          </table:table-cell>
          <table:table-cell office:value-type="float" office:value="-0.0966572885648276" calcext:value-type="float">
            <text:p>-0.0966572885648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190719095636" calcext:value-type="float">
            <text:p>1.00190719095636</text:p>
          </table:table-cell>
          <table:table-cell office:value-type="float" office:value="1.16779248820955" calcext:value-type="float">
            <text:p>1.16779248820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8T09:00:00" calcext:value-type="date">
            <text:p>2020-11-08 09:00:00</text:p>
          </table:table-cell>
          <table:table-cell office:value-type="float" office:value="16650000" calcext:value-type="float">
            <text:p>16650000</text:p>
          </table:table-cell>
          <table:table-cell office:value-type="float" office:value="17388000" calcext:value-type="float">
            <text:p>17388000</text:p>
          </table:table-cell>
          <table:table-cell office:value-type="float" office:value="16520000" calcext:value-type="float">
            <text:p>16520000</text:p>
          </table:table-cell>
          <table:table-cell office:value-type="float" office:value="17297000" calcext:value-type="float">
            <text:p>17297000</text:p>
          </table:table-cell>
          <table:table-cell office:value-type="float" office:value="3402.96894151" calcext:value-type="float">
            <text:p>3402.96894151</text:p>
          </table:table-cell>
          <table:table-cell office:value-type="float" office:value="17261000" calcext:value-type="float">
            <text:p>17261000</text:p>
          </table:table-cell>
          <table:table-cell office:value-type="float" office:value="16039000" calcext:value-type="float">
            <text:p>16039000</text:p>
          </table:table-cell>
          <table:table-cell office:value-type="float" office:value="16644491.6119791" calcext:value-type="float">
            <text:p>16644491.6119791</text:p>
          </table:table-cell>
          <table:table-cell office:value-type="float" office:value="-7.42623738056321" calcext:value-type="float">
            <text:p>-7.42623738056321</text:p>
          </table:table-cell>
          <table:table-cell office:value-type="float" office:value="1.00188562655698" calcext:value-type="float">
            <text:p>1.00188562655698</text:p>
          </table:table-cell>
          <table:table-cell office:value-type="float" office:value="1" calcext:value-type="float">
            <text:p>1</text:p>
          </table:table-cell>
          <table:table-cell office:value-type="float" office:value="1.00379641376326" calcext:value-type="float">
            <text:p>1.00379641376326</text:p>
          </table:table-cell>
          <table:table-cell office:value-type="float" office:value="0.981431853040541" calcext:value-type="float">
            <text:p>0.981431853040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9T09:00:00" calcext:value-type="date">
            <text:p>2020-11-09 09:00:00</text:p>
          </table:table-cell>
          <table:table-cell office:value-type="float" office:value="17276000" calcext:value-type="float">
            <text:p>17276000</text:p>
          </table:table-cell>
          <table:table-cell office:value-type="float" office:value="17550000" calcext:value-type="float">
            <text:p>17550000</text:p>
          </table:table-cell>
          <table:table-cell office:value-type="float" office:value="16695000" calcext:value-type="float">
            <text:p>16695000</text:p>
          </table:table-cell>
          <table:table-cell office:value-type="float" office:value="17106000" calcext:value-type="float">
            <text:p>17106000</text:p>
          </table:table-cell>
          <table:table-cell office:value-type="float" office:value="5112.23251786" calcext:value-type="float">
            <text:p>5112.23251786</text:p>
          </table:table-cell>
          <table:table-cell office:value-type="float" office:value="17497000" calcext:value-type="float">
            <text:p>17497000</text:p>
          </table:table-cell>
          <table:table-cell office:value-type="float" office:value="17055000" calcext:value-type="float">
            <text:p>17055000</text:p>
          </table:table-cell>
          <table:table-cell office:value-type="float" office:value="16862742.0220137" calcext:value-type="float">
            <text:p>16862742.0220137</text:p>
          </table:table-cell>
          <table:table-cell office:value-type="float" office:value="-1.95015211308356" calcext:value-type="float">
            <text:p>-1.95015211308356</text:p>
          </table:table-cell>
          <table:table-cell office:value-type="float" office:value="0.977453311996342" calcext:value-type="float">
            <text:p>0.977453311996342</text:p>
          </table:table-cell>
          <table:table-cell office:value-type="float" office:value="1" calcext:value-type="float">
            <text:p>1</text:p>
          </table:table-cell>
          <table:table-cell office:value-type="float" office:value="0.981164129202947" calcext:value-type="float">
            <text:p>0.981164129202947</text:p>
          </table:table-cell>
          <table:table-cell office:value-type="float" office:value="3.21397261561896" calcext:value-type="float">
            <text:p>3.21397261561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0T09:00:00" calcext:value-type="date">
            <text:p>2020-11-10 09:00:00</text:p>
          </table:table-cell>
          <table:table-cell office:value-type="float" office:value="17106000" calcext:value-type="float">
            <text:p>17106000</text:p>
          </table:table-cell>
          <table:table-cell office:value-type="float" office:value="17190000" calcext:value-type="float">
            <text:p>17190000</text:p>
          </table:table-cell>
          <table:table-cell office:value-type="float" office:value="16872000" calcext:value-type="float">
            <text:p>16872000</text:p>
          </table:table-cell>
          <table:table-cell office:value-type="float" office:value="17035000" calcext:value-type="float">
            <text:p>17035000</text:p>
          </table:table-cell>
          <table:table-cell office:value-type="float" office:value="2656.01996837" calcext:value-type="float">
            <text:p>2656.01996837</text:p>
          </table:table-cell>
          <table:table-cell office:value-type="float" office:value="17791000" calcext:value-type="float">
            <text:p>17791000</text:p>
          </table:table-cell>
          <table:table-cell office:value-type="float" office:value="16421000" calcext:value-type="float">
            <text:p>16421000</text:p>
          </table:table-cell>
          <table:table-cell office:value-type="float" office:value="16944013.6112118" calcext:value-type="float">
            <text:p>16944013.6112118</text:p>
          </table:table-cell>
          <table:table-cell office:value-type="float" office:value="-1.8125926171555" calcext:value-type="float">
            <text:p>-1.8125926171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164129202947" calcext:value-type="float">
            <text:p>0.981164129202947</text:p>
          </table:table-cell>
          <table:table-cell office:value-type="float" office:value="3.21397261561896" calcext:value-type="float">
            <text:p>3.2139726156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1T09:00:00" calcext:value-type="date">
            <text:p>2020-11-11 09:00:00</text:p>
          </table:table-cell>
          <table:table-cell office:value-type="float" office:value="17035000" calcext:value-type="float">
            <text:p>17035000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17009000" calcext:value-type="float">
            <text:p>17009000</text:p>
          </table:table-cell>
          <table:table-cell office:value-type="float" office:value="17439000" calcext:value-type="float">
            <text:p>17439000</text:p>
          </table:table-cell>
          <table:table-cell office:value-type="float" office:value="3969.12107234" calcext:value-type="float">
            <text:p>3969.12107234</text:p>
          </table:table-cell>
          <table:table-cell office:value-type="float" office:value="17282000" calcext:value-type="float">
            <text:p>17282000</text:p>
          </table:table-cell>
          <table:table-cell office:value-type="float" office:value="16788000" calcext:value-type="float">
            <text:p>16788000</text:p>
          </table:table-cell>
          <table:table-cell office:value-type="float" office:value="16974388.6516158" calcext:value-type="float">
            <text:p>16974388.6516158</text:p>
          </table:table-cell>
          <table:table-cell office:value-type="float" office:value="-1.96399174252372" calcext:value-type="float">
            <text:p>-1.96399174252372</text:p>
          </table:table-cell>
          <table:table-cell office:value-type="float" office:value="1.0088845966902" calcext:value-type="float">
            <text:p>1.0088845966902</text:p>
          </table:table-cell>
          <table:table-cell office:value-type="float" office:value="1" calcext:value-type="float">
            <text:p>1</text:p>
          </table:table-cell>
          <table:table-cell office:value-type="float" office:value="0.989881376777804" calcext:value-type="float">
            <text:p>0.989881376777804</text:p>
          </table:table-cell>
          <table:table-cell office:value-type="float" office:value="2.35406779706229" calcext:value-type="float">
            <text:p>2.354067797062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2T09:00:00" calcext:value-type="date">
            <text:p>2020-11-12 09:00:00</text:p>
          </table:table-cell>
          <table:table-cell office:value-type="float" office:value="17439000" calcext:value-type="float">
            <text:p>17439000</text:p>
          </table:table-cell>
          <table:table-cell office:value-type="float" office:value="17979000" calcext:value-type="float">
            <text:p>17979000</text:p>
          </table:table-cell>
          <table:table-cell office:value-type="float" office:value="17200000" calcext:value-type="float">
            <text:p>17200000</text:p>
          </table:table-cell>
          <table:table-cell office:value-type="float" office:value="17954000" calcext:value-type="float">
            <text:p>17954000</text:p>
          </table:table-cell>
          <table:table-cell office:value-type="float" office:value="5384.62747384" calcext:value-type="float">
            <text:p>5384.62747384</text:p>
          </table:table-cell>
          <table:table-cell office:value-type="float" office:value="17626000" calcext:value-type="float">
            <text:p>17626000</text:p>
          </table:table-cell>
          <table:table-cell office:value-type="float" office:value="17252000" calcext:value-type="float">
            <text:p>17252000</text:p>
          </table:table-cell>
          <table:table-cell office:value-type="float" office:value="17129416.4479695" calcext:value-type="float">
            <text:p>17129416.4479695</text:p>
          </table:table-cell>
          <table:table-cell office:value-type="float" office:value="1.95897235482164" calcext:value-type="float">
            <text:p>1.95897235482164</text:p>
          </table:table-cell>
          <table:table-cell office:value-type="float" office:value="1.01840887325542" calcext:value-type="float">
            <text:p>1.01840887325542</text:p>
          </table:table-cell>
          <table:table-cell office:value-type="float" office:value="1" calcext:value-type="float">
            <text:p>1</text:p>
          </table:table-cell>
          <table:table-cell office:value-type="float" office:value="1.00810397758081" calcext:value-type="float">
            <text:p>1.00810397758081</text:p>
          </table:table-cell>
          <table:table-cell office:value-type="float" office:value="0.556516207231257" calcext:value-type="float">
            <text:p>0.5565162072312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3T09:00:00" calcext:value-type="date">
            <text:p>2020-11-13 09:00:00</text:p>
          </table:table-cell>
          <table:table-cell office:value-type="float" office:value="17952000" calcext:value-type="float">
            <text:p>17952000</text:p>
          </table:table-cell>
          <table:table-cell office:value-type="float" office:value="18225000" calcext:value-type="float">
            <text:p>18225000</text:p>
          </table:table-cell>
          <table:table-cell office:value-type="float" office:value="17640000" calcext:value-type="float">
            <text:p>17640000</text:p>
          </table:table-cell>
          <table:table-cell office:value-type="float" office:value="17988000" calcext:value-type="float">
            <text:p>17988000</text:p>
          </table:table-cell>
          <table:table-cell office:value-type="float" office:value="4395.69660087" calcext:value-type="float">
            <text:p>4395.69660087</text:p>
          </table:table-cell>
          <table:table-cell office:value-type="float" office:value="18216000" calcext:value-type="float">
            <text:p>18216000</text:p>
          </table:table-cell>
          <table:table-cell office:value-type="float" office:value="17688000" calcext:value-type="float">
            <text:p>17688000</text:p>
          </table:table-cell>
          <table:table-cell office:value-type="float" office:value="17404463.7398375" calcext:value-type="float">
            <text:p>17404463.7398375</text:p>
          </table:table-cell>
          <table:table-cell office:value-type="float" office:value="5.52031103252072" calcext:value-type="float">
            <text:p>5.52031103252072</text:p>
          </table:table-cell>
          <table:table-cell office:value-type="float" office:value="0.987283530961792" calcext:value-type="float">
            <text:p>0.987283530961792</text:p>
          </table:table-cell>
          <table:table-cell office:value-type="float" office:value="1" calcext:value-type="float">
            <text:p>1</text:p>
          </table:table-cell>
          <table:table-cell office:value-type="float" office:value="0.995284454562605" calcext:value-type="float">
            <text:p>0.995284454562605</text:p>
          </table:table-cell>
          <table:table-cell office:value-type="float" office:value="1.82108618993355" calcext:value-type="float">
            <text:p>1.82108618993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4T09:00:00" calcext:value-type="date">
            <text:p>2020-11-14 09:00:00</text:p>
          </table:table-cell>
          <table:table-cell office:value-type="float" office:value="17988000" calcext:value-type="float">
            <text:p>17988000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7455000" calcext:value-type="float">
            <text:p>17455000</text:p>
          </table:table-cell>
          <table:table-cell office:value-type="float" office:value="17796000" calcext:value-type="float">
            <text:p>17796000</text:p>
          </table:table-cell>
          <table:table-cell office:value-type="float" office:value="2786.76875718" calcext:value-type="float">
            <text:p>2786.76875718</text:p>
          </table:table-cell>
          <table:table-cell office:value-type="float" office:value="18537000" calcext:value-type="float">
            <text:p>18537000</text:p>
          </table:table-cell>
          <table:table-cell office:value-type="float" office:value="17439000" calcext:value-type="float">
            <text:p>17439000</text:p>
          </table:table-cell>
          <table:table-cell office:value-type="float" office:value="17599063.6091952" calcext:value-type="float">
            <text:p>17599063.6091952</text:p>
          </table:table-cell>
          <table:table-cell office:value-type="float" office:value="2.72745921359976" calcext:value-type="float">
            <text:p>2.72745921359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284454562605" calcext:value-type="float">
            <text:p>0.995284454562605</text:p>
          </table:table-cell>
          <table:table-cell office:value-type="float" office:value="1.82108618993355" calcext:value-type="float">
            <text:p>1.82108618993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5T09:00:00" calcext:value-type="date">
            <text:p>2020-11-15 09:00:00</text:p>
          </table:table-cell>
          <table:table-cell office:value-type="float" office:value="17796000" calcext:value-type="float">
            <text:p>17796000</text:p>
          </table:table-cell>
          <table:table-cell office:value-type="float" office:value="17831000" calcext:value-type="float">
            <text:p>17831000</text:p>
          </table:table-cell>
          <table:table-cell office:value-type="float" office:value="17545000" calcext:value-type="float">
            <text:p>17545000</text:p>
          </table:table-cell>
          <table:table-cell office:value-type="float" office:value="17670000" calcext:value-type="float">
            <text:p>17670000</text:p>
          </table:table-cell>
          <table:table-cell office:value-type="float" office:value="1842.97832877" calcext:value-type="float">
            <text:p>1842.97832877</text:p>
          </table:table-cell>
          <table:table-cell office:value-type="float" office:value="18149000" calcext:value-type="float">
            <text:p>18149000</text:p>
          </table:table-cell>
          <table:table-cell office:value-type="float" office:value="17443000" calcext:value-type="float">
            <text:p>17443000</text:p>
          </table:table-cell>
          <table:table-cell office:value-type="float" office:value="17664728.8202077" calcext:value-type="float">
            <text:p>17664728.8202077</text:p>
          </table:table-cell>
          <table:table-cell office:value-type="float" office:value="-1.54011452477687" calcext:value-type="float">
            <text:p>-1.54011452477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284454562605" calcext:value-type="float">
            <text:p>0.995284454562605</text:p>
          </table:table-cell>
          <table:table-cell office:value-type="float" office:value="1.82108618993355" calcext:value-type="float">
            <text:p>1.82108618993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6T09:00:00" calcext:value-type="date">
            <text:p>2020-11-16 09:00:00</text:p>
          </table:table-cell>
          <table:table-cell office:value-type="float" office:value="17670000" calcext:value-type="float">
            <text:p>17670000</text:p>
          </table:table-cell>
          <table:table-cell office:value-type="float" office:value="18450000" calcext:value-type="float">
            <text:p>18450000</text:p>
          </table:table-cell>
          <table:table-cell office:value-type="float" office:value="17555000" calcext:value-type="float">
            <text:p>17555000</text:p>
          </table:table-cell>
          <table:table-cell office:value-type="float" office:value="18275000" calcext:value-type="float">
            <text:p>18275000</text:p>
          </table:table-cell>
          <table:table-cell office:value-type="float" office:value="4191.31590965" calcext:value-type="float">
            <text:p>4191.31590965</text:p>
          </table:table-cell>
          <table:table-cell office:value-type="float" office:value="17830000" calcext:value-type="float">
            <text:p>17830000</text:p>
          </table:table-cell>
          <table:table-cell office:value-type="float" office:value="17510000" calcext:value-type="float">
            <text:p>17510000</text:p>
          </table:table-cell>
          <table:table-cell office:value-type="float" office:value="17666486.2324746" calcext:value-type="float">
            <text:p>17666486.2324746</text:p>
          </table:table-cell>
          <table:table-cell office:value-type="float" office:value="-3.81853039791655" calcext:value-type="float">
            <text:p>-3.81853039791655</text:p>
          </table:table-cell>
          <table:table-cell office:value-type="float" office:value="1.02475793606282" calcext:value-type="float">
            <text:p>1.02475793606282</text:p>
          </table:table-cell>
          <table:table-cell office:value-type="float" office:value="1" calcext:value-type="float">
            <text:p>1</text:p>
          </table:table-cell>
          <table:table-cell office:value-type="float" office:value="1.01992564345298" calcext:value-type="float">
            <text:p>1.01992564345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7T09:00:00" calcext:value-type="date">
            <text:p>2020-11-17 09:00:00</text:p>
          </table:table-cell>
          <table:table-cell office:value-type="float" office:value="18275000" calcext:value-type="float">
            <text:p>18275000</text:p>
          </table:table-cell>
          <table:table-cell office:value-type="float" office:value="19417000" calcext:value-type="float">
            <text:p>19417000</text:p>
          </table:table-cell>
          <table:table-cell office:value-type="float" office:value="18207000" calcext:value-type="float">
            <text:p>18207000</text:p>
          </table:table-cell>
          <table:table-cell office:value-type="float" office:value="19332000" calcext:value-type="float">
            <text:p>19332000</text:p>
          </table:table-cell>
          <table:table-cell office:value-type="float" office:value="6075.98259617" calcext:value-type="float">
            <text:p>6075.98259617</text:p>
          </table:table-cell>
          <table:table-cell office:value-type="float" office:value="18565000" calcext:value-type="float">
            <text:p>18565000</text:p>
          </table:table-cell>
          <table:table-cell office:value-type="float" office:value="17985000" calcext:value-type="float">
            <text:p>17985000</text:p>
          </table:table-cell>
          <table:table-cell office:value-type="float" office:value="17869351.2693523" calcext:value-type="float">
            <text:p>17869351.2693523</text:p>
          </table:table-cell>
          <table:table-cell office:value-type="float" office:value="1.33209776526965" calcext:value-type="float">
            <text:p>1.33209776526965</text:p>
          </table:table-cell>
          <table:table-cell office:value-type="float" office:value="1.04111430110423" calcext:value-type="float">
            <text:p>1.04111430110423</text:p>
          </table:table-cell>
          <table:table-cell office:value-type="float" office:value="1" calcext:value-type="float">
            <text:p>1</text:p>
          </table:table-cell>
          <table:table-cell office:value-type="float" office:value="1.06185917346183" calcext:value-type="float">
            <text:p>1.06185917346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8T09:00:00" calcext:value-type="date">
            <text:p>2020-11-18 09:00:00</text:p>
          </table:table-cell>
          <table:table-cell office:value-type="float" office:value="19344000" calcext:value-type="float">
            <text:p>19344000</text:p>
          </table:table-cell>
          <table:table-cell office:value-type="float" office:value="20280000" calcext:value-type="float">
            <text:p>20280000</text:p>
          </table:table-cell>
          <table:table-cell office:value-type="float" office:value="18865000" calcext:value-type="float">
            <text:p>18865000</text:p>
          </table:table-cell>
          <table:table-cell office:value-type="float" office:value="19714000" calcext:value-type="float">
            <text:p>19714000</text:p>
          </table:table-cell>
          <table:table-cell office:value-type="float" office:value="11453.54478504" calcext:value-type="float">
            <text:p>11453.54478504</text:p>
          </table:table-cell>
          <table:table-cell office:value-type="float" office:value="19497000" calcext:value-type="float">
            <text:p>19497000</text:p>
          </table:table-cell>
          <table:table-cell office:value-type="float" office:value="19191000" calcext:value-type="float">
            <text:p>19191000</text:p>
          </table:table-cell>
          <table:table-cell office:value-type="float" office:value="18356944.2931079" calcext:value-type="float">
            <text:p>18356944.2931079</text:p>
          </table:table-cell>
          <table:table-cell office:value-type="float" office:value="3.77289307603628" calcext:value-type="float">
            <text:p>3.77289307603628</text:p>
          </table:table-cell>
          <table:table-cell office:value-type="float" office:value="1.01092991742319" calcext:value-type="float">
            <text:p>1.01092991742319</text:p>
          </table:table-cell>
          <table:table-cell office:value-type="float" office:value="1" calcext:value-type="float">
            <text:p>1</text:p>
          </table:table-cell>
          <table:table-cell office:value-type="float" office:value="1.07346520654283" calcext:value-type="float">
            <text:p>1.07346520654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9T09:00:00" calcext:value-type="date">
            <text:p>2020-11-19 09:00:00</text:p>
          </table:table-cell>
          <table:table-cell office:value-type="float" office:value="19714000" calcext:value-type="float">
            <text:p>19714000</text:p>
          </table:table-cell>
          <table:table-cell office:value-type="float" office:value="20080000" calcext:value-type="float">
            <text:p>20080000</text:p>
          </table:table-cell>
          <table:table-cell office:value-type="float" office:value="19385000" calcext:value-type="float">
            <text:p>19385000</text:p>
          </table:table-cell>
          <table:table-cell office:value-type="float" office:value="19802000" calcext:value-type="float">
            <text:p>19802000</text:p>
          </table:table-cell>
          <table:table-cell office:value-type="float" office:value="5978.14259544" calcext:value-type="float">
            <text:p>5978.14259544</text:p>
          </table:table-cell>
          <table:table-cell office:value-type="float" office:value="20759000" calcext:value-type="float">
            <text:p>20759000</text:p>
          </table:table-cell>
          <table:table-cell office:value-type="float" office:value="18669000" calcext:value-type="float">
            <text:p>18669000</text:p>
          </table:table-cell>
          <table:table-cell office:value-type="float" office:value="18809323.0681485" calcext:value-type="float">
            <text:p>18809323.0681485</text:p>
          </table:table-cell>
          <table:table-cell office:value-type="float" office:value="0.0685490451797079" calcext:value-type="float">
            <text:p>0.068549045179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346520654283" calcext:value-type="float">
            <text:p>1.073465206542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0T09:00:00" calcext:value-type="date">
            <text:p>2020-11-20 09:00:00</text:p>
          </table:table-cell>
          <table:table-cell office:value-type="float" office:value="19800000" calcext:value-type="float">
            <text:p>19800000</text:p>
          </table:table-cell>
          <table:table-cell office:value-type="float" office:value="20795000" calcext:value-type="float">
            <text:p>20795000</text:p>
          </table:table-cell>
          <table:table-cell office:value-type="float" office:value="19771000" calcext:value-type="float">
            <text:p>19771000</text:p>
          </table:table-cell>
          <table:table-cell office:value-type="float" office:value="20627000" calcext:value-type="float">
            <text:p>20627000</text:p>
          </table:table-cell>
          <table:table-cell office:value-type="float" office:value="6145.38998316" calcext:value-type="float">
            <text:p>6145.38998316</text:p>
          </table:table-cell>
          <table:table-cell office:value-type="float" office:value="20407000" calcext:value-type="float">
            <text:p>20407000</text:p>
          </table:table-cell>
          <table:table-cell office:value-type="float" office:value="19193000" calcext:value-type="float">
            <text:p>19193000</text:p>
          </table:table-cell>
          <table:table-cell office:value-type="float" office:value="19140228.4833243" calcext:value-type="float">
            <text:p>19140228.4833243</text:p>
          </table:table-cell>
          <table:table-cell office:value-type="float" office:value="-0.37599583772014" calcext:value-type="float">
            <text:p>-0.37599583772014</text:p>
          </table:table-cell>
          <table:table-cell office:value-type="float" office:value="1.01058061449503" calcext:value-type="float">
            <text:p>1.01058061449503</text:p>
          </table:table-cell>
          <table:table-cell office:value-type="float" office:value="1" calcext:value-type="float">
            <text:p>1</text:p>
          </table:table-cell>
          <table:table-cell office:value-type="float" office:value="1.08482312806708" calcext:value-type="float">
            <text:p>1.084823128067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1T09:00:00" calcext:value-type="date">
            <text:p>2020-11-21 09:00:00</text:p>
          </table:table-cell>
          <table:table-cell office:value-type="float" office:value="20627000" calcext:value-type="float">
            <text:p>20627000</text:p>
          </table:table-cell>
          <table:table-cell office:value-type="float" office:value="21025000" calcext:value-type="float">
            <text:p>21025000</text:p>
          </table:table-cell>
          <table:table-cell office:value-type="float" office:value="20200000" calcext:value-type="float">
            <text:p>20200000</text:p>
          </table:table-cell>
          <table:table-cell office:value-type="float" office:value="20351000" calcext:value-type="float">
            <text:p>20351000</text:p>
          </table:table-cell>
          <table:table-cell office:value-type="float" office:value="6136.9331409" calcext:value-type="float">
            <text:p>6136.9331409</text:p>
          </table:table-cell>
          <table:table-cell office:value-type="float" office:value="20824000" calcext:value-type="float">
            <text:p>20824000</text:p>
          </table:table-cell>
          <table:table-cell office:value-type="float" office:value="20430000" calcext:value-type="float">
            <text:p>20430000</text:p>
          </table:table-cell>
          <table:table-cell office:value-type="float" office:value="19635832.0735208" calcext:value-type="float">
            <text:p>19635832.0735208</text:p>
          </table:table-cell>
          <table:table-cell office:value-type="float" office:value="2.09189464816073" calcext:value-type="float">
            <text:p>2.09189464816073</text:p>
          </table:table-cell>
          <table:table-cell office:value-type="float" office:value="0.977085824049174" calcext:value-type="float">
            <text:p>0.977085824049174</text:p>
          </table:table-cell>
          <table:table-cell office:value-type="float" office:value="1" calcext:value-type="float">
            <text:p>1</text:p>
          </table:table-cell>
          <table:table-cell office:value-type="float" office:value="1.05996530003503" calcext:value-type="float">
            <text:p>1.05996530003503</text:p>
          </table:table-cell>
          <table:table-cell office:value-type="float" office:value="2.29141759508258" calcext:value-type="float">
            <text:p>2.29141759508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2T09:00:00" calcext:value-type="date">
            <text:p>2020-11-22 09:00:00</text:p>
          </table:table-cell>
          <table:table-cell office:value-type="float" office:value="20348000" calcext:value-type="float">
            <text:p>20348000</text:p>
          </table:table-cell>
          <table:table-cell office:value-type="float" office:value="20595000" calcext:value-type="float">
            <text:p>20595000</text:p>
          </table:table-cell>
          <table:table-cell office:value-type="float" office:value="19525000" calcext:value-type="float">
            <text:p>19525000</text:p>
          </table:table-cell>
          <table:table-cell office:value-type="float" office:value="20307000" calcext:value-type="float">
            <text:p>20307000</text:p>
          </table:table-cell>
          <table:table-cell office:value-type="float" office:value="7886.90108585" calcext:value-type="float">
            <text:p>7886.90108585</text:p>
          </table:table-cell>
          <table:table-cell office:value-type="float" office:value="20897000" calcext:value-type="float">
            <text:p>20897000</text:p>
          </table:table-cell>
          <table:table-cell office:value-type="float" office:value="19799000" calcext:value-type="float">
            <text:p>19799000</text:p>
          </table:table-cell>
          <table:table-cell office:value-type="float" office:value="19874225.5782983" calcext:value-type="float">
            <text:p>19874225.5782983</text:p>
          </table:table-cell>
          <table:table-cell office:value-type="float" office:value="-1.36570508308994" calcext:value-type="float">
            <text:p>-1.36570508308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996530003503" calcext:value-type="float">
            <text:p>1.05996530003503</text:p>
          </table:table-cell>
          <table:table-cell office:value-type="float" office:value="2.29141759508258" calcext:value-type="float">
            <text:p>2.29141759508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3T09:00:00" calcext:value-type="date">
            <text:p>2020-11-23 09:00:00</text:p>
          </table:table-cell>
          <table:table-cell office:value-type="float" office:value="20307000" calcext:value-type="float">
            <text:p>20307000</text:p>
          </table:table-cell>
          <table:table-cell office:value-type="float" office:value="20528000" calcext:value-type="float">
            <text:p>20528000</text:p>
          </table:table-cell>
          <table:table-cell office:value-type="float" office:value="19901000" calcext:value-type="float">
            <text:p>19901000</text:p>
          </table:table-cell>
          <table:table-cell office:value-type="float" office:value="20100000" calcext:value-type="float">
            <text:p>20100000</text:p>
          </table:table-cell>
          <table:table-cell office:value-type="float" office:value="5709.9596315" calcext:value-type="float">
            <text:p>5709.9596315</text:p>
          </table:table-cell>
          <table:table-cell office:value-type="float" office:value="21336000" calcext:value-type="float">
            <text:p>21336000</text:p>
          </table:table-cell>
          <table:table-cell office:value-type="float" office:value="19278000" calcext:value-type="float">
            <text:p>19278000</text:p>
          </table:table-cell>
          <table:table-cell office:value-type="float" office:value="20018485.4116052" calcext:value-type="float">
            <text:p>20018485.4116052</text:p>
          </table:table-cell>
          <table:table-cell office:value-type="float" office:value="-2.19680197900544" calcext:value-type="float">
            <text:p>-2.19680197900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996530003503" calcext:value-type="float">
            <text:p>1.05996530003503</text:p>
          </table:table-cell>
          <table:table-cell office:value-type="float" office:value="2.29141759508258" calcext:value-type="float">
            <text:p>2.29141759508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4T09:00:00" calcext:value-type="date">
            <text:p>2020-11-24 09:00:00</text:p>
          </table:table-cell>
          <table:table-cell office:value-type="float" office:value="20100000" calcext:value-type="float">
            <text:p>20100000</text:p>
          </table:table-cell>
          <table:table-cell office:value-type="float" office:value="21390000" calcext:value-type="float">
            <text:p>21390000</text:p>
          </table:table-cell>
          <table:table-cell office:value-type="float" office:value="19937000" calcext:value-type="float">
            <text:p>19937000</text:p>
          </table:table-cell>
          <table:table-cell office:value-type="float" office:value="20957000" calcext:value-type="float">
            <text:p>20957000</text:p>
          </table:table-cell>
          <table:table-cell office:value-type="float" office:value="15373.88018285" calcext:value-type="float">
            <text:p>15373.88018285</text:p>
          </table:table-cell>
          <table:table-cell office:value-type="float" office:value="20520000" calcext:value-type="float">
            <text:p>20520000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20045657.153625" calcext:value-type="float">
            <text:p>20045657.153625</text:p>
          </table:table-cell>
          <table:table-cell office:value-type="float" office:value="-3.47247944268594" calcext:value-type="float">
            <text:p>-3.47247944268594</text:p>
          </table:table-cell>
          <table:table-cell office:value-type="float" office:value="1.0210962962963" calcext:value-type="float">
            <text:p>1.0210962962963</text:p>
          </table:table-cell>
          <table:table-cell office:value-type="float" office:value="1" calcext:value-type="float">
            <text:p>1</text:p>
          </table:table-cell>
          <table:table-cell office:value-type="float" office:value="1.08232664206836" calcext:value-type="float">
            <text:p>1.08232664206836</text:p>
          </table:table-cell>
          <table:table-cell office:value-type="float" office:value="0.230128389977346" calcext:value-type="float">
            <text:p>0.230128389977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5T09:00:00" calcext:value-type="date">
            <text:p>2020-11-25 09:00:00</text:p>
          </table:table-cell>
          <table:table-cell office:value-type="float" office:value="20957000" calcext:value-type="float">
            <text:p>20957000</text:p>
          </table:table-cell>
          <table:table-cell office:value-type="float" office:value="21459000" calcext:value-type="float">
            <text:p>21459000</text:p>
          </table:table-cell>
          <table:table-cell office:value-type="float" office:value="20600000" calcext:value-type="float">
            <text:p>20600000</text:p>
          </table:table-cell>
          <table:table-cell office:value-type="float" office:value="20840000" calcext:value-type="float">
            <text:p>20840000</text:p>
          </table:table-cell>
          <table:table-cell office:value-type="float" office:value="8276.71453936" calcext:value-type="float">
            <text:p>8276.71453936</text:p>
          </table:table-cell>
          <table:table-cell office:value-type="float" office:value="21553000" calcext:value-type="float">
            <text:p>21553000</text:p>
          </table:table-cell>
          <table:table-cell office:value-type="float" office:value="20361000" calcext:value-type="float">
            <text:p>20361000</text:p>
          </table:table-cell>
          <table:table-cell office:value-type="float" office:value="20349439.6866714" calcext:value-type="float">
            <text:p>20349439.6866714</text:p>
          </table:table-cell>
          <table:table-cell office:value-type="float" office:value="0.899150208611744" calcext:value-type="float">
            <text:p>0.899150208611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232664206836" calcext:value-type="float">
            <text:p>1.08232664206836</text:p>
          </table:table-cell>
          <table:table-cell office:value-type="float" office:value="0.230128389977346" calcext:value-type="float">
            <text:p>0.230128389977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6T09:00:00" calcext:value-type="date">
            <text:p>2020-11-26 09:00:00</text:p>
          </table:table-cell>
          <table:table-cell office:value-type="float" office:value="20840000" calcext:value-type="float">
            <text:p>20840000</text:p>
          </table:table-cell>
          <table:table-cell office:value-type="float" office:value="20989000" calcext:value-type="float">
            <text:p>20989000</text:p>
          </table:table-cell>
          <table:table-cell office:value-type="float" office:value="18569000" calcext:value-type="float">
            <text:p>18569000</text:p>
          </table:table-cell>
          <table:table-cell office:value-type="float" office:value="19225000" calcext:value-type="float">
            <text:p>19225000</text:p>
          </table:table-cell>
          <table:table-cell office:value-type="float" office:value="13803.48683498" calcext:value-type="float">
            <text:p>13803.48683498</text:p>
          </table:table-cell>
          <table:table-cell office:value-type="float" office:value="21582000" calcext:value-type="float">
            <text:p>21582000</text:p>
          </table:table-cell>
          <table:table-cell office:value-type="float" office:value="20098000" calcext:value-type="float">
            <text:p>20098000</text:p>
          </table:table-cell>
          <table:table-cell office:value-type="float" office:value="20512960.3596315" calcext:value-type="float">
            <text:p>20512960.3596315</text:p>
          </table:table-cell>
          <table:table-cell office:value-type="float" office:value="-0.168654230275194" calcext:value-type="float">
            <text:p>-0.168654230275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232664206836" calcext:value-type="float">
            <text:p>1.08232664206836</text:p>
          </table:table-cell>
          <table:table-cell office:value-type="float" office:value="0.230128389977346" calcext:value-type="float">
            <text:p>0.230128389977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7T09:00:00" calcext:value-type="date">
            <text:p>2020-11-27 09:00:00</text:p>
          </table:table-cell>
          <table:table-cell office:value-type="float" office:value="19226000" calcext:value-type="float">
            <text:p>19226000</text:p>
          </table:table-cell>
          <table:table-cell office:value-type="float" office:value="19654000" calcext:value-type="float">
            <text:p>19654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19129000" calcext:value-type="float">
            <text:p>19129000</text:p>
          </table:table-cell>
          <table:table-cell office:value-type="float" office:value="7568.74614729" calcext:value-type="float">
            <text:p>7568.74614729</text:p>
          </table:table-cell>
          <table:table-cell office:value-type="float" office:value="20031000" calcext:value-type="float">
            <text:p>20031000</text:p>
          </table:table-cell>
          <table:table-cell office:value-type="float" office:value="18421000" calcext:value-type="float">
            <text:p>18421000</text:p>
          </table:table-cell>
          <table:table-cell office:value-type="float" office:value="20083639.2446653" calcext:value-type="float">
            <text:p>20083639.2446653</text:p>
          </table:table-cell>
          <table:table-cell office:value-type="float" office:value="-14.96009121163" calcext:value-type="float">
            <text:p>-14.96009121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232664206836" calcext:value-type="float">
            <text:p>1.08232664206836</text:p>
          </table:table-cell>
          <table:table-cell office:value-type="float" office:value="0.230128389977346" calcext:value-type="float">
            <text:p>0.230128389977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8T09:00:00" calcext:value-type="date">
            <text:p>2020-11-28 09:00:00</text:p>
          </table:table-cell>
          <table:table-cell office:value-type="float" office:value="19129000" calcext:value-type="float">
            <text:p>19129000</text:p>
          </table:table-cell>
          <table:table-cell office:value-type="float" office:value="19556000" calcext:value-type="float">
            <text:p>19556000</text:p>
          </table:table-cell>
          <table:table-cell office:value-type="float" office:value="18858000" calcext:value-type="float">
            <text:p>18858000</text:p>
          </table:table-cell>
          <table:table-cell office:value-type="float" office:value="19484000" calcext:value-type="float">
            <text:p>19484000</text:p>
          </table:table-cell>
          <table:table-cell office:value-type="float" office:value="5060.39091148" calcext:value-type="float">
            <text:p>5060.39091148</text:p>
          </table:table-cell>
          <table:table-cell office:value-type="float" office:value="20186000" calcext:value-type="float">
            <text:p>201860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19765425.6714023" calcext:value-type="float">
            <text:p>19765425.6714023</text:p>
          </table:table-cell>
          <table:table-cell office:value-type="float" office:value="-15.27837276584" calcext:value-type="float">
            <text:p>-15.27837276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232664206836" calcext:value-type="float">
            <text:p>1.08232664206836</text:p>
          </table:table-cell>
          <table:table-cell office:value-type="float" office:value="0.230128389977346" calcext:value-type="float">
            <text:p>0.230128389977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9T09:00:00" calcext:value-type="date">
            <text:p>2020-11-29 09:00:00</text:p>
          </table:table-cell>
          <table:table-cell office:value-type="float" office:value="19486000" calcext:value-type="float">
            <text:p>19486000</text:p>
          </table:table-cell>
          <table:table-cell office:value-type="float" office:value="20110000" calcext:value-type="float">
            <text:p>20110000</text:p>
          </table:table-cell>
          <table:table-cell office:value-type="float" office:value="19196000" calcext:value-type="float">
            <text:p>19196000</text:p>
          </table:table-cell>
          <table:table-cell office:value-type="float" office:value="19991000" calcext:value-type="float">
            <text:p>19991000</text:p>
          </table:table-cell>
          <table:table-cell office:value-type="float" office:value="4169.39684223" calcext:value-type="float">
            <text:p>4169.39684223</text:p>
          </table:table-cell>
          <table:table-cell office:value-type="float" office:value="19829000" calcext:value-type="float">
            <text:p>19829000</text:p>
          </table:table-cell>
          <table:table-cell office:value-type="float" office:value="19143000" calcext:value-type="float">
            <text:p>19143000</text:p>
          </table:table-cell>
          <table:table-cell office:value-type="float" office:value="19671617.017632" calcext:value-type="float">
            <text:p>19671617.017632</text:p>
          </table:table-cell>
          <table:table-cell office:value-type="float" office:value="-8.53902586649098" calcext:value-type="float">
            <text:p>-8.53902586649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232664206836" calcext:value-type="float">
            <text:p>1.08232664206836</text:p>
          </table:table-cell>
          <table:table-cell office:value-type="float" office:value="0.230128389977346" calcext:value-type="float">
            <text:p>0.230128389977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30T09:00:00" calcext:value-type="date">
            <text:p>2020-11-30 09:00:00</text:p>
          </table:table-cell>
          <table:table-cell office:value-type="float" office:value="19990000" calcext:value-type="float">
            <text:p>19990000</text:p>
          </table:table-cell>
          <table:table-cell office:value-type="float" office:value="21368000" calcext:value-type="float">
            <text:p>21368000</text:p>
          </table:table-cell>
          <table:table-cell office:value-type="float" office:value="19971000" calcext:value-type="float">
            <text:p>19971000</text:p>
          </table:table-cell>
          <table:table-cell office:value-type="float" office:value="21315000" calcext:value-type="float">
            <text:p>21315000</text:p>
          </table:table-cell>
          <table:table-cell office:value-type="float" office:value="9685.83045213" calcext:value-type="float">
            <text:p>9685.83045213</text:p>
          </table:table-cell>
          <table:table-cell office:value-type="float" office:value="20399000" calcext:value-type="float">
            <text:p>20399000</text:p>
          </table:table-cell>
          <table:table-cell office:value-type="float" office:value="19581000" calcext:value-type="float">
            <text:p>19581000</text:p>
          </table:table-cell>
          <table:table-cell office:value-type="float" office:value="19778078.084868" calcext:value-type="float">
            <text:p>19778078.084868</text:p>
          </table:table-cell>
          <table:table-cell office:value-type="float" office:value="-0.435890938029523" calcext:value-type="float">
            <text:p>-0.435890938029523</text:p>
          </table:table-cell>
          <table:table-cell office:value-type="float" office:value="1.04470416196872" calcext:value-type="float">
            <text:p>1.04470416196872</text:p>
          </table:table-cell>
          <table:table-cell office:value-type="float" office:value="1" calcext:value-type="float">
            <text:p>1</text:p>
          </table:table-cell>
          <table:table-cell office:value-type="float" office:value="1.13071114757845" calcext:value-type="float">
            <text:p>1.13071114757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1T09:00:00" calcext:value-type="date">
            <text:p>2020-12-01 09:00:00</text:p>
          </table:table-cell>
          <table:table-cell office:value-type="float" office:value="21313000" calcext:value-type="float">
            <text:p>21313000</text:p>
          </table:table-cell>
          <table:table-cell office:value-type="float" office:value="21651000" calcext:value-type="float">
            <text:p>21651000</text:p>
          </table:table-cell>
          <table:table-cell office:value-type="float" office:value="20202000" calcext:value-type="float">
            <text:p>20202000</text:p>
          </table:table-cell>
          <table:table-cell office:value-type="float" office:value="20867000" calcext:value-type="float">
            <text:p>20867000</text:p>
          </table:table-cell>
          <table:table-cell office:value-type="float" office:value="9671.68687865" calcext:value-type="float">
            <text:p>9671.68687865</text:p>
          </table:table-cell>
          <table:table-cell office:value-type="float" office:value="21385000" calcext:value-type="float">
            <text:p>21385000</text:p>
          </table:table-cell>
          <table:table-cell office:value-type="float" office:value="21241000" calcext:value-type="float">
            <text:p>21241000</text:p>
          </table:table-cell>
          <table:table-cell office:value-type="float" office:value="20290385.6244674" calcext:value-type="float">
            <text:p>20290385.6244674</text:p>
          </table:table-cell>
          <table:table-cell office:value-type="float" office:value="12.8850770864372" calcext:value-type="float">
            <text:p>12.8850770864372</text:p>
          </table:table-cell>
          <table:table-cell office:value-type="float" office:value="0.975577414075286" calcext:value-type="float">
            <text:p>0.975577414075286</text:p>
          </table:table-cell>
          <table:table-cell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2T09:00:00" calcext:value-type="date">
            <text:p>2020-12-02 09:00:00</text:p>
          </table:table-cell>
          <table:table-cell office:value-type="float" office:value="20867000" calcext:value-type="float">
            <text:p>20867000</text:p>
          </table:table-cell>
          <table:table-cell office:value-type="float" office:value="21315000" calcext:value-type="float">
            <text:p>21315000</text:p>
          </table:table-cell>
          <table:table-cell office:value-type="float" office:value="20346000" calcext:value-type="float">
            <text:p>20346000</text:p>
          </table:table-cell>
          <table:table-cell office:value-type="float" office:value="21097000" calcext:value-type="float">
            <text:p>21097000</text:p>
          </table:table-cell>
          <table:table-cell office:value-type="float" office:value="6264.7470004" calcext:value-type="float">
            <text:p>6264.747000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9864000" calcext:value-type="float">
            <text:p>19864000</text:p>
          </table:table-cell>
          <table:table-cell office:value-type="float" office:value="20482590.4749778" calcext:value-type="float">
            <text:p>20482590.4749778</text:p>
          </table:table-cell>
          <table:table-cell office:value-type="float" office:value="7.99042951926955" calcext:value-type="float">
            <text:p>7.99042951926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3T09:00:00" calcext:value-type="date">
            <text:p>2020-12-03 09:00:00</text:p>
          </table:table-cell>
          <table:table-cell office:value-type="float" office:value="21091000" calcext:value-type="float">
            <text:p>21091000</text:p>
          </table:table-cell>
          <table:table-cell office:value-type="float" office:value="21310000" calcext:value-type="float">
            <text:p>21310000</text:p>
          </table:table-cell>
          <table:table-cell office:value-type="float" office:value="20797000" calcext:value-type="float">
            <text:p>20797000</text:p>
          </table:table-cell>
          <table:table-cell office:value-type="float" office:value="21179000" calcext:value-type="float">
            <text:p>21179000</text:p>
          </table:table-cell>
          <table:table-cell office:value-type="float" office:value="4414.07642834" calcext:value-type="float">
            <text:p>4414.07642834</text:p>
          </table:table-cell>
          <table:table-cell office:value-type="float" office:value="21830000" calcext:value-type="float">
            <text:p>21830000</text:p>
          </table:table-cell>
          <table:table-cell office:value-type="float" office:value="20352000" calcext:value-type="float">
            <text:p>20352000</text:p>
          </table:table-cell>
          <table:table-cell office:value-type="float" office:value="20687393.6916595" calcext:value-type="float">
            <text:p>20687393.6916595</text:p>
          </table:table-cell>
          <table:table-cell office:value-type="float" office:value="6.5939777659117" calcext:value-type="float">
            <text:p>6.5939777659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4T09:00:00" calcext:value-type="date">
            <text:p>2020-12-04 09:00:00</text:p>
          </table:table-cell>
          <table:table-cell office:value-type="float" office:value="21183000" calcext:value-type="float">
            <text:p>21183000</text:p>
          </table:table-cell>
          <table:table-cell office:value-type="float" office:value="21266000" calcext:value-type="float">
            <text:p>21266000</text:p>
          </table:table-cell>
          <table:table-cell office:value-type="float" office:value="20428000" calcext:value-type="float">
            <text:p>20428000</text:p>
          </table:table-cell>
          <table:table-cell office:value-type="float" office:value="20569000" calcext:value-type="float">
            <text:p>20569000</text:p>
          </table:table-cell>
          <table:table-cell office:value-type="float" office:value="4243.74247899" calcext:value-type="float">
            <text:p>4243.74247899</text:p>
          </table:table-cell>
          <table:table-cell office:value-type="float" office:value="21608000" calcext:value-type="float">
            <text:p>21608000</text:p>
          </table:table-cell>
          <table:table-cell office:value-type="float" office:value="20758000" calcext:value-type="float">
            <text:p>20758000</text:p>
          </table:table-cell>
          <table:table-cell office:value-type="float" office:value="20851262.4833362" calcext:value-type="float">
            <text:p>20851262.4833362</text:p>
          </table:table-cell>
          <table:table-cell office:value-type="float" office:value="5.24695750129236" calcext:value-type="float">
            <text:p>5.24695750129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5T09:00:00" calcext:value-type="date">
            <text:p>2020-12-05 09:00:00</text:p>
          </table:table-cell>
          <table:table-cell office:value-type="float" office:value="20569000" calcext:value-type="float">
            <text:p>20569000</text:p>
          </table:table-cell>
          <table:table-cell office:value-type="float" office:value="20956000" calcext:value-type="float">
            <text:p>20956000</text:p>
          </table:table-cell>
          <table:table-cell office:value-type="float" office:value="20390000" calcext:value-type="float">
            <text:p>20390000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2247.52046083" calcext:value-type="float">
            <text:p>2247.52046083</text:p>
          </table:table-cell>
          <table:table-cell office:value-type="float" office:value="20793000" calcext:value-type="float">
            <text:p>20793000</text:p>
          </table:table-cell>
          <table:table-cell office:value-type="float" office:value="20345000" calcext:value-type="float">
            <text:p>20345000</text:p>
          </table:table-cell>
          <table:table-cell office:value-type="float" office:value="20757174.9803818" calcext:value-type="float">
            <text:p>20757174.9803818</text:p>
          </table:table-cell>
          <table:table-cell office:value-type="float" office:value="-1.24127035814927" calcext:value-type="float">
            <text:p>-1.24127035814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6T09:00:00" calcext:value-type="date">
            <text:p>2020-12-06 09:00:00</text:p>
          </table:table-cell>
          <table:table-cell office:value-type="float" office:value="20778000" calcext:value-type="float">
            <text:p>20778000</text:p>
          </table:table-cell>
          <table:table-cell office:value-type="float" office:value="20999000" calcext:value-type="float">
            <text:p>20999000</text:p>
          </table:table-cell>
          <table:table-cell office:value-type="float" office:value="20574000" calcext:value-type="float">
            <text:p>20574000</text:p>
          </table:table-cell>
          <table:table-cell office:value-type="float" office:value="20976000" calcext:value-type="float">
            <text:p>20976000</text:p>
          </table:table-cell>
          <table:table-cell office:value-type="float" office:value="2247.74868124" calcext:value-type="float">
            <text:p>2247.74868124</text:p>
          </table:table-cell>
          <table:table-cell office:value-type="float" office:value="21132000" calcext:value-type="float">
            <text:p>21132000</text:p>
          </table:table-cell>
          <table:table-cell office:value-type="float" office:value="20424000" calcext:value-type="float">
            <text:p>20424000</text:p>
          </table:table-cell>
          <table:table-cell office:value-type="float" office:value="20765116.6540667" calcext:value-type="float">
            <text:p>20765116.6540667</text:p>
          </table:table-cell>
          <table:table-cell office:value-type="float" office:value="-0.871004020996907" calcext:value-type="float">
            <text:p>-0.871004020996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7T09:00:00" calcext:value-type="date">
            <text:p>2020-12-07 09:00:00</text:p>
          </table:table-cell>
          <table:table-cell office:value-type="float" office:value="20976000" calcext:value-type="float">
            <text:p>20976000</text:p>
          </table:table-cell>
          <table:table-cell office:value-type="float" office:value="21053000" calcext:value-type="float">
            <text:p>21053000</text:p>
          </table:table-cell>
          <table:table-cell office:value-type="float" office:value="20666000" calcext:value-type="float">
            <text:p>20666000</text:p>
          </table:table-cell>
          <table:table-cell office:value-type="float" office:value="20834000" calcext:value-type="float">
            <text:p>20834000</text:p>
          </table:table-cell>
          <table:table-cell office:value-type="float" office:value="3241.98487955" calcext:value-type="float">
            <text:p>3241.98487955</text:p>
          </table:table-cell>
          <table:table-cell office:value-type="float" office:value="21203000" calcext:value-type="float">
            <text:p>21203000</text:p>
          </table:table-cell>
          <table:table-cell office:value-type="float" office:value="20749000" calcext:value-type="float">
            <text:p>20749000</text:p>
          </table:table-cell>
          <table:table-cell office:value-type="float" office:value="20835411.1055366" calcext:value-type="float">
            <text:p>20835411.1055366</text:p>
          </table:table-cell>
          <table:table-cell office:value-type="float" office:value="0.299993740657726" calcext:value-type="float">
            <text:p>0.299993740657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309625742068" calcext:value-type="float">
            <text:p>1.10309625742068</text:p>
          </table:table-cell>
          <table:table-cell office:value-type="float" office:value="2.44225859247136" calcext:value-type="float">
            <text:p>2.44225859247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8T09:00:00" calcext:value-type="date">
            <text:p>2020-12-08 09:00:00</text:p>
          </table:table-cell>
          <table:table-cell office:value-type="float" office:value="20834000" calcext:value-type="float">
            <text:p>20834000</text:p>
          </table:table-cell>
          <table:table-cell office:value-type="float" office:value="20931000" calcext:value-type="float">
            <text:p>20931000</text:p>
          </table:table-cell>
          <table:table-cell office:value-type="float" office:value="19942000" calcext:value-type="float">
            <text:p>19942000</text:p>
          </table:table-cell>
          <table:table-cell office:value-type="float" office:value="20010000" calcext:value-type="float">
            <text:p>20010000</text:p>
          </table:table-cell>
          <table:table-cell office:value-type="float" office:value="4532.53738937" calcext:value-type="float">
            <text:p>4532.53738937</text:p>
          </table:table-cell>
          <table:table-cell office:value-type="float" office:value="21079000" calcext:value-type="float">
            <text:p>21079000</text:p>
          </table:table-cell>
          <table:table-cell office:value-type="float" office:value="20589000" calcext:value-type="float">
            <text:p>20589000</text:p>
          </table:table-cell>
          <table:table-cell office:value-type="float" office:value="20834940.7370118" calcext:value-type="float">
            <text:p>20834940.7370118</text:p>
          </table:table-cell>
          <table:table-cell office:value-type="float" office:value="-1.76012041452118" calcext:value-type="float">
            <text:p>-1.76012041452118</text:p>
          </table:table-cell>
          <table:table-cell office:value-type="float" office:value="1" calcext:value-type="float">
            <text:p>1</text:p>
          </table:table-cell>
          <table:table-cell office:value-type="float" office:value="1.02873553223388" calcext:value-type="float">
            <text:p>1.02873553223388</text:p>
          </table:table-cell>
          <table:table-cell office:value-type="float" office:value="1.13479431548287" calcext:value-type="float">
            <text:p>1.13479431548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9T09:00:00" calcext:value-type="date">
            <text:p>2020-12-09 09:00:00</text:p>
          </table:table-cell>
          <table:table-cell office:value-type="float" office:value="20025000" calcext:value-type="float">
            <text:p>20025000</text:p>
          </table:table-cell>
          <table:table-cell office:value-type="float" office:value="20345000" calcext:value-type="float">
            <text:p>20345000</text:p>
          </table:table-cell>
          <table:table-cell office:value-type="float" office:value="19216000" calcext:value-type="float">
            <text:p>19216000</text:p>
          </table:table-cell>
          <table:table-cell office:value-type="float" office:value="20267000" calcext:value-type="float">
            <text:p>20267000</text:p>
          </table:table-cell>
          <table:table-cell office:value-type="float" office:value="5827.20490273" calcext:value-type="float">
            <text:p>5827.20490273</text:p>
          </table:table-cell>
          <table:table-cell office:value-type="float" office:value="20190000" calcext:value-type="float">
            <text:p>20190000</text:p>
          </table:table-cell>
          <table:table-cell office:value-type="float" office:value="19860000" calcext:value-type="float">
            <text:p>19860000</text:p>
          </table:table-cell>
          <table:table-cell office:value-type="float" office:value="20559960.4864289" calcext:value-type="float">
            <text:p>20559960.4864289</text:p>
          </table:table-cell>
          <table:table-cell office:value-type="float" office:value="-17.5206294864366" calcext:value-type="float">
            <text:p>-17.5206294864366</text:p>
          </table:table-cell>
          <table:table-cell office:value-type="float" office:value="1" calcext:value-type="float">
            <text:p>1</text:p>
          </table:table-cell>
          <table:table-cell office:value-type="float" office:value="0.97971809345241" calcext:value-type="float">
            <text:p>0.97971809345241</text:p>
          </table:table-cell>
          <table:table-cell office:value-type="float" office:value="1.11177852322551" calcext:value-type="float">
            <text:p>1.11177852322551</text:p>
          </table:table-cell>
          <table:table-cell office:value-type="float" office:value="2.02819065475898" calcext:value-type="float">
            <text:p>2.02819065475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0T09:00:00" calcext:value-type="date">
            <text:p>2020-12-10 09:00:00</text:p>
          </table:table-cell>
          <table:table-cell office:value-type="float" office:value="20252000" calcext:value-type="float">
            <text:p>20252000</text:p>
          </table:table-cell>
          <table:table-cell office:value-type="float" office:value="20275000" calcext:value-type="float">
            <text:p>20275000</text:p>
          </table:table-cell>
          <table:table-cell office:value-type="float" office:value="19647000" calcext:value-type="float">
            <text:p>19647000</text:p>
          </table:table-cell>
          <table:table-cell office:value-type="float" office:value="19950000" calcext:value-type="float">
            <text:p>19950000</text:p>
          </table:table-cell>
          <table:table-cell office:value-type="float" office:value="3151.82648997" calcext:value-type="float">
            <text:p>3151.82648997</text:p>
          </table:table-cell>
          <table:table-cell office:value-type="float" office:value="21139000" calcext:value-type="float">
            <text:p>21139000</text:p>
          </table:table-cell>
          <table:table-cell office:value-type="float" office:value="19365000" calcext:value-type="float">
            <text:p>19365000</text:p>
          </table:table-cell>
          <table:table-cell office:value-type="float" office:value="20462306.9897896" calcext:value-type="float">
            <text:p>20462306.9897896</text:p>
          </table:table-cell>
          <table:table-cell office:value-type="float" office:value="-7.2847787304554" calcext:value-type="float">
            <text:p>-7.284778730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177852322551" calcext:value-type="float">
            <text:p>1.11177852322551</text:p>
          </table:table-cell>
          <table:table-cell office:value-type="float" office:value="2.02819065475898" calcext:value-type="float">
            <text:p>2.02819065475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1T09:00:00" calcext:value-type="date">
            <text:p>2020-12-11 09:00:00</text:p>
          </table:table-cell>
          <table:table-cell office:value-type="float" office:value="19950000" calcext:value-type="float">
            <text:p>19950000</text:p>
          </table:table-cell>
          <table:table-cell office:value-type="float" office:value="19996000" calcext:value-type="float">
            <text:p>19996000</text:p>
          </table:table-cell>
          <table:table-cell office:value-type="float" office:value="19404000" calcext:value-type="float">
            <text:p>19404000</text:p>
          </table:table-cell>
          <table:table-cell office:value-type="float" office:value="19658000" calcext:value-type="float">
            <text:p>19658000</text:p>
          </table:table-cell>
          <table:table-cell office:value-type="float" office:value="4508.12989508" calcext:value-type="float">
            <text:p>4508.12989508</text:p>
          </table:table-cell>
          <table:table-cell office:value-type="float" office:value="20276000" calcext:value-type="float">
            <text:p>20276000</text:p>
          </table:table-cell>
          <table:table-cell office:value-type="float" office:value="19624000" calcext:value-type="float">
            <text:p>19624000</text:p>
          </table:table-cell>
          <table:table-cell office:value-type="float" office:value="20291537.9918372" calcext:value-type="float">
            <text:p>20291537.9918372</text:p>
          </table:table-cell>
          <table:table-cell office:value-type="float" office:value="-4.95291755543159" calcext:value-type="float">
            <text:p>-4.95291755543159</text:p>
          </table:table-cell>
          <table:table-cell office:value-type="float" office:value="1" calcext:value-type="float">
            <text:p>1</text:p>
          </table:table-cell>
          <table:table-cell office:value-type="float" office:value="0.998070424254756" calcext:value-type="float">
            <text:p>0.998070424254756</text:p>
          </table:table-cell>
          <table:table-cell office:value-type="float" office:value="1.10963326235301" calcext:value-type="float">
            <text:p>1.10963326235301</text:p>
          </table:table-cell>
          <table:table-cell office:value-type="float" office:value="2.2172346817892" calcext:value-type="float">
            <text:p>2.21723468178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2T09:00:00" calcext:value-type="date">
            <text:p>2020-12-12 09:00:00</text:p>
          </table:table-cell>
          <table:table-cell office:value-type="float" office:value="19658000" calcext:value-type="float">
            <text:p>19658000</text:p>
          </table:table-cell>
          <table:table-cell office:value-type="float" office:value="20650000" calcext:value-type="float">
            <text:p>20650000</text:p>
          </table:table-cell>
          <table:table-cell office:value-type="float" office:value="19654000" calcext:value-type="float">
            <text:p>19654000</text:p>
          </table:table-cell>
          <table:table-cell office:value-type="float" office:value="20585000" calcext:value-type="float">
            <text:p>20585000</text:p>
          </table:table-cell>
          <table:table-cell office:value-type="float" office:value="3773.48824847" calcext:value-type="float">
            <text:p>3773.48824847</text:p>
          </table:table-cell>
          <table:table-cell office:value-type="float" office:value="19958000" calcext:value-type="float">
            <text:p>19958000</text:p>
          </table:table-cell>
          <table:table-cell office:value-type="float" office:value="19358000" calcext:value-type="float">
            <text:p>19358000</text:p>
          </table:table-cell>
          <table:table-cell office:value-type="float" office:value="20080358.660107" calcext:value-type="float">
            <text:p>20080358.660107</text:p>
          </table:table-cell>
          <table:table-cell office:value-type="float" office:value="-6.5969992381038" calcext:value-type="float">
            <text:p>-6.5969992381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963326235301" calcext:value-type="float">
            <text:p>1.10963326235301</text:p>
          </table:table-cell>
          <table:table-cell office:value-type="float" office:value="2.2172346817892" calcext:value-type="float">
            <text:p>2.2172346817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3T09:00:00" calcext:value-type="date">
            <text:p>2020-12-13 09:00:00</text:p>
          </table:table-cell>
          <table:table-cell office:value-type="float" office:value="20585000" calcext:value-type="float">
            <text:p>20585000</text:p>
          </table:table-cell>
          <table:table-cell office:value-type="float" office:value="21075000" calcext:value-type="float">
            <text:p>21075000</text:p>
          </table:table-cell>
          <table:table-cell office:value-type="float" office:value="20459000" calcext:value-type="float">
            <text:p>20459000</text:p>
          </table:table-cell>
          <table:table-cell office:value-type="float" office:value="20793000" calcext:value-type="float">
            <text:p>20793000</text:p>
          </table:table-cell>
          <table:table-cell office:value-type="float" office:value="4108.95528161" calcext:value-type="float">
            <text:p>4108.95528161</text:p>
          </table:table-cell>
          <table:table-cell office:value-type="float" office:value="20654000" calcext:value-type="float">
            <text:p>20654000</text:p>
          </table:table-cell>
          <table:table-cell office:value-type="float" office:value="20516000" calcext:value-type="float">
            <text:p>20516000</text:p>
          </table:table-cell>
          <table:table-cell office:value-type="float" office:value="20248572.4406649" calcext:value-type="float">
            <text:p>20248572.4406649</text:p>
          </table:table-cell>
          <table:table-cell office:value-type="float" office:value="6.05937024906055" calcext:value-type="float">
            <text:p>6.05937024906055</text:p>
          </table:table-cell>
          <table:table-cell office:value-type="float" office:value="1.00652993124818" calcext:value-type="float">
            <text:p>1.00652993124818</text:p>
          </table:table-cell>
          <table:table-cell office:value-type="float" office:value="1" calcext:value-type="float">
            <text:p>1</text:p>
          </table:table-cell>
          <table:table-cell office:value-type="float" office:value="1.11687909126687" calcext:value-type="float">
            <text:p>1.11687909126687</text:p>
          </table:table-cell>
          <table:table-cell office:value-type="float" office:value="1.57871994700393" calcext:value-type="float">
            <text:p>1.57871994700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4T09:00:00" calcext:value-type="date">
            <text:p>2020-12-14 09:00:00</text:p>
          </table:table-cell>
          <table:table-cell office:value-type="float" office:value="20786000" calcext:value-type="float">
            <text:p>20786000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0610000" calcext:value-type="float">
            <text:p>20610000</text:p>
          </table:table-cell>
          <table:table-cell office:value-type="float" office:value="20939000" calcext:value-type="float">
            <text:p>20939000</text:p>
          </table:table-cell>
          <table:table-cell office:value-type="float" office:value="3105.38941519" calcext:value-type="float">
            <text:p>3105.38941519</text:p>
          </table:table-cell>
          <table:table-cell office:value-type="float" office:value="21194000" calcext:value-type="float">
            <text:p>21194000</text:p>
          </table:table-cell>
          <table:table-cell office:value-type="float" office:value="20378000" calcext:value-type="float">
            <text:p>20378000</text:p>
          </table:table-cell>
          <table:table-cell office:value-type="float" office:value="20430048.2942035" calcext:value-type="float">
            <text:p>20430048.2942035</text:p>
          </table:table-cell>
          <table:table-cell office:value-type="float" office:value="12.2211366226978" calcext:value-type="float">
            <text:p>12.2211366226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687909126687" calcext:value-type="float">
            <text:p>1.11687909126687</text:p>
          </table:table-cell>
          <table:table-cell office:value-type="float" office:value="1.57871994700393" calcext:value-type="float">
            <text:p>1.578719947003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5T09:00:00" calcext:value-type="date">
            <text:p>2020-12-15 09:00:00</text:p>
          </table:table-cell>
          <table:table-cell office:value-type="float" office:value="20927000" calcext:value-type="float">
            <text:p>20927000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20805000" calcext:value-type="float">
            <text:p>20805000</text:p>
          </table:table-cell>
          <table:table-cell office:value-type="float" office:value="21103000" calcext:value-type="float">
            <text:p>21103000</text:p>
          </table:table-cell>
          <table:table-cell office:value-type="float" office:value="3886.60330202" calcext:value-type="float">
            <text:p>3886.60330202</text:p>
          </table:table-cell>
          <table:table-cell office:value-type="float" office:value="21164000" calcext:value-type="float">
            <text:p>21164000</text:p>
          </table:table-cell>
          <table:table-cell office:value-type="float" office:value="20690000" calcext:value-type="float">
            <text:p>20690000</text:p>
          </table:table-cell>
          <table:table-cell office:value-type="float" office:value="20599698.8630684" calcext:value-type="float">
            <text:p>20599698.8630684</text:p>
          </table:table-cell>
          <table:table-cell office:value-type="float" office:value="12.6697152546231" calcext:value-type="float">
            <text:p>12.6697152546231</text:p>
          </table:table-cell>
          <table:table-cell office:value-type="float" office:value="0.996917747117747" calcext:value-type="float">
            <text:p>0.996917747117747</text:p>
          </table:table-cell>
          <table:table-cell office:value-type="float" office:value="1" calcext:value-type="float">
            <text:p>1</text:p>
          </table:table-cell>
          <table:table-cell office:value-type="float" office:value="1.11343658746869" calcext:value-type="float">
            <text:p>1.11343658746869</text:p>
          </table:table-cell>
          <table:table-cell office:value-type="float" office:value="1.8820792211223" calcext:value-type="float">
            <text:p>1.8820792211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6T09:00:00" calcext:value-type="date">
            <text:p>2020-12-16 09:00:00</text:p>
          </table:table-cell>
          <table:table-cell office:value-type="float" office:value="21103000" calcext:value-type="float">
            <text:p>21103000</text:p>
          </table:table-cell>
          <table:table-cell office:value-type="float" office:value="23033000" calcext:value-type="float">
            <text:p>23033000</text:p>
          </table:table-cell>
          <table:table-cell office:value-type="float" office:value="20900000" calcext:value-type="float">
            <text:p>20900000</text:p>
          </table:table-cell>
          <table:table-cell office:value-type="float" office:value="22888000" calcext:value-type="float">
            <text:p>22888000</text:p>
          </table:table-cell>
          <table:table-cell office:value-type="float" office:value="10828.41456524" calcext:value-type="float">
            <text:p>10828.41456524</text:p>
          </table:table-cell>
          <table:table-cell office:value-type="float" office:value="21389000" calcext:value-type="float">
            <text:p>21389000</text:p>
          </table:table-cell>
          <table:table-cell office:value-type="float" office:value="20817000" calcext:value-type="float">
            <text:p>20817000</text:p>
          </table:table-cell>
          <table:table-cell office:value-type="float" office:value="20767465.9088877" calcext:value-type="float">
            <text:p>20767465.9088877</text:p>
          </table:table-cell>
          <table:table-cell office:value-type="float" office:value="9.44434652350832" calcext:value-type="float">
            <text:p>9.44434652350832</text:p>
          </table:table-cell>
          <table:table-cell office:value-type="float" office:value="1.06988275281687" calcext:value-type="float">
            <text:p>1.06988275281687</text:p>
          </table:table-cell>
          <table:table-cell office:value-type="float" office:value="1" calcext:value-type="float">
            <text:p>1</text:p>
          </table:table-cell>
          <table:table-cell office:value-type="float" office:value="1.19124660128802" calcext:value-type="float">
            <text:p>1.19124660128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7T09:00:00" calcext:value-type="date">
            <text:p>2020-12-17 09:00:00</text:p>
          </table:table-cell>
          <table:table-cell office:value-type="float" office:value="22881000" calcext:value-type="float">
            <text:p>22881000</text:p>
          </table:table-cell>
          <table:table-cell office:value-type="float" office:value="25768000" calcext:value-type="float">
            <text:p>25768000</text:p>
          </table:table-cell>
          <table:table-cell office:value-type="float" office:value="22473000" calcext:value-type="float">
            <text:p>22473000</text:p>
          </table:table-cell>
          <table:table-cell office:value-type="float" office:value="24743000" calcext:value-type="float">
            <text:p>24743000</text:p>
          </table:table-cell>
          <table:table-cell office:value-type="float" office:value="18025.94451036" calcext:value-type="float">
            <text:p>18025.94451036</text:p>
          </table:table-cell>
          <table:table-cell office:value-type="float" office:value="23229000" calcext:value-type="float">
            <text:p>23229000</text:p>
          </table:table-cell>
          <table:table-cell office:value-type="float" office:value="22533000" calcext:value-type="float">
            <text:p>22533000</text:p>
          </table:table-cell>
          <table:table-cell office:value-type="float" office:value="21474310.6064178" calcext:value-type="float">
            <text:p>21474310.6064178</text:p>
          </table:table-cell>
          <table:table-cell office:value-type="float" office:value="7.32624385950228" calcext:value-type="float">
            <text:p>7.32624385950228</text:p>
          </table:table-cell>
          <table:table-cell office:value-type="float" office:value="1.06497714925309" calcext:value-type="float">
            <text:p>1.06497714925309</text:p>
          </table:table-cell>
          <table:table-cell office:value-type="float" office:value="1" calcext:value-type="float">
            <text:p>1</text:p>
          </table:table-cell>
          <table:table-cell office:value-type="float" office:value="1.26865040949715" calcext:value-type="float">
            <text:p>1.268650409497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8T09:00:00" calcext:value-type="date">
            <text:p>2020-12-18 09:00:00</text:p>
          </table:table-cell>
          <table:table-cell office:value-type="float" office:value="24737000" calcext:value-type="float">
            <text:p>24737000</text:p>
          </table:table-cell>
          <table:table-cell office:value-type="float" office:value="25247000" calcext:value-type="float">
            <text:p>25247000</text:p>
          </table:table-cell>
          <table:table-cell office:value-type="float" office:value="24360000" calcext:value-type="float">
            <text:p>24360000</text:p>
          </table:table-cell>
          <table:table-cell office:value-type="float" office:value="25151000" calcext:value-type="float">
            <text:p>25151000</text:p>
          </table:table-cell>
          <table:table-cell office:value-type="float" office:value="6288.93892328" calcext:value-type="float">
            <text:p>6288.93892328</text:p>
          </table:table-cell>
          <table:table-cell office:value-type="float" office:value="26170000" calcext:value-type="float">
            <text:p>26170000</text:p>
          </table:table-cell>
          <table:table-cell office:value-type="float" office:value="23304000" calcext:value-type="float">
            <text:p>23304000</text:p>
          </table:table-cell>
          <table:table-cell office:value-type="float" office:value="22563873.7381182" calcext:value-type="float">
            <text:p>22563873.7381182</text:p>
          </table:table-cell>
          <table:table-cell office:value-type="float" office:value="2.00383640887499" calcext:value-type="float">
            <text:p>2.00383640887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6865040949715" calcext:value-type="float">
            <text:p>1.268650409497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9T09:00:00" calcext:value-type="date">
            <text:p>2020-12-19 09:00:00</text:p>
          </table:table-cell>
          <table:table-cell office:value-type="float" office:value="25151000" calcext:value-type="float">
            <text:p>25151000</text:p>
          </table:table-cell>
          <table:table-cell office:value-type="float" office:value="26410000" calcext:value-type="float">
            <text:p>26410000</text:p>
          </table:table-cell>
          <table:table-cell office:value-type="float" office:value="24947000" calcext:value-type="float">
            <text:p>24947000</text:p>
          </table:table-cell>
          <table:table-cell office:value-type="float" office:value="26169000" calcext:value-type="float">
            <text:p>26169000</text:p>
          </table:table-cell>
          <table:table-cell office:value-type="float" office:value="7210.72919997" calcext:value-type="float">
            <text:p>7210.72919997</text:p>
          </table:table-cell>
          <table:table-cell office:value-type="float" office:value="25624000" calcext:value-type="float">
            <text:p>25624000</text:p>
          </table:table-cell>
          <table:table-cell office:value-type="float" office:value="24678000" calcext:value-type="float">
            <text:p>24678000</text:p>
          </table:table-cell>
          <table:table-cell office:value-type="float" office:value="23426249.1590126" calcext:value-type="float">
            <text:p>23426249.1590126</text:p>
          </table:table-cell>
          <table:table-cell office:value-type="float" office:value="1.65950491088005" calcext:value-type="float">
            <text:p>1.65950491088005</text:p>
          </table:table-cell>
          <table:table-cell office:value-type="float" office:value="1.02106912269747" calcext:value-type="float">
            <text:p>1.02106912269747</text:p>
          </table:table-cell>
          <table:table-cell office:value-type="float" office:value="1" calcext:value-type="float">
            <text:p>1</text:p>
          </table:table-cell>
          <table:table-cell office:value-type="float" office:value="1.29537976063504" calcext:value-type="float">
            <text:p>1.29537976063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0T09:00:00" calcext:value-type="date">
            <text:p>2020-12-20 09:00:00</text:p>
          </table:table-cell>
          <table:table-cell office:value-type="float" office:value="26169000" calcext:value-type="float">
            <text:p>26169000</text:p>
          </table:table-cell>
          <table:table-cell office:value-type="float" office:value="26562000" calcext:value-type="float">
            <text:p>26562000</text:p>
          </table:table-cell>
          <table:table-cell office:value-type="float" office:value="25422000" calcext:value-type="float">
            <text:p>25422000</text:p>
          </table:table-cell>
          <table:table-cell office:value-type="float" office:value="25880000" calcext:value-type="float">
            <text:p>25880000</text:p>
          </table:table-cell>
          <table:table-cell office:value-type="float" office:value="6316.48585428" calcext:value-type="float">
            <text:p>6316.48585428</text:p>
          </table:table-cell>
          <table:table-cell office:value-type="float" office:value="26614000" calcext:value-type="float">
            <text:p>26614000</text:p>
          </table:table-cell>
          <table:table-cell office:value-type="float" office:value="25724000" calcext:value-type="float">
            <text:p>25724000</text:p>
          </table:table-cell>
          <table:table-cell office:value-type="float" office:value="24340499.4395306" calcext:value-type="float">
            <text:p>24340499.4395306</text:p>
          </table:table-cell>
          <table:table-cell office:value-type="float" office:value="2.722358715368" calcext:value-type="float">
            <text:p>2.722358715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37976063504" calcext:value-type="float">
            <text:p>1.2953797606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1T09:00:00" calcext:value-type="date">
            <text:p>2020-12-21 09:00:00</text:p>
          </table:table-cell>
          <table:table-cell office:value-type="float" office:value="25890000" calcext:value-type="float">
            <text:p>25890000</text:p>
          </table:table-cell>
          <table:table-cell office:value-type="float" office:value="26588000" calcext:value-type="float">
            <text:p>26588000</text:p>
          </table:table-cell>
          <table:table-cell office:value-type="float" office:value="24600000" calcext:value-type="float">
            <text:p>24600000</text:p>
          </table:table-cell>
          <table:table-cell office:value-type="float" office:value="25387000" calcext:value-type="float">
            <text:p>25387000</text:p>
          </table:table-cell>
          <table:table-cell office:value-type="float" office:value="13640.52345922" calcext:value-type="float">
            <text:p>13640.52345922</text:p>
          </table:table-cell>
          <table:table-cell office:value-type="float" office:value="26741000" calcext:value-type="float">
            <text:p>26741000</text:p>
          </table:table-cell>
          <table:table-cell office:value-type="float" office:value="25039000" calcext:value-type="float">
            <text:p>25039000</text:p>
          </table:table-cell>
          <table:table-cell office:value-type="float" office:value="24853666.293091" calcext:value-type="float">
            <text:p>24853666.293091</text:p>
          </table:table-cell>
          <table:table-cell office:value-type="float" office:value="0.699306783838154" calcext:value-type="float">
            <text:p>0.699306783838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37976063504" calcext:value-type="float">
            <text:p>1.2953797606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2T09:00:00" calcext:value-type="date">
            <text:p>2020-12-22 09:00:00</text:p>
          </table:table-cell>
          <table:table-cell office:value-type="float" office:value="25387000" calcext:value-type="float">
            <text:p>25387000</text:p>
          </table:table-cell>
          <table:table-cell office:value-type="float" office:value="26828000" calcext:value-type="float">
            <text:p>26828000</text:p>
          </table:table-cell>
          <table:table-cell office:value-type="float" office:value="24925000" calcext:value-type="float">
            <text:p>24925000</text:p>
          </table:table-cell>
          <table:table-cell office:value-type="float" office:value="26776000" calcext:value-type="float">
            <text:p>26776000</text:p>
          </table:table-cell>
          <table:table-cell office:value-type="float" office:value="7994.07358308" calcext:value-type="float">
            <text:p>7994.07358308</text:p>
          </table:table-cell>
          <table:table-cell office:value-type="float" office:value="26872000" calcext:value-type="float">
            <text:p>26872000</text:p>
          </table:table-cell>
          <table:table-cell office:value-type="float" office:value="23902000" calcext:value-type="float">
            <text:p>23902000</text:p>
          </table:table-cell>
          <table:table-cell office:value-type="float" office:value="25031444.1954103" calcext:value-type="float">
            <text:p>25031444.1954103</text:p>
          </table:table-cell>
          <table:table-cell office:value-type="float" office:value="-2.41197160161219" calcext:value-type="float">
            <text:p>-2.41197160161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37976063504" calcext:value-type="float">
            <text:p>1.2953797606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3T09:00:00" calcext:value-type="date">
            <text:p>2020-12-23 09:00:00</text:p>
          </table:table-cell>
          <table:table-cell office:value-type="float" office:value="26776000" calcext:value-type="float">
            <text:p>26776000</text:p>
          </table:table-cell>
          <table:table-cell office:value-type="float" office:value="27070000" calcext:value-type="float">
            <text:p>27070000</text:p>
          </table:table-cell>
          <table:table-cell office:value-type="float" office:value="25600000" calcext:value-type="float">
            <text:p>25600000</text:p>
          </table:table-cell>
          <table:table-cell office:value-type="float" office:value="26380000" calcext:value-type="float">
            <text:p>26380000</text:p>
          </table:table-cell>
          <table:table-cell office:value-type="float" office:value="12398.44760587" calcext:value-type="float">
            <text:p>12398.44760587</text:p>
          </table:table-cell>
          <table:table-cell office:value-type="float" office:value="27290000" calcext:value-type="float">
            <text:p>27290000</text:p>
          </table:table-cell>
          <table:table-cell office:value-type="float" office:value="26262000" calcext:value-type="float">
            <text:p>26262000</text:p>
          </table:table-cell>
          <table:table-cell office:value-type="float" office:value="25612962.7969758" calcext:value-type="float">
            <text:p>25612962.7969758</text:p>
          </table:table-cell>
          <table:table-cell office:value-type="float" office:value="2.10297283462251" calcext:value-type="float">
            <text:p>2.10297283462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37976063504" calcext:value-type="float">
            <text:p>1.2953797606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4T09:00:00" calcext:value-type="date">
            <text:p>2020-12-24 09:00:00</text:p>
          </table:table-cell>
          <table:table-cell office:value-type="float" office:value="26380000" calcext:value-type="float">
            <text:p>26380000</text:p>
          </table:table-cell>
          <table:table-cell office:value-type="float" office:value="26608000" calcext:value-type="float">
            <text:p>26608000</text:p>
          </table:table-cell>
          <table:table-cell office:value-type="float" office:value="25774000" calcext:value-type="float">
            <text:p>25774000</text:p>
          </table:table-cell>
          <table:table-cell office:value-type="float" office:value="26503000" calcext:value-type="float">
            <text:p>26503000</text:p>
          </table:table-cell>
          <table:table-cell office:value-type="float" office:value="6661.23736488" calcext:value-type="float">
            <text:p>6661.23736488</text:p>
          </table:table-cell>
          <table:table-cell office:value-type="float" office:value="27454000" calcext:value-type="float">
            <text:p>27454000</text:p>
          </table:table-cell>
          <table:table-cell office:value-type="float" office:value="25306000" calcext:value-type="float">
            <text:p>25306000</text:p>
          </table:table-cell>
          <table:table-cell office:value-type="float" office:value="25868641.864661" calcext:value-type="float">
            <text:p>25868641.864661</text:p>
          </table:table-cell>
          <table:table-cell office:value-type="float" office:value="0.161644316144603" calcext:value-type="float">
            <text:p>0.161644316144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37976063504" calcext:value-type="float">
            <text:p>1.2953797606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5T09:00:00" calcext:value-type="date">
            <text:p>2020-12-25 09:00:00</text:p>
          </table:table-cell>
          <table:table-cell office:value-type="float" office:value="26503000" calcext:value-type="float">
            <text:p>26503000</text:p>
          </table:table-cell>
          <table:table-cell office:value-type="float" office:value="27271000" calcext:value-type="float">
            <text:p>27271000</text:p>
          </table:table-cell>
          <table:table-cell office:value-type="float" office:value="26171000" calcext:value-type="float">
            <text:p>26171000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7979.82741205" calcext:value-type="float">
            <text:p>7979.82741205</text:p>
          </table:table-cell>
          <table:table-cell office:value-type="float" office:value="27214000" calcext:value-type="float">
            <text:p>27214000</text:p>
          </table:table-cell>
          <table:table-cell office:value-type="float" office:value="25792000" calcext:value-type="float">
            <text:p>25792000</text:p>
          </table:table-cell>
          <table:table-cell office:value-type="float" office:value="26080094.5764464" calcext:value-type="float">
            <text:p>26080094.5764464</text:p>
          </table:table-cell>
          <table:table-cell office:value-type="float" office:value="0.0918861598947984" calcext:value-type="float">
            <text:p>0.091886159894798</text:p>
          </table:table-cell>
          <table:table-cell office:value-type="float" office:value="0.996419387080179" calcext:value-type="float">
            <text:p>0.996419387080179</text:p>
          </table:table-cell>
          <table:table-cell office:value-type="float" office:value="1" calcext:value-type="float">
            <text:p>1</text:p>
          </table:table-cell>
          <table:table-cell office:value-type="float" office:value="1.29074150712804" calcext:value-type="float">
            <text:p>1.29074150712804</text:p>
          </table:table-cell>
          <table:table-cell office:value-type="float" office:value="0.358061291982063" calcext:value-type="float">
            <text:p>0.358061291982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6T09:00:00" calcext:value-type="date">
            <text:p>2020-12-26 09:00:00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29524000" calcext:value-type="float">
            <text:p>29524000</text:p>
          </table:table-cell>
          <table:table-cell office:value-type="float" office:value="26983000" calcext:value-type="float">
            <text:p>26983000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9647.7742254" calcext:value-type="float">
            <text:p>9647.7742254</text:p>
          </table:table-cell>
          <table:table-cell office:value-type="float" office:value="27603000" calcext:value-type="float">
            <text:p>27603000</text:p>
          </table:table-cell>
          <table:table-cell office:value-type="float" office:value="26641000" calcext:value-type="float">
            <text:p>26641000</text:p>
          </table:table-cell>
          <table:table-cell office:value-type="float" office:value="26427396.3843039" calcext:value-type="float">
            <text:p>26427396.3843039</text:p>
          </table:table-cell>
          <table:table-cell office:value-type="float" office:value="1.57251673584321" calcext:value-type="float">
            <text:p>1.57251673584321</text:p>
          </table:table-cell>
          <table:table-cell office:value-type="float" office:value="1.06410460457197" calcext:value-type="float">
            <text:p>1.06410460457197</text:p>
          </table:table-cell>
          <table:table-cell office:value-type="float" office:value="1" calcext:value-type="float">
            <text:p>1</text:p>
          </table:table-cell>
          <table:table-cell office:value-type="float" office:value="1.3734839810471" calcext:value-type="float">
            <text:p>1.3734839810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7T09:00:00" calcext:value-type="date">
            <text:p>2020-12-27 09:00:00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1800000" calcext:value-type="float">
            <text:p>31800000</text:p>
          </table:table-cell>
          <table:table-cell office:value-type="float" office:value="28802000" calcext:value-type="float">
            <text:p>28802000</text:p>
          </table:table-cell>
          <table:table-cell office:value-type="float" office:value="29319000" calcext:value-type="float">
            <text:p>29319000</text:p>
          </table:table-cell>
          <table:table-cell office:value-type="float" office:value="19899.62591421" calcext:value-type="float">
            <text:p>19899.62591421</text:p>
          </table:table-cell>
          <table:table-cell office:value-type="float" office:value="29663000" calcext:value-type="float">
            <text:p>29663000</text:p>
          </table:table-cell>
          <table:table-cell office:value-type="float" office:value="29093000" calcext:value-type="float">
            <text:p>29093000</text:p>
          </table:table-cell>
          <table:table-cell office:value-type="float" office:value="27410930.9228811" calcext:value-type="float">
            <text:p>27410930.9228811</text:p>
          </table:table-cell>
          <table:table-cell office:value-type="float" office:value="1.61909392663746" calcext:value-type="float">
            <text:p>1.61909392663746</text:p>
          </table:table-cell>
          <table:table-cell office:value-type="float" office:value="0.98820306105249" calcext:value-type="float">
            <text:p>0.98820306105249</text:p>
          </table:table-cell>
          <table:table-cell office:value-type="float" office:value="1" calcext:value-type="float">
            <text:p>1</text:p>
          </table:table-cell>
          <table:table-cell office:value-type="float" office:value="1.35728107437731" calcext:value-type="float">
            <text:p>1.35728107437731</text:p>
          </table:table-cell>
          <table:table-cell office:value-type="float" office:value="1.17969389475102" calcext:value-type="float">
            <text:p>1.17969389475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8T09:00:00" calcext:value-type="date">
            <text:p>2020-12-28 09:00:00</text:p>
          </table:table-cell>
          <table:table-cell office:value-type="float" office:value="29347000" calcext:value-type="float">
            <text:p>29347000</text:p>
          </table:table-cell>
          <table:table-cell office:value-type="float" office:value="30587000" calcext:value-type="float">
            <text:p>30587000</text:p>
          </table:table-cell>
          <table:table-cell office:value-type="float" office:value="29167000" calcext:value-type="float">
            <text:p>29167000</text:p>
          </table:table-cell>
          <table:table-cell office:value-type="float" office:value="30249000" calcext:value-type="float">
            <text:p>30249000</text:p>
          </table:table-cell>
          <table:table-cell office:value-type="float" office:value="8175.15992343" calcext:value-type="float">
            <text:p>8175.15992343</text:p>
          </table:table-cell>
          <table:table-cell office:value-type="float" office:value="32286000" calcext:value-type="float">
            <text:p>32286000</text:p>
          </table:table-cell>
          <table:table-cell office:value-type="float" office:value="26408000" calcext:value-type="float">
            <text:p>26408000</text:p>
          </table:table-cell>
          <table:table-cell office:value-type="float" office:value="28046953.9485926" calcext:value-type="float">
            <text:p>28046953.9485926</text:p>
          </table:table-cell>
          <table:table-cell office:value-type="float" office:value="-6.68180216927789" calcext:value-type="float">
            <text:p>-6.68180216927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5728107437731" calcext:value-type="float">
            <text:p>1.35728107437731</text:p>
          </table:table-cell>
          <table:table-cell office:value-type="float" office:value="1.17969389475102" calcext:value-type="float">
            <text:p>1.17969389475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9T09:00:00" calcext:value-type="date">
            <text:p>2020-12-29 09:00:00</text:p>
          </table:table-cell>
          <table:table-cell office:value-type="float" office:value="30219000" calcext:value-type="float">
            <text:p>30219000</text:p>
          </table:table-cell>
          <table:table-cell office:value-type="float" office:value="30520000" calcext:value-type="float">
            <text:p>30520000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0498000" calcext:value-type="float">
            <text:p>30498000</text:p>
          </table:table-cell>
          <table:table-cell office:value-type="float" office:value="7302.22061609" calcext:value-type="float">
            <text:p>7302.22061609</text:p>
          </table:table-cell>
          <table:table-cell office:value-type="float" office:value="30737000" calcext:value-type="float">
            <text:p>30737000</text:p>
          </table:table-cell>
          <table:table-cell office:value-type="float" office:value="29701000" calcext:value-type="float">
            <text:p>29701000</text:p>
          </table:table-cell>
          <table:table-cell office:value-type="float" office:value="28780969.2990656" calcext:value-type="float">
            <text:p>28780969.2990656</text:p>
          </table:table-cell>
          <table:table-cell office:value-type="float" office:value="-3.85740898427059" calcext:value-type="float">
            <text:p>-3.85740898427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5728107437731" calcext:value-type="float">
            <text:p>1.35728107437731</text:p>
          </table:table-cell>
          <table:table-cell office:value-type="float" office:value="1.17969389475102" calcext:value-type="float">
            <text:p>1.17969389475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30T09:00:00" calcext:value-type="date">
            <text:p>2020-12-30 09:00:00</text:p>
          </table:table-cell>
          <table:table-cell office:value-type="float" office:value="30498000" calcext:value-type="float">
            <text:p>30498000</text:p>
          </table:table-cell>
          <table:table-cell office:value-type="float" office:value="31999000" calcext:value-type="float">
            <text:p>31999000</text:p>
          </table:table-cell>
          <table:table-cell office:value-type="float" office:value="30333000" calcext:value-type="float">
            <text:p>30333000</text:p>
          </table:table-cell>
          <table:table-cell office:value-type="float" office:value="31891000" calcext:value-type="float">
            <text:p>31891000</text:p>
          </table:table-cell>
          <table:table-cell office:value-type="float" office:value="10282.82280481" calcext:value-type="float">
            <text:p>10282.82280481</text:p>
          </table:table-cell>
          <table:table-cell office:value-type="float" office:value="31711000" calcext:value-type="float">
            <text:p>31711000</text:p>
          </table:table-cell>
          <table:table-cell office:value-type="float" office:value="29285000" calcext:value-type="float">
            <text:p>29285000</text:p>
          </table:table-cell>
          <table:table-cell office:value-type="float" office:value="29353312.8660458" calcext:value-type="float">
            <text:p>29353312.8660458</text:p>
          </table:table-cell>
          <table:table-cell office:value-type="float" office:value="-1.32237510861779" calcext:value-type="float">
            <text:p>-1.32237510861779</text:p>
          </table:table-cell>
          <table:table-cell office:value-type="float" office:value="1.00547626375706" calcext:value-type="float">
            <text:p>1.00547626375706</text:p>
          </table:table-cell>
          <table:table-cell office:value-type="float" office:value="1" calcext:value-type="float">
            <text:p>1</text:p>
          </table:table-cell>
          <table:table-cell office:value-type="float" office:value="1.36471390353306" calcext:value-type="float">
            <text:p>1.36471390353306</text:p>
          </table:table-cell>
          <table:table-cell office:value-type="float" office:value="0.638527833965674" calcext:value-type="float">
            <text:p>0.6385278339656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31T09:00:00" calcext:value-type="date">
            <text:p>2020-12-31 09:00:00</text:p>
          </table:table-cell>
          <table:table-cell office:value-type="float" office:value="31923000" calcext:value-type="float">
            <text:p>31923000</text:p>
          </table:table-cell>
          <table:table-cell office:value-type="float" office:value="32386000" calcext:value-type="float">
            <text:p>32386000</text:p>
          </table:table-cell>
          <table:table-cell office:value-type="float" office:value="31300000" calcext:value-type="float">
            <text:p>31300000</text:p>
          </table:table-cell>
          <table:table-cell office:value-type="float" office:value="32042000" calcext:value-type="float">
            <text:p>32042000</text:p>
          </table:table-cell>
          <table:table-cell office:value-type="float" office:value="8041.24807411" calcext:value-type="float">
            <text:p>8041.24807411</text:p>
          </table:table-cell>
          <table:table-cell office:value-type="float" office:value="32196000" calcext:value-type="float">
            <text:p>32196000</text:p>
          </table:table-cell>
          <table:table-cell office:value-type="float" office:value="31650000" calcext:value-type="float">
            <text:p>31650000</text:p>
          </table:table-cell>
          <table:table-cell office:value-type="float" office:value="30199208.5773659" calcext:value-type="float">
            <text:p>30199208.5773659</text:p>
          </table:table-cell>
          <table:table-cell office:value-type="float" office:value="3.78113108147021" calcext:value-type="float">
            <text:p>3.78113108147021</text:p>
          </table:table-cell>
          <table:table-cell office:value-type="float" office:value="0.995016797117654" calcext:value-type="float">
            <text:p>0.995016797117654</text:p>
          </table:table-cell>
          <table:table-cell office:value-type="float" office:value="1" calcext:value-type="float">
            <text:p>1</text:p>
          </table:table-cell>
          <table:table-cell office:value-type="float" office:value="1.35791325727539" calcext:value-type="float">
            <text:p>1.35791325727539</text:p>
          </table:table-cell>
          <table:table-cell office:value-type="float" office:value="1.13366620845756" calcext:value-type="float">
            <text:p>1.1336662084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1T09:00:00" calcext:value-type="date">
            <text:p>2021-01-01 09:00:00</text:p>
          </table:table-cell>
          <table:table-cell office:value-type="float" office:value="32037000" calcext:value-type="float">
            <text:p>32037000</text:p>
          </table:table-cell>
          <table:table-cell office:value-type="float" office:value="32599000" calcext:value-type="float">
            <text:p>32599000</text:p>
          </table:table-cell>
          <table:table-cell office:value-type="float" office:value="31800000" calcext:value-type="float">
            <text:p>31800000</text:p>
          </table:table-cell>
          <table:table-cell office:value-type="float" office:value="32296000" calcext:value-type="float">
            <text:p>32296000</text:p>
          </table:table-cell>
          <table:table-cell office:value-type="float" office:value="5752.49421559" calcext:value-type="float">
            <text:p>5752.49421559</text:p>
          </table:table-cell>
          <table:table-cell office:value-type="float" office:value="33004000" calcext:value-type="float">
            <text:p>33004000</text:p>
          </table:table-cell>
          <table:table-cell office:value-type="float" office:value="31070000" calcext:value-type="float">
            <text:p>31070000</text:p>
          </table:table-cell>
          <table:table-cell office:value-type="float" office:value="30813472.3849116" calcext:value-type="float">
            <text:p>30813472.3849116</text:p>
          </table:table-cell>
          <table:table-cell office:value-type="float" office:value="3.22608918751912" calcext:value-type="float">
            <text:p>3.22608918751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5791325727539" calcext:value-type="float">
            <text:p>1.35791325727539</text:p>
          </table:table-cell>
          <table:table-cell office:value-type="float" office:value="1.13366620845756" calcext:value-type="float">
            <text:p>1.13366620845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2T09:00:00" calcext:value-type="date">
            <text:p>2021-01-02 09:00:00</text:p>
          </table:table-cell>
          <table:table-cell office:value-type="float" office:value="32295000" calcext:value-type="float">
            <text:p>32295000</text:p>
          </table:table-cell>
          <table:table-cell office:value-type="float" office:value="36600000" calcext:value-type="float">
            <text:p>36600000</text:p>
          </table:table-cell>
          <table:table-cell office:value-type="float" office:value="31920000" calcext:value-type="float">
            <text:p>31920000</text:p>
          </table:table-cell>
          <table:table-cell office:value-type="float" office:value="35700000" calcext:value-type="float">
            <text:p>35700000</text:p>
          </table:table-cell>
          <table:table-cell office:value-type="float" office:value="17451.16767774" calcext:value-type="float">
            <text:p>17451.16767774</text:p>
          </table:table-cell>
          <table:table-cell office:value-type="float" office:value="32835000" calcext:value-type="float">
            <text:p>32835000</text:p>
          </table:table-cell>
          <table:table-cell office:value-type="float" office:value="31755000" calcext:value-type="float">
            <text:p>31755000</text:p>
          </table:table-cell>
          <table:table-cell office:value-type="float" office:value="31307648.2566082" calcext:value-type="float">
            <text:p>31307648.2566082</text:p>
          </table:table-cell>
          <table:table-cell office:value-type="float" office:value="2.43823136767997" calcext:value-type="float">
            <text:p>2.43823136767997</text:p>
          </table:table-cell>
          <table:table-cell office:value-type="float" office:value="1.08705445408863" calcext:value-type="float">
            <text:p>1.08705445408863</text:p>
          </table:table-cell>
          <table:table-cell office:value-type="float" office:value="1" calcext:value-type="float">
            <text:p>1</text:p>
          </table:table-cell>
          <table:table-cell office:value-type="float" office:value="1.47612565458721" calcext:value-type="float">
            <text:p>1.476125654587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3T09:00:00" calcext:value-type="date">
            <text:p>2021-01-03 09:00:00</text:p>
          </table:table-cell>
          <table:table-cell office:value-type="float" office:value="35700000" calcext:value-type="float">
            <text:p>35700000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5500000" calcext:value-type="float">
            <text:p>35500000</text:p>
          </table:table-cell>
          <table:table-cell office:value-type="float" office:value="37537000" calcext:value-type="float">
            <text:p>37537000</text:p>
          </table:table-cell>
          <table:table-cell office:value-type="float" office:value="25381.50662267" calcext:value-type="float">
            <text:p>25381.50662267</text:p>
          </table:table-cell>
          <table:table-cell office:value-type="float" office:value="36975000" calcext:value-type="float">
            <text:p>36975000</text:p>
          </table:table-cell>
          <table:table-cell office:value-type="float" office:value="34425000" calcext:value-type="float">
            <text:p>34425000</text:p>
          </table:table-cell>
          <table:table-cell office:value-type="float" office:value="32771765.5044065" calcext:value-type="float">
            <text:p>32771765.5044065</text:p>
          </table:table-cell>
          <table:table-cell office:value-type="float" office:value="0.584153596262269" calcext:value-type="float">
            <text:p>0.584153596262269</text:p>
          </table:table-cell>
          <table:table-cell office:value-type="float" office:value="1.01499945909398" calcext:value-type="float">
            <text:p>1.01499945909398</text:p>
          </table:table-cell>
          <table:table-cell office:value-type="float" office:value="1" calcext:value-type="float">
            <text:p>1</text:p>
          </table:table-cell>
          <table:table-cell office:value-type="float" office:value="1.49826674096077" calcext:value-type="float">
            <text:p>1.498266740960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4T09:00:00" calcext:value-type="date">
            <text:p>2021-01-04 09:00:00</text:p>
          </table:table-cell>
          <table:table-cell office:value-type="float" office:value="37537000" calcext:value-type="float">
            <text:p>37537000</text:p>
          </table:table-cell>
          <table:table-cell office:value-type="float" office:value="38476000" calcext:value-type="float">
            <text:p>38476000</text:p>
          </table:table-cell>
          <table:table-cell office:value-type="float" office:value="33000000" calcext:value-type="float">
            <text:p>33000000</text:p>
          </table:table-cell>
          <table:table-cell office:value-type="float" office:value="36460000" calcext:value-type="float">
            <text:p>36460000</text:p>
          </table:table-cell>
          <table:table-cell office:value-type="float" office:value="23598.19458956" calcext:value-type="float">
            <text:p>23598.19458956</text:p>
          </table:table-cell>
          <table:table-cell office:value-type="float" office:value="39653000" calcext:value-type="float">
            <text:p>39653000</text:p>
          </table:table-cell>
          <table:table-cell office:value-type="float" office:value="35421000" calcext:value-type="float">
            <text:p>35421000</text:p>
          </table:table-cell>
          <table:table-cell office:value-type="float" office:value="34360177.0029384" calcext:value-type="float">
            <text:p>34360177.0029384</text:p>
          </table:table-cell>
          <table:table-cell office:value-type="float" office:value="-1.70917758665071" calcext:value-type="float">
            <text:p>-1.70917758665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826674096077" calcext:value-type="float">
            <text:p>1.498266740960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5T09:00:00" calcext:value-type="date">
            <text:p>2021-01-05 09:00:00</text:p>
          </table:table-cell>
          <table:table-cell office:value-type="float" office:value="36478000" calcext:value-type="float">
            <text:p>36478000</text:p>
          </table:table-cell>
          <table:table-cell office:value-type="float" office:value="38590000" calcext:value-type="float">
            <text:p>38590000</text:p>
          </table:table-cell>
          <table:table-cell office:value-type="float" office:value="34357000" calcext:value-type="float">
            <text:p>34357000</text:p>
          </table:table-cell>
          <table:table-cell office:value-type="float" office:value="38093000" calcext:value-type="float">
            <text:p>38093000</text:p>
          </table:table-cell>
          <table:table-cell office:value-type="float" office:value="13461.98168136" calcext:value-type="float">
            <text:p>13461.98168136</text:p>
          </table:table-cell>
          <table:table-cell office:value-type="float" office:value="40877000" calcext:value-type="float">
            <text:p>40877000</text:p>
          </table:table-cell>
          <table:table-cell office:value-type="float" office:value="32079000" calcext:value-type="float">
            <text:p>32079000</text:p>
          </table:table-cell>
          <table:table-cell office:value-type="float" office:value="35060118.0019592" calcext:value-type="float">
            <text:p>35060118.0019592</text:p>
          </table:table-cell>
          <table:table-cell office:value-type="float" office:value="-5.03915901691906" calcext:value-type="float">
            <text:p>-5.03915901691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826674096077" calcext:value-type="float">
            <text:p>1.498266740960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6T09:00:00" calcext:value-type="date">
            <text:p>2021-01-06 09:00:00</text:p>
          </table:table-cell>
          <table:table-cell office:value-type="float" office:value="38107000" calcext:value-type="float">
            <text:p>38107000</text:p>
          </table:table-cell>
          <table:table-cell office:value-type="float" office:value="41000000" calcext:value-type="float">
            <text:p>41000000</text:p>
          </table:table-cell>
          <table:table-cell office:value-type="float" office:value="37380000" calcext:value-type="float">
            <text:p>37380000</text:p>
          </table:table-cell>
          <table:table-cell office:value-type="float" office:value="40762000" calcext:value-type="float">
            <text:p>40762000</text:p>
          </table:table-cell>
          <table:table-cell office:value-type="float" office:value="15168.98069733" calcext:value-type="float">
            <text:p>15168.98069733</text:p>
          </table:table-cell>
          <table:table-cell office:value-type="float" office:value="40725000" calcext:value-type="float">
            <text:p>40725000</text:p>
          </table:table-cell>
          <table:table-cell office:value-type="float" office:value="35489000" calcext:value-type="float">
            <text:p>35489000</text:p>
          </table:table-cell>
          <table:table-cell office:value-type="float" office:value="36071078.667973" calcext:value-type="float">
            <text:p>36071078.667973</text:p>
          </table:table-cell>
          <table:table-cell office:value-type="float" office:value="-0.848093550922755" calcext:value-type="float">
            <text:p>-0.848093550922755</text:p>
          </table:table-cell>
          <table:table-cell office:value-type="float" office:value="1.00070853284223" calcext:value-type="float">
            <text:p>1.00070853284223</text:p>
          </table:table-cell>
          <table:table-cell office:value-type="float" office:value="1" calcext:value-type="float">
            <text:p>1</text:p>
          </table:table-cell>
          <table:table-cell office:value-type="float" office:value="1.49932831215317" calcext:value-type="float">
            <text:p>1.49932831215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7T09:00:00" calcext:value-type="date">
            <text:p>2021-01-07 09:00:00</text:p>
          </table:table-cell>
          <table:table-cell office:value-type="float" office:value="40764000" calcext:value-type="float">
            <text:p>40764000</text:p>
          </table:table-cell>
          <table:table-cell office:value-type="float" office:value="44990000" calcext:value-type="float">
            <text:p>44990000</text:p>
          </table:table-cell>
          <table:table-cell office:value-type="float" office:value="40250000" calcext:value-type="float">
            <text:p>40250000</text:p>
          </table:table-cell>
          <table:table-cell office:value-type="float" office:value="44698000" calcext:value-type="float">
            <text:p>44698000</text:p>
          </table:table-cell>
          <table:table-cell office:value-type="float" office:value="17201.05518572" calcext:value-type="float">
            <text:p>17201.05518572</text:p>
          </table:table-cell>
          <table:table-cell office:value-type="float" office:value="41729000" calcext:value-type="float">
            <text:p>41729000</text:p>
          </table:table-cell>
          <table:table-cell office:value-type="float" office:value="39799000" calcext:value-type="float">
            <text:p>39799000</text:p>
          </table:table-cell>
          <table:table-cell office:value-type="float" office:value="37634719.1119822" calcext:value-type="float">
            <text:p>37634719.1119822</text:p>
          </table:table-cell>
          <table:table-cell office:value-type="float" office:value="3.1760941069687" calcext:value-type="float">
            <text:p>3.1760941069687</text:p>
          </table:table-cell>
          <table:table-cell office:value-type="float" office:value="1.07094956025785" calcext:value-type="float">
            <text:p>1.07094956025785</text:p>
          </table:table-cell>
          <table:table-cell office:value-type="float" office:value="1" calcext:value-type="float">
            <text:p>1</text:p>
          </table:table-cell>
          <table:table-cell office:value-type="float" office:value="1.60570499658259" calcext:value-type="float">
            <text:p>1.60570499658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8T09:00:00" calcext:value-type="date">
            <text:p>2021-01-08 09:00:00</text:p>
          </table:table-cell>
          <table:table-cell office:value-type="float" office:value="44698000" calcext:value-type="float">
            <text:p>44698000</text:p>
          </table:table-cell>
          <table:table-cell office:value-type="float" office:value="48550000" calcext:value-type="float">
            <text:p>48550000</text:p>
          </table:table-cell>
          <table:table-cell office:value-type="float" office:value="42271000" calcext:value-type="float">
            <text:p>42271000</text:p>
          </table:table-cell>
          <table:table-cell office:value-type="float" office:value="47215000" calcext:value-type="float">
            <text:p>47215000</text:p>
          </table:table-cell>
          <table:table-cell office:value-type="float" office:value="21891.12558504" calcext:value-type="float">
            <text:p>21891.12558504</text:p>
          </table:table-cell>
          <table:table-cell office:value-type="float" office:value="45504000" calcext:value-type="float">
            <text:p>45504000</text:p>
          </table:table-cell>
          <table:table-cell office:value-type="float" office:value="43892000" calcext:value-type="float">
            <text:p>43892000</text:p>
          </table:table-cell>
          <table:table-cell office:value-type="float" office:value="39989146.074655" calcext:value-type="float">
            <text:p>39989146.074655</text:p>
          </table:table-cell>
          <table:table-cell office:value-type="float" office:value="3.3870549417242" calcext:value-type="float">
            <text:p>3.3870549417242</text:p>
          </table:table-cell>
          <table:table-cell office:value-type="float" office:value="1.03740109001407" calcext:value-type="float">
            <text:p>1.03740109001407</text:p>
          </table:table-cell>
          <table:table-cell office:value-type="float" office:value="1" calcext:value-type="float">
            <text:p>1</text:p>
          </table:table-cell>
          <table:table-cell office:value-type="float" office:value="1.6657601136958" calcext:value-type="float">
            <text:p>1.6657601136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9T09:00:00" calcext:value-type="date">
            <text:p>2021-01-09 09:00:00</text:p>
          </table:table-cell>
          <table:table-cell office:value-type="float" office:value="47201000" calcext:value-type="float">
            <text:p>47201000</text:p>
          </table:table-cell>
          <table:table-cell office:value-type="float" office:value="47650000" calcext:value-type="float">
            <text:p>47650000</text:p>
          </table:table-cell>
          <table:table-cell office:value-type="float" office:value="45171000" calcext:value-type="float">
            <text:p>45171000</text:p>
          </table:table-cell>
          <table:table-cell office:value-type="float" office:value="45718000" calcext:value-type="float">
            <text:p>45718000</text:p>
          </table:table-cell>
          <table:table-cell office:value-type="float" office:value="13453.12656524" calcext:value-type="float">
            <text:p>13453.12656524</text:p>
          </table:table-cell>
          <table:table-cell office:value-type="float" office:value="50963000" calcext:value-type="float">
            <text:p>50963000</text:p>
          </table:table-cell>
          <table:table-cell office:value-type="float" office:value="43439000" calcext:value-type="float">
            <text:p>43439000</text:p>
          </table:table-cell>
          <table:table-cell office:value-type="float" office:value="42397764.0497702" calcext:value-type="float">
            <text:p>42397764.0497702</text:p>
          </table:table-cell>
          <table:table-cell office:value-type="float" office:value="1.15630434289004" calcext:value-type="float">
            <text:p>1.15630434289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657601136958" calcext:value-type="float">
            <text:p>1.66576011369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0T09:00:00" calcext:value-type="date">
            <text:p>2021-01-10 09:00:00</text:p>
          </table:table-cell>
          <table:table-cell office:value-type="float" office:value="45716000" calcext:value-type="float">
            <text:p>45716000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39500000" calcext:value-type="float">
            <text:p>39500000</text:p>
          </table:table-cell>
          <table:table-cell office:value-type="float" office:value="43404000" calcext:value-type="float">
            <text:p>43404000</text:p>
          </table:table-cell>
          <table:table-cell office:value-type="float" office:value="23031.00699245" calcext:value-type="float">
            <text:p>23031.00699245</text:p>
          </table:table-cell>
          <table:table-cell office:value-type="float" office:value="46712000" calcext:value-type="float">
            <text:p>46712000</text:p>
          </table:table-cell>
          <table:table-cell office:value-type="float" office:value="44720000" calcext:value-type="float">
            <text:p>44720000</text:p>
          </table:table-cell>
          <table:table-cell office:value-type="float" office:value="43504509.3665135" calcext:value-type="float">
            <text:p>43504509.3665135</text:p>
          </table:table-cell>
          <table:table-cell office:value-type="float" office:value="-1.98254245548716" calcext:value-type="float">
            <text:p>-1.98254245548716</text:p>
          </table:table-cell>
          <table:table-cell office:value-type="float" office:value="0.9289830792944" calcext:value-type="float">
            <text:p>0.9289830792944</text:p>
          </table:table-cell>
          <table:table-cell office:value-type="float" office:value="1" calcext:value-type="float">
            <text:p>1</text:p>
          </table:table-cell>
          <table:table-cell office:value-type="float" office:value="1.54746295978692" calcext:value-type="float">
            <text:p>1.54746295978692</text:p>
          </table:table-cell>
          <table:table-cell office:value-type="float" office:value="7.10169207056003" calcext:value-type="float">
            <text:p>7.10169207056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1T09:00:00" calcext:value-type="date">
            <text:p>2021-01-11 09:00:00</text:p>
          </table:table-cell>
          <table:table-cell office:value-type="float" office:value="43400000" calcext:value-type="float">
            <text:p>43400000</text:p>
          </table:table-cell>
          <table:table-cell office:value-type="float" office:value="43570000" calcext:value-type="float">
            <text:p>43570000</text:p>
          </table:table-cell>
          <table:table-cell office:value-type="float" office:value="35010000" calcext:value-type="float">
            <text:p>35010000</text:p>
          </table:table-cell>
          <table:table-cell office:value-type="float" office:value="40094000" calcext:value-type="float">
            <text:p>40094000</text:p>
          </table:table-cell>
          <table:table-cell office:value-type="float" office:value="50543.88221565" calcext:value-type="float">
            <text:p>50543.88221565</text:p>
          </table:table-cell>
          <table:table-cell office:value-type="float" office:value="48588000" calcext:value-type="float">
            <text:p>48588000</text:p>
          </table:table-cell>
          <table:table-cell office:value-type="float" office:value="38212000" calcext:value-type="float">
            <text:p>38212000</text:p>
          </table:table-cell>
          <table:table-cell office:value-type="float" office:value="43471006.2443423" calcext:value-type="float">
            <text:p>43471006.2443423</text:p>
          </table:table-cell>
          <table:table-cell office:value-type="float" office:value="-5.780772111901" calcext:value-type="float">
            <text:p>-5.780772111901</text:p>
          </table:table-cell>
          <table:table-cell office:value-type="float" office:value="1" calcext:value-type="float">
            <text:p>1</text:p>
          </table:table-cell>
          <table:table-cell office:value-type="float" office:value="0.952860308275552" calcext:value-type="float">
            <text:p>0.952860308275552</text:p>
          </table:table-cell>
          <table:table-cell office:value-type="float" office:value="1.47451603290756" calcext:value-type="float">
            <text:p>1.47451603290756</text:p>
          </table:table-cell>
          <table:table-cell office:value-type="float" office:value="11.4808896680766" calcext:value-type="float">
            <text:p>11.4808896680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2T09:00:00" calcext:value-type="date">
            <text:p>2021-01-12 09:00:00</text:p>
          </table:table-cell>
          <table:table-cell office:value-type="float" office:value="40094000" calcext:value-type="float">
            <text:p>40094000</text:p>
          </table:table-cell>
          <table:table-cell office:value-type="float" office:value="40888000" calcext:value-type="float">
            <text:p>40888000</text:p>
          </table:table-cell>
          <table:table-cell office:value-type="float" office:value="36654000" calcext:value-type="float">
            <text:p>36654000</text:p>
          </table:table-cell>
          <table:table-cell office:value-type="float" office:value="38577000" calcext:value-type="float">
            <text:p>38577000</text:p>
          </table:table-cell>
          <table:table-cell office:value-type="float" office:value="22472.57575829" calcext:value-type="float">
            <text:p>22472.57575829</text:p>
          </table:table-cell>
          <table:table-cell office:value-type="float" office:value="45348000" calcext:value-type="float">
            <text:p>45348000</text:p>
          </table:table-cell>
          <table:table-cell office:value-type="float" office:value="34840000" calcext:value-type="float">
            <text:p>34840000</text:p>
          </table:table-cell>
          <table:table-cell office:value-type="float" office:value="42345337.4962282" calcext:value-type="float">
            <text:p>42345337.4962282</text:p>
          </table:table-cell>
          <table:table-cell office:value-type="float" office:value="-11.1439725611623" calcext:value-type="float">
            <text:p>-11.1439725611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7451603290756" calcext:value-type="float">
            <text:p>1.47451603290756</text:p>
          </table:table-cell>
          <table:table-cell office:value-type="float" office:value="11.4808896680766" calcext:value-type="float">
            <text:p>11.4808896680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3T09:00:00" calcext:value-type="date">
            <text:p>2021-01-13 09:00:00</text:p>
          </table:table-cell>
          <table:table-cell office:value-type="float" office:value="38496000" calcext:value-type="float">
            <text:p>38496000</text:p>
          </table:table-cell>
          <table:table-cell office:value-type="float" office:value="41900000" calcext:value-type="float">
            <text:p>41900000</text:p>
          </table:table-cell>
          <table:table-cell office:value-type="float" office:value="37001000" calcext:value-type="float">
            <text:p>37001000</text:p>
          </table:table-cell>
          <table:table-cell office:value-type="float" office:value="41380000" calcext:value-type="float">
            <text:p>41380000</text:p>
          </table:table-cell>
          <table:table-cell office:value-type="float" office:value="15632.80207437" calcext:value-type="float">
            <text:p>15632.80207437</text:p>
          </table:table-cell>
          <table:table-cell office:value-type="float" office:value="41213000" calcext:value-type="float">
            <text:p>41213000</text:p>
          </table:table-cell>
          <table:table-cell office:value-type="float" office:value="35779000" calcext:value-type="float">
            <text:p>35779000</text:p>
          </table:table-cell>
          <table:table-cell office:value-type="float" office:value="41089224.9974855" calcext:value-type="float">
            <text:p>41089224.9974855</text:p>
          </table:table-cell>
          <table:table-cell office:value-type="float" office:value="-12.1376862855987" calcext:value-type="float">
            <text:p>-12.1376862855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7451603290756" calcext:value-type="float">
            <text:p>1.47451603290756</text:p>
          </table:table-cell>
          <table:table-cell office:value-type="float" office:value="11.4808896680766" calcext:value-type="float">
            <text:p>11.4808896680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4T09:00:00" calcext:value-type="date">
            <text:p>2021-01-14 09:00:00</text:p>
          </table:table-cell>
          <table:table-cell office:value-type="float" office:value="41380000" calcext:value-type="float">
            <text:p>41380000</text:p>
          </table:table-cell>
          <table:table-cell office:value-type="float" office:value="43998000" calcext:value-type="float">
            <text:p>43998000</text:p>
          </table:table-cell>
          <table:table-cell office:value-type="float" office:value="40510000" calcext:value-type="float">
            <text:p>40510000</text:p>
          </table:table-cell>
          <table:table-cell office:value-type="float" office:value="42735000" calcext:value-type="float">
            <text:p>42735000</text:p>
          </table:table-cell>
          <table:table-cell office:value-type="float" office:value="15952.88892706" calcext:value-type="float">
            <text:p>15952.88892706</text:p>
          </table:table-cell>
          <table:table-cell office:value-type="float" office:value="43395000" calcext:value-type="float">
            <text:p>43395000</text:p>
          </table:table-cell>
          <table:table-cell office:value-type="float" office:value="39365000" calcext:value-type="float">
            <text:p>39365000</text:p>
          </table:table-cell>
          <table:table-cell office:value-type="float" office:value="41186149.9983236" calcext:value-type="float">
            <text:p>41186149.9983236</text:p>
          </table:table-cell>
          <table:table-cell office:value-type="float" office:value="-5.94739631676866" calcext:value-type="float">
            <text:p>-5.94739631676866</text:p>
          </table:table-cell>
          <table:table-cell office:value-type="float" office:value="0.984590874524715" calcext:value-type="float">
            <text:p>0.984590874524715</text:p>
          </table:table-cell>
          <table:table-cell office:value-type="float" office:value="1" calcext:value-type="float">
            <text:p>1</text:p>
          </table:table-cell>
          <table:table-cell office:value-type="float" office:value="1.45179503034117" calcext:value-type="float">
            <text:p>1.45179503034117</text:p>
          </table:table-cell>
          <table:table-cell office:value-type="float" office:value="12.8448917461418" calcext:value-type="float">
            <text:p>12.8448917461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5T09:00:00" calcext:value-type="date">
            <text:p>2021-01-15 09:00:00</text:p>
          </table:table-cell>
          <table:table-cell office:value-type="float" office:value="42787000" calcext:value-type="float">
            <text:p>42787000</text:p>
          </table:table-cell>
          <table:table-cell office:value-type="float" office:value="43199000" calcext:value-type="float">
            <text:p>43199000</text:p>
          </table:table-cell>
          <table:table-cell office:value-type="float" office:value="38690000" calcext:value-type="float">
            <text:p>38690000</text:p>
          </table:table-cell>
          <table:table-cell office:value-type="float" office:value="40952000" calcext:value-type="float">
            <text:p>40952000</text:p>
          </table:table-cell>
          <table:table-cell office:value-type="float" office:value="16278.02915655" calcext:value-type="float">
            <text:p>16278.02915655</text:p>
          </table:table-cell>
          <table:table-cell office:value-type="float" office:value="44920000" calcext:value-type="float">
            <text:p>44920000</text:p>
          </table:table-cell>
          <table:table-cell office:value-type="float" office:value="40654000" calcext:value-type="float">
            <text:p>40654000</text:p>
          </table:table-cell>
          <table:table-cell office:value-type="float" office:value="41702433.3322158" calcext:value-type="float">
            <text:p>41702433.3322158</text:p>
          </table:table-cell>
          <table:table-cell office:value-type="float" office:value="-1.02021557216057" calcext:value-type="float">
            <text:p>-1.02021557216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5179503034117" calcext:value-type="float">
            <text:p>1.45179503034117</text:p>
          </table:table-cell>
          <table:table-cell office:value-type="float" office:value="12.8448917461418" calcext:value-type="float">
            <text:p>12.8448917461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6T09:00:00" calcext:value-type="date">
            <text:p>2021-01-16 09:00:00</text:p>
          </table:table-cell>
          <table:table-cell office:value-type="float" office:value="40951000" calcext:value-type="float">
            <text:p>40951000</text:p>
          </table:table-cell>
          <table:table-cell office:value-type="float" office:value="41800000" calcext:value-type="float">
            <text:p>41800000</text:p>
          </table:table-cell>
          <table:table-cell office:value-type="float" office:value="39689000" calcext:value-type="float">
            <text:p>39689000</text:p>
          </table:table-cell>
          <table:table-cell office:value-type="float" office:value="40086000" calcext:value-type="float">
            <text:p>40086000</text:p>
          </table:table-cell>
          <table:table-cell office:value-type="float" office:value="10393.3501519" calcext:value-type="float">
            <text:p>10393.3501519</text:p>
          </table:table-cell>
          <table:table-cell office:value-type="float" office:value="43625000" calcext:value-type="float">
            <text:p>43625000</text:p>
          </table:table-cell>
          <table:table-cell office:value-type="float" office:value="38277000" calcext:value-type="float">
            <text:p>38277000</text:p>
          </table:table-cell>
          <table:table-cell office:value-type="float" office:value="41452288.8881438" calcext:value-type="float">
            <text:p>41452288.8881438</text:p>
          </table:table-cell>
          <table:table-cell office:value-type="float" office:value="-2.82546398189012" calcext:value-type="float">
            <text:p>-2.82546398189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5179503034117" calcext:value-type="float">
            <text:p>1.45179503034117</text:p>
          </table:table-cell>
          <table:table-cell office:value-type="float" office:value="12.8448917461418" calcext:value-type="float">
            <text:p>12.8448917461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7T09:00:00" calcext:value-type="date">
            <text:p>2021-01-17 09:00:00</text:p>
          </table:table-cell>
          <table:table-cell office:value-type="float" office:value="40070000" calcext:value-type="float">
            <text:p>40070000</text:p>
          </table:table-cell>
          <table:table-cell office:value-type="float" office:value="40722000" calcext:value-type="float">
            <text:p>40722000</text:p>
          </table:table-cell>
          <table:table-cell office:value-type="float" office:value="38102000" calcext:value-type="float">
            <text:p>38102000</text:p>
          </table:table-cell>
          <table:table-cell office:value-type="float" office:value="39536000" calcext:value-type="float">
            <text:p>39536000</text:p>
          </table:table-cell>
          <table:table-cell office:value-type="float" office:value="9785.46995151" calcext:value-type="float">
            <text:p>9785.46995151</text:p>
          </table:table-cell>
          <table:table-cell office:value-type="float" office:value="41316000" calcext:value-type="float">
            <text:p>41316000</text:p>
          </table:table-cell>
          <table:table-cell office:value-type="float" office:value="38824000" calcext:value-type="float">
            <text:p>38824000</text:p>
          </table:table-cell>
          <table:table-cell office:value-type="float" office:value="40996859.2587626" calcext:value-type="float">
            <text:p>40996859.2587626</text:p>
          </table:table-cell>
          <table:table-cell office:value-type="float" office:value="-4.16937611543786" calcext:value-type="float">
            <text:p>-4.16937611543786</text:p>
          </table:table-cell>
          <table:table-cell office:value-type="float" office:value="1" calcext:value-type="float">
            <text:p>1</text:p>
          </table:table-cell>
          <table:table-cell office:value-type="float" office:value="0.981791096721975" calcext:value-type="float">
            <text:p>0.981791096721975</text:p>
          </table:table-cell>
          <table:table-cell office:value-type="float" office:value="1.42535943505417" calcext:value-type="float">
            <text:p>1.42535943505417</text:p>
          </table:table-cell>
          <table:table-cell office:value-type="float" office:value="14.4318906825222" calcext:value-type="float">
            <text:p>14.4318906825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8T09:00:00" calcext:value-type="date">
            <text:p>2021-01-18 09:00:00</text:p>
          </table:table-cell>
          <table:table-cell office:value-type="float" office:value="39536000" calcext:value-type="float">
            <text:p>39536000</text:p>
          </table:table-cell>
          <table:table-cell office:value-type="float" office:value="40999000" calcext:value-type="float">
            <text:p>40999000</text:p>
          </table:table-cell>
          <table:table-cell office:value-type="float" office:value="38699000" calcext:value-type="float">
            <text:p>38699000</text:p>
          </table:table-cell>
          <table:table-cell office:value-type="float" office:value="40008000" calcext:value-type="float">
            <text:p>40008000</text:p>
          </table:table-cell>
          <table:table-cell office:value-type="float" office:value="8374.53524546" calcext:value-type="float">
            <text:p>8374.53524546</text:p>
          </table:table-cell>
          <table:table-cell office:value-type="float" office:value="41622000" calcext:value-type="float">
            <text:p>41622000</text:p>
          </table:table-cell>
          <table:table-cell office:value-type="float" office:value="37450000" calcext:value-type="float">
            <text:p>37450000</text:p>
          </table:table-cell>
          <table:table-cell office:value-type="float" office:value="40509906.1725084" calcext:value-type="float">
            <text:p>40509906.1725084</text:p>
          </table:table-cell>
          <table:table-cell office:value-type="float" office:value="-3.88350004199663" calcext:value-type="float">
            <text:p>-3.883500041996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2535943505417" calcext:value-type="float">
            <text:p>1.42535943505417</text:p>
          </table:table-cell>
          <table:table-cell office:value-type="float" office:value="14.4318906825222" calcext:value-type="float">
            <text:p>14.4318906825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9T09:00:00" calcext:value-type="date">
            <text:p>2021-01-19 09:00:00</text:p>
          </table:table-cell>
          <table:table-cell office:value-type="float" office:value="40008000" calcext:value-type="float">
            <text:p>40008000</text:p>
          </table:table-cell>
          <table:table-cell office:value-type="float" office:value="41251000" calcext:value-type="float">
            <text:p>41251000</text:p>
          </table:table-cell>
          <table:table-cell office:value-type="float" office:value="39580000" calcext:value-type="float">
            <text:p>39580000</text:p>
          </table:table-cell>
          <table:table-cell office:value-type="float" office:value="39586000" calcext:value-type="float">
            <text:p>39586000</text:p>
          </table:table-cell>
          <table:table-cell office:value-type="float" office:value="9913.18947901" calcext:value-type="float">
            <text:p>9913.18947901</text:p>
          </table:table-cell>
          <table:table-cell office:value-type="float" office:value="41836000" calcext:value-type="float">
            <text:p>41836000</text:p>
          </table:table-cell>
          <table:table-cell office:value-type="float" office:value="38180000" calcext:value-type="float">
            <text:p>38180000</text:p>
          </table:table-cell>
          <table:table-cell office:value-type="float" office:value="40342604.1150056" calcext:value-type="float">
            <text:p>40342604.1150056</text:p>
          </table:table-cell>
          <table:table-cell office:value-type="float" office:value="-1.37171219919939" calcext:value-type="float">
            <text:p>-1.37171219919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2535943505417" calcext:value-type="float">
            <text:p>1.42535943505417</text:p>
          </table:table-cell>
          <table:table-cell office:value-type="float" office:value="14.4318906825222" calcext:value-type="float">
            <text:p>14.4318906825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0T09:00:00" calcext:value-type="date">
            <text:p>2021-01-20 09:00:00</text:p>
          </table:table-cell>
          <table:table-cell office:value-type="float" office:value="39580000" calcext:value-type="float">
            <text:p>39580000</text:p>
          </table:table-cell>
          <table:table-cell office:value-type="float" office:value="39998000" calcext:value-type="float">
            <text:p>39998000</text:p>
          </table:table-cell>
          <table:table-cell office:value-type="float" office:value="37579000" calcext:value-type="float">
            <text:p>37579000</text:p>
          </table:table-cell>
          <table:table-cell office:value-type="float" office:value="39253000" calcext:value-type="float">
            <text:p>39253000</text:p>
          </table:table-cell>
          <table:table-cell office:value-type="float" office:value="10290.52813623" calcext:value-type="float">
            <text:p>10290.52813623</text:p>
          </table:table-cell>
          <table:table-cell office:value-type="float" office:value="40829000" calcext:value-type="float">
            <text:p>40829000</text:p>
          </table:table-cell>
          <table:table-cell office:value-type="float" office:value="38331000" calcext:value-type="float">
            <text:p>38331000</text:p>
          </table:table-cell>
          <table:table-cell office:value-type="float" office:value="40090402.7433371" calcext:value-type="float">
            <text:p>40090402.7433371</text:p>
          </table:table-cell>
          <table:table-cell office:value-type="float" office:value="1.90606037799327" calcext:value-type="float">
            <text:p>1.90606037799327</text:p>
          </table:table-cell>
          <table:table-cell office:value-type="float" office:value="1" calcext:value-type="float">
            <text:p>1</text:p>
          </table:table-cell>
          <table:table-cell office:value-type="float" office:value="0.976311349450997" calcext:value-type="float">
            <text:p>0.976311349450997</text:p>
          </table:table-cell>
          <table:table-cell office:value-type="float" office:value="1.39159459349045" calcext:value-type="float">
            <text:p>1.39159459349045</text:p>
          </table:table-cell>
          <table:table-cell office:value-type="float" office:value="16.4588837222827" calcext:value-type="float">
            <text:p>16.4588837222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1T09:00:00" calcext:value-type="date">
            <text:p>2021-01-21 09:00:00</text:p>
          </table:table-cell>
          <table:table-cell office:value-type="float" office:value="39253000" calcext:value-type="float">
            <text:p>39253000</text:p>
          </table:table-cell>
          <table:table-cell office:value-type="float" office:value="39329000" calcext:value-type="float">
            <text:p>39329000</text:p>
          </table:table-cell>
          <table:table-cell office:value-type="float" office:value="33867000" calcext:value-type="float">
            <text:p>33867000</text:p>
          </table:table-cell>
          <table:table-cell office:value-type="float" office:value="34519000" calcext:value-type="float">
            <text:p>34519000</text:p>
          </table:table-cell>
          <table:table-cell office:value-type="float" office:value="18816.54602062" calcext:value-type="float">
            <text:p>18816.54602062</text:p>
          </table:table-cell>
          <table:table-cell office:value-type="float" office:value="41345000" calcext:value-type="float">
            <text:p>41345000</text:p>
          </table:table-cell>
          <table:table-cell office:value-type="float" office:value="37161000" calcext:value-type="float">
            <text:p>37161000</text:p>
          </table:table-cell>
          <table:table-cell office:value-type="float" office:value="39811268.495558" calcext:value-type="float">
            <text:p>39811268.495558</text:p>
          </table:table-cell>
          <table:table-cell office:value-type="float" office:value="-1.63173507136771" calcext:value-type="float">
            <text:p>-1.63173507136771</text:p>
          </table:table-cell>
          <table:table-cell office:value-type="float" office:value="1" calcext:value-type="float">
            <text:p>1</text:p>
          </table:table-cell>
          <table:table-cell office:value-type="float" office:value="1.07633755902546" calcext:value-type="float">
            <text:p>1.07633755902546</text:p>
          </table:table-cell>
          <table:table-cell office:value-type="float" office:value="1.49782552791054" calcext:value-type="float">
            <text:p>1.49782552791054</text:p>
          </table:table-cell>
          <table:table-cell office:value-type="float" office:value="10.0815588273793" calcext:value-type="float">
            <text:p>10.08155882737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2T09:00:00" calcext:value-type="date">
            <text:p>2021-01-22 09:00:00</text:p>
          </table:table-cell>
          <table:table-cell office:value-type="float" office:value="34525000" calcext:value-type="float">
            <text:p>34525000</text:p>
          </table:table-cell>
          <table:table-cell office:value-type="float" office:value="37342000" calcext:value-type="float">
            <text:p>37342000</text:p>
          </table:table-cell>
          <table:table-cell office:value-type="float" office:value="31662000" calcext:value-type="float">
            <text:p>31662000</text:p>
          </table:table-cell>
          <table:table-cell office:value-type="float" office:value="36345000" calcext:value-type="float">
            <text:p>36345000</text:p>
          </table:table-cell>
          <table:table-cell office:value-type="float" office:value="21883.00423781" calcext:value-type="float">
            <text:p>21883.00423781</text:p>
          </table:table-cell>
          <table:table-cell office:value-type="float" office:value="35253000" calcext:value-type="float">
            <text:p>35253000</text:p>
          </table:table-cell>
          <table:table-cell office:value-type="float" office:value="33797000" calcext:value-type="float">
            <text:p>33797000</text:p>
          </table:table-cell>
          <table:table-cell office:value-type="float" office:value="38047178.9970387" calcext:value-type="float">
            <text:p>38047178.9970387</text:p>
          </table:table-cell>
          <table:table-cell office:value-type="float" office:value="-9.34668544637115" calcext:value-type="float">
            <text:p>-9.34668544637115</text:p>
          </table:table-cell>
          <table:table-cell office:value-type="float" office:value="1" calcext:value-type="float">
            <text:p>1</text:p>
          </table:table-cell>
          <table:table-cell office:value-type="float" office:value="0.929694070711239" calcext:value-type="float">
            <text:p>0.929694070711239</text:p>
          </table:table-cell>
          <table:table-cell office:value-type="float" office:value="1.39251951225836" calcext:value-type="float">
            <text:p>1.39251951225836</text:p>
          </table:table-cell>
          <table:table-cell office:value-type="float" office:value="16.4033583942172" calcext:value-type="float">
            <text:p>16.4033583942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3T09:00:00" calcext:value-type="date">
            <text:p>2021-01-23 09:00:00</text:p>
          </table:table-cell>
          <table:table-cell office:value-type="float" office:value="36345000" calcext:value-type="float">
            <text:p>36345000</text:p>
          </table:table-cell>
          <table:table-cell office:value-type="float" office:value="37018000" calcext:value-type="float">
            <text:p>37018000</text:p>
          </table:table-cell>
          <table:table-cell office:value-type="float" office:value="34678000" calcext:value-type="float">
            <text:p>34678000</text:p>
          </table:table-cell>
          <table:table-cell office:value-type="float" office:value="35493000" calcext:value-type="float">
            <text:p>35493000</text:p>
          </table:table-cell>
          <table:table-cell office:value-type="float" office:value="8710.02859837" calcext:value-type="float">
            <text:p>8710.02859837</text:p>
          </table:table-cell>
          <table:table-cell office:value-type="float" office:value="40205000" calcext:value-type="float">
            <text:p>40205000</text:p>
          </table:table-cell>
          <table:table-cell office:value-type="float" office:value="32485000" calcext:value-type="float">
            <text:p>32485000</text:p>
          </table:table-cell>
          <table:table-cell office:value-type="float" office:value="37479785.9980258" calcext:value-type="float">
            <text:p>37479785.9980258</text:p>
          </table:table-cell>
          <table:table-cell office:value-type="float" office:value="-1.05715922162133" calcext:value-type="float">
            <text:p>-1.05715922162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251951225836" calcext:value-type="float">
            <text:p>1.39251951225836</text:p>
          </table:table-cell>
          <table:table-cell office:value-type="float" office:value="16.4033583942172" calcext:value-type="float">
            <text:p>16.403358394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4T09:00:00" calcext:value-type="date">
            <text:p>2021-01-24 09:00:00</text:p>
          </table:table-cell>
          <table:table-cell office:value-type="float" office:value="35494000" calcext:value-type="float">
            <text:p>35494000</text:p>
          </table:table-cell>
          <table:table-cell office:value-type="float" office:value="36283000" calcext:value-type="float">
            <text:p>36283000</text:p>
          </table:table-cell>
          <table:table-cell office:value-type="float" office:value="34250000" calcext:value-type="float">
            <text:p>34250000</text:p>
          </table:table-cell>
          <table:table-cell office:value-type="float" office:value="35539000" calcext:value-type="float">
            <text:p>35539000</text:p>
          </table:table-cell>
          <table:table-cell office:value-type="float" office:value="7625.87646731" calcext:value-type="float">
            <text:p>7625.87646731</text:p>
          </table:table-cell>
          <table:table-cell office:value-type="float" office:value="36982000" calcext:value-type="float">
            <text:p>36982000</text:p>
          </table:table-cell>
          <table:table-cell office:value-type="float" office:value="34006000" calcext:value-type="float">
            <text:p>34006000</text:p>
          </table:table-cell>
          <table:table-cell office:value-type="float" office:value="36817523.9986839" calcext:value-type="float">
            <text:p>36817523.9986839</text:p>
          </table:table-cell>
          <table:table-cell office:value-type="float" office:value="0.0905481056295727" calcext:value-type="float">
            <text:p>0.090548105629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251951225836" calcext:value-type="float">
            <text:p>1.39251951225836</text:p>
          </table:table-cell>
          <table:table-cell office:value-type="float" office:value="16.4033583942172" calcext:value-type="float">
            <text:p>16.403358394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5T09:00:00" calcext:value-type="date">
            <text:p>2021-01-25 09:00:00</text:p>
          </table:table-cell>
          <table:table-cell office:value-type="float" office:value="35539000" calcext:value-type="float">
            <text:p>35539000</text:p>
          </table:table-cell>
          <table:table-cell office:value-type="float" office:value="38388000" calcext:value-type="float">
            <text:p>38388000</text:p>
          </table:table-cell>
          <table:table-cell office:value-type="float" office:value="35394000" calcext:value-type="float">
            <text:p>35394000</text:p>
          </table:table-cell>
          <table:table-cell office:value-type="float" office:value="36054000" calcext:value-type="float">
            <text:p>36054000</text:p>
          </table:table-cell>
          <table:table-cell office:value-type="float" office:value="14596.35519525" calcext:value-type="float">
            <text:p>14596.35519525</text:p>
          </table:table-cell>
          <table:table-cell office:value-type="float" office:value="37527000" calcext:value-type="float">
            <text:p>37527000</text:p>
          </table:table-cell>
          <table:table-cell office:value-type="float" office:value="33551000" calcext:value-type="float">
            <text:p>33551000</text:p>
          </table:table-cell>
          <table:table-cell office:value-type="float" office:value="36391349.3324559" calcext:value-type="float">
            <text:p>36391349.3324559</text:p>
          </table:table-cell>
          <table:table-cell office:value-type="float" office:value="1.61385059502334" calcext:value-type="float">
            <text:p>1.61385059502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251951225836" calcext:value-type="float">
            <text:p>1.39251951225836</text:p>
          </table:table-cell>
          <table:table-cell office:value-type="float" office:value="16.4033583942172" calcext:value-type="float">
            <text:p>16.403358394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6T09:00:00" calcext:value-type="date">
            <text:p>2021-01-26 09:00:00</text:p>
          </table:table-cell>
          <table:table-cell office:value-type="float" office:value="36054000" calcext:value-type="float">
            <text:p>36054000</text:p>
          </table:table-cell>
          <table:table-cell office:value-type="float" office:value="36594000" calcext:value-type="float">
            <text:p>36594000</text:p>
          </table:table-cell>
          <table:table-cell office:value-type="float" office:value="34808000" calcext:value-type="float">
            <text:p>34808000</text:p>
          </table:table-cell>
          <table:table-cell office:value-type="float" office:value="35923000" calcext:value-type="float">
            <text:p>35923000</text:p>
          </table:table-cell>
          <table:table-cell office:value-type="float" office:value="8489.58317688" calcext:value-type="float">
            <text:p>8489.58317688</text:p>
          </table:table-cell>
          <table:table-cell office:value-type="float" office:value="38533000" calcext:value-type="float">
            <text:p>38533000</text:p>
          </table:table-cell>
          <table:table-cell office:value-type="float" office:value="33575000" calcext:value-type="float">
            <text:p>33575000</text:p>
          </table:table-cell>
          <table:table-cell office:value-type="float" office:value="36278899.5549706" calcext:value-type="float">
            <text:p>36278899.5549706</text:p>
          </table:table-cell>
          <table:table-cell office:value-type="float" office:value="3.48126985742636" calcext:value-type="float">
            <text:p>3.48126985742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251951225836" calcext:value-type="float">
            <text:p>1.39251951225836</text:p>
          </table:table-cell>
          <table:table-cell office:value-type="float" office:value="16.4033583942172" calcext:value-type="float">
            <text:p>16.403358394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7T09:00:00" calcext:value-type="date">
            <text:p>2021-01-27 09:00:00</text:p>
          </table:table-cell>
          <table:table-cell office:value-type="float" office:value="35929000" calcext:value-type="float">
            <text:p>35929000</text:p>
          </table:table-cell>
          <table:table-cell office:value-type="float" office:value="36026000" calcext:value-type="float">
            <text:p>36026000</text:p>
          </table:table-cell>
          <table:table-cell office:value-type="float" office:value="33235000" calcext:value-type="float">
            <text:p>33235000</text:p>
          </table:table-cell>
          <table:table-cell office:value-type="float" office:value="34300000" calcext:value-type="float">
            <text:p>34300000</text:p>
          </table:table-cell>
          <table:table-cell office:value-type="float" office:value="9356.77161322" calcext:value-type="float">
            <text:p>9356.77161322</text:p>
          </table:table-cell>
          <table:table-cell office:value-type="float" office:value="37584000" calcext:value-type="float">
            <text:p>37584000</text:p>
          </table:table-cell>
          <table:table-cell office:value-type="float" office:value="34274000" calcext:value-type="float">
            <text:p>34274000</text:p>
          </table:table-cell>
          <table:table-cell office:value-type="float" office:value="36160266.3699804" calcext:value-type="float">
            <text:p>36160266.3699804</text:p>
          </table:table-cell>
          <table:table-cell office:value-type="float" office:value="2.73627003065405" calcext:value-type="float">
            <text:p>2.73627003065405</text:p>
          </table:table-cell>
          <table:table-cell office:value-type="float" office:value="1" calcext:value-type="float">
            <text:p>1</text:p>
          </table:table-cell>
          <table:table-cell office:value-type="float" office:value="0.999041982507289" calcext:value-type="float">
            <text:p>0.999041982507289</text:p>
          </table:table-cell>
          <table:table-cell office:value-type="float" office:value="1.39118545420668" calcext:value-type="float">
            <text:p>1.39118545420668</text:p>
          </table:table-cell>
          <table:table-cell office:value-type="float" office:value="16.4834454392074" calcext:value-type="float">
            <text:p>16.4834454392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8T09:00:00" calcext:value-type="date">
            <text:p>2021-01-28 09:00:00</text:p>
          </table:table-cell>
          <table:table-cell office:value-type="float" office:value="34293000" calcext:value-type="float">
            <text:p>34293000</text:p>
          </table:table-cell>
          <table:table-cell office:value-type="float" office:value="37186000" calcext:value-type="float">
            <text:p>37186000</text:p>
          </table:table-cell>
          <table:table-cell office:value-type="float" office:value="33726000" calcext:value-type="float">
            <text:p>33726000</text:p>
          </table:table-cell>
          <table:table-cell office:value-type="float" office:value="36624000" calcext:value-type="float">
            <text:p>36624000</text:p>
          </table:table-cell>
          <table:table-cell office:value-type="float" office:value="9452.48550052" calcext:value-type="float">
            <text:p>9452.48550052</text:p>
          </table:table-cell>
          <table:table-cell office:value-type="float" office:value="35455000" calcext:value-type="float">
            <text:p>35455000</text:p>
          </table:table-cell>
          <table:table-cell office:value-type="float" office:value="33131000" calcext:value-type="float">
            <text:p>33131000</text:p>
          </table:table-cell>
          <table:table-cell office:value-type="float" office:value="35540177.5799869" calcext:value-type="float">
            <text:p>35540177.5799869</text:p>
          </table:table-cell>
          <table:table-cell office:value-type="float" office:value="-2.36545842546393" calcext:value-type="float">
            <text:p>-2.36545842546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118545420668" calcext:value-type="float">
            <text:p>1.39118545420668</text:p>
          </table:table-cell>
          <table:table-cell office:value-type="float" office:value="16.4834454392074" calcext:value-type="float">
            <text:p>16.4834454392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9T09:00:00" calcext:value-type="date">
            <text:p>2021-01-29 09:00:00</text:p>
          </table:table-cell>
          <table:table-cell office:value-type="float" office:value="36631000" calcext:value-type="float">
            <text:p>36631000</text:p>
          </table:table-cell>
          <table:table-cell office:value-type="float" office:value="41072000" calcext:value-type="float">
            <text:p>41072000</text:p>
          </table:table-cell>
          <table:table-cell office:value-type="float" office:value="35514000" calcext:value-type="float">
            <text:p>35514000</text:p>
          </table:table-cell>
          <table:table-cell office:value-type="float" office:value="37523000" calcext:value-type="float">
            <text:p>37523000</text:p>
          </table:table-cell>
          <table:table-cell office:value-type="float" office:value="33565.7380079" calcext:value-type="float">
            <text:p>33565.7380079</text:p>
          </table:table-cell>
          <table:table-cell office:value-type="float" office:value="37760000" calcext:value-type="float">
            <text:p>37760000</text:p>
          </table:table-cell>
          <table:table-cell office:value-type="float" office:value="35502000" calcext:value-type="float">
            <text:p>35502000</text:p>
          </table:table-cell>
          <table:table-cell office:value-type="float" office:value="35901451.7199913" calcext:value-type="float">
            <text:p>35901451.7199913</text:p>
          </table:table-cell>
          <table:table-cell office:value-type="float" office:value="4.9540397378299" calcext:value-type="float">
            <text:p>4.9540397378299</text:p>
          </table:table-cell>
          <table:table-cell office:value-type="float" office:value="0.993523516949153" calcext:value-type="float">
            <text:p>0.993523516949153</text:p>
          </table:table-cell>
          <table:table-cell office:value-type="float" office:value="1" calcext:value-type="float">
            <text:p>1</text:p>
          </table:table-cell>
          <table:table-cell office:value-type="float" office:value="1.38217546519192" calcext:value-type="float">
            <text:p>1.38217546519192</text:p>
          </table:table-cell>
          <table:table-cell office:value-type="float" office:value="17.0243389892856" calcext:value-type="float">
            <text:p>17.0243389892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30T09:00:00" calcext:value-type="date">
            <text:p>2021-01-30 09:00:00</text:p>
          </table:table-cell>
          <table:table-cell office:value-type="float" office:value="37523000" calcext:value-type="float">
            <text:p>37523000</text:p>
          </table:table-cell>
          <table:table-cell office:value-type="float" office:value="38201000" calcext:value-type="float">
            <text:p>38201000</text:p>
          </table:table-cell>
          <table:table-cell office:value-type="float" office:value="36230000" calcext:value-type="float">
            <text:p>36230000</text:p>
          </table:table-cell>
          <table:table-cell office:value-type="float" office:value="37087000" calcext:value-type="float">
            <text:p>37087000</text:p>
          </table:table-cell>
          <table:table-cell office:value-type="float" office:value="12481.60663701" calcext:value-type="float">
            <text:p>12481.60663701</text:p>
          </table:table-cell>
          <table:table-cell office:value-type="float" office:value="42189000" calcext:value-type="float">
            <text:p>42189000</text:p>
          </table:table-cell>
          <table:table-cell office:value-type="float" office:value="32857000" calcext:value-type="float">
            <text:p>32857000</text:p>
          </table:table-cell>
          <table:table-cell office:value-type="float" office:value="36441967.8133275" calcext:value-type="float">
            <text:p>36441967.8133275</text:p>
          </table:table-cell>
          <table:table-cell office:value-type="float" office:value="6.23536719051651" calcext:value-type="float">
            <text:p>6.235367190516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8217546519192" calcext:value-type="float">
            <text:p>1.38217546519192</text:p>
          </table:table-cell>
          <table:table-cell office:value-type="float" office:value="17.0243389892856" calcext:value-type="float">
            <text:p>17.0243389892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31T09:00:00" calcext:value-type="date">
            <text:p>2021-01-31 09:00:00</text:p>
          </table:table-cell>
          <table:table-cell office:value-type="float" office:value="37039000" calcext:value-type="float">
            <text:p>37039000</text:p>
          </table:table-cell>
          <table:table-cell office:value-type="float" office:value="37633000" calcext:value-type="float">
            <text:p>37633000</text:p>
          </table:table-cell>
          <table:table-cell office:value-type="float" office:value="35800000" calcext:value-type="float">
            <text:p>35800000</text:p>
          </table:table-cell>
          <table:table-cell office:value-type="float" office:value="36408000" calcext:value-type="float">
            <text:p>36408000</text:p>
          </table:table-cell>
          <table:table-cell office:value-type="float" office:value="11396.06446876" calcext:value-type="float">
            <text:p>11396.06446876</text:p>
          </table:table-cell>
          <table:table-cell office:value-type="float" office:value="38574000" calcext:value-type="float">
            <text:p>38574000</text:p>
          </table:table-cell>
          <table:table-cell office:value-type="float" office:value="35504000" calcext:value-type="float">
            <text:p>35504000</text:p>
          </table:table-cell>
          <table:table-cell office:value-type="float" office:value="36656978.5422183" calcext:value-type="float">
            <text:p>36656978.5422183</text:p>
          </table:table-cell>
          <table:table-cell office:value-type="float" office:value="3.83851506689857" calcext:value-type="float">
            <text:p>3.83851506689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8217546519192" calcext:value-type="float">
            <text:p>1.38217546519192</text:p>
          </table:table-cell>
          <table:table-cell office:value-type="float" office:value="17.0243389892856" calcext:value-type="float">
            <text:p>17.0243389892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1T09:00:00" calcext:value-type="date">
            <text:p>2021-02-01 09:00:00</text:p>
          </table:table-cell>
          <table:table-cell office:value-type="float" office:value="36408000" calcext:value-type="float">
            <text:p>36408000</text:p>
          </table:table-cell>
          <table:table-cell office:value-type="float" office:value="38161000" calcext:value-type="float">
            <text:p>38161000</text:p>
          </table:table-cell>
          <table:table-cell office:value-type="float" office:value="35907000" calcext:value-type="float">
            <text:p>35907000</text:p>
          </table:table-cell>
          <table:table-cell office:value-type="float" office:value="36618000" calcext:value-type="float">
            <text:p>36618000</text:p>
          </table:table-cell>
          <table:table-cell office:value-type="float" office:value="13783.13636302" calcext:value-type="float">
            <text:p>13783.13636302</text:p>
          </table:table-cell>
          <table:table-cell office:value-type="float" office:value="37610000" calcext:value-type="float">
            <text:p>37610000</text:p>
          </table:table-cell>
          <table:table-cell office:value-type="float" office:value="35206000" calcext:value-type="float">
            <text:p>35206000</text:p>
          </table:table-cell>
          <table:table-cell office:value-type="float" office:value="36573985.6948122" calcext:value-type="float">
            <text:p>36573985.6948122</text:p>
          </table:table-cell>
          <table:table-cell office:value-type="float" office:value="-2.01132753795892" calcext:value-type="float">
            <text:p>-2.01132753795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8217546519192" calcext:value-type="float">
            <text:p>1.38217546519192</text:p>
          </table:table-cell>
          <table:table-cell office:value-type="float" office:value="17.0243389892856" calcext:value-type="float">
            <text:p>17.0243389892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2T09:00:00" calcext:value-type="date">
            <text:p>2021-02-02 09:00:00</text:p>
          </table:table-cell>
          <table:table-cell office:value-type="float" office:value="36618000" calcext:value-type="float">
            <text:p>36618000</text:p>
          </table:table-cell>
          <table:table-cell office:value-type="float" office:value="38300000" calcext:value-type="float">
            <text:p>38300000</text:p>
          </table:table-cell>
          <table:table-cell office:value-type="float" office:value="36323000" calcext:value-type="float">
            <text:p>36323000</text:p>
          </table:table-cell>
          <table:table-cell office:value-type="float" office:value="37910000" calcext:value-type="float">
            <text:p>37910000</text:p>
          </table:table-cell>
          <table:table-cell office:value-type="float" office:value="9650.44220482" calcext:value-type="float">
            <text:p>9650.44220482</text:p>
          </table:table-cell>
          <table:table-cell office:value-type="float" office:value="38662000" calcext:value-type="float">
            <text:p>38662000</text:p>
          </table:table-cell>
          <table:table-cell office:value-type="float" office:value="34574000" calcext:value-type="float">
            <text:p>34574000</text:p>
          </table:table-cell>
          <table:table-cell office:value-type="float" office:value="36588657.1298748" calcext:value-type="float">
            <text:p>36588657.1298748</text:p>
          </table:table-cell>
          <table:table-cell office:value-type="float" office:value="-2.30105710856259" calcext:value-type="float">
            <text:p>-2.30105710856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8217546519192" calcext:value-type="float">
            <text:p>1.38217546519192</text:p>
          </table:table-cell>
          <table:table-cell office:value-type="float" office:value="17.0243389892856" calcext:value-type="float">
            <text:p>17.0243389892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3T09:00:00" calcext:value-type="date">
            <text:p>2021-02-03 09:00:00</text:p>
          </table:table-cell>
          <table:table-cell office:value-type="float" office:value="37910000" calcext:value-type="float">
            <text:p>37910000</text:p>
          </table:table-cell>
          <table:table-cell office:value-type="float" office:value="39371000" calcext:value-type="float">
            <text:p>39371000</text:p>
          </table:table-cell>
          <table:table-cell office:value-type="float" office:value="37909000" calcext:value-type="float">
            <text:p>37909000</text:p>
          </table:table-cell>
          <table:table-cell office:value-type="float" office:value="39357000" calcext:value-type="float">
            <text:p>39357000</text:p>
          </table:table-cell>
          <table:table-cell office:value-type="float" office:value="9775.50002187" calcext:value-type="float">
            <text:p>9775.50002187</text:p>
          </table:table-cell>
          <table:table-cell office:value-type="float" office:value="38595000" calcext:value-type="float">
            <text:p>38595000</text:p>
          </table:table-cell>
          <table:table-cell office:value-type="float" office:value="37225000" calcext:value-type="float">
            <text:p>37225000</text:p>
          </table:table-cell>
          <table:table-cell office:value-type="float" office:value="37029104.7532499" calcext:value-type="float">
            <text:p>37029104.7532499</text:p>
          </table:table-cell>
          <table:table-cell office:value-type="float" office:value="2.32324983015707" calcext:value-type="float">
            <text:p>2.32324983015707</text:p>
          </table:table-cell>
          <table:table-cell office:value-type="float" office:value="1.01954349008939" calcext:value-type="float">
            <text:p>1.01954349008939</text:p>
          </table:table-cell>
          <table:table-cell office:value-type="float" office:value="1" calcext:value-type="float">
            <text:p>1</text:p>
          </table:table-cell>
          <table:table-cell office:value-type="float" office:value="1.4091879976977" calcext:value-type="float">
            <text:p>1.4091879976977</text:p>
          </table:table-cell>
          <table:table-cell office:value-type="float" office:value="15.4027049806621" calcext:value-type="float">
            <text:p>15.40270498066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4T09:00:00" calcext:value-type="date">
            <text:p>2021-02-04 09:00:00</text:p>
          </table:table-cell>
          <table:table-cell office:value-type="float" office:value="39345000" calcext:value-type="float">
            <text:p>39345000</text:p>
          </table:table-cell>
          <table:table-cell office:value-type="float" office:value="41426000" calcext:value-type="float">
            <text:p>41426000</text:p>
          </table:table-cell>
          <table:table-cell office:value-type="float" office:value="38059000" calcext:value-type="float">
            <text:p>38059000</text:p>
          </table:table-cell>
          <table:table-cell office:value-type="float" office:value="39810000" calcext:value-type="float">
            <text:p>39810000</text:p>
          </table:table-cell>
          <table:table-cell office:value-type="float" office:value="14561.2346281" calcext:value-type="float">
            <text:p>14561.2346281</text:p>
          </table:table-cell>
          <table:table-cell office:value-type="float" office:value="39360000" calcext:value-type="float">
            <text:p>39360000</text:p>
          </table:table-cell>
          <table:table-cell office:value-type="float" office:value="39330000" calcext:value-type="float">
            <text:p>39330000</text:p>
          </table:table-cell>
          <table:table-cell office:value-type="float" office:value="37805069.8354999" calcext:value-type="float">
            <text:p>37805069.8354999</text:p>
          </table:table-cell>
          <table:table-cell office:value-type="float" office:value="7.51443856818836" calcext:value-type="float">
            <text:p>7.51443856818836</text:p>
          </table:table-cell>
          <table:table-cell office:value-type="float" office:value="1.01123292682927" calcext:value-type="float">
            <text:p>1.01123292682927</text:p>
          </table:table-cell>
          <table:table-cell office:value-type="float" office:value="1" calcext:value-type="float">
            <text:p>1</text:p>
          </table:table-cell>
          <table:table-cell office:value-type="float" office:value="1.42501730336452" calcext:value-type="float">
            <text:p>1.42501730336452</text:p>
          </table:table-cell>
          <table:table-cell office:value-type="float" office:value="14.4524297557559" calcext:value-type="float">
            <text:p>14.45242975575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5T09:00:00" calcext:value-type="date">
            <text:p>2021-02-05 09:00:00</text:p>
          </table:table-cell>
          <table:table-cell office:value-type="float" office:value="39809000" calcext:value-type="float">
            <text:p>39809000</text:p>
          </table:table-cell>
          <table:table-cell office:value-type="float" office:value="40770000" calcext:value-type="float">
            <text:p>40770000</text:p>
          </table:table-cell>
          <table:table-cell office:value-type="float" office:value="39492000" calcext:value-type="float">
            <text:p>39492000</text:p>
          </table:table-cell>
          <table:table-cell office:value-type="float" office:value="40424000" calcext:value-type="float">
            <text:p>40424000</text:p>
          </table:table-cell>
          <table:table-cell office:value-type="float" office:value="7783.09793814" calcext:value-type="float">
            <text:p>7783.09793814</text:p>
          </table:table-cell>
          <table:table-cell office:value-type="float" office:value="42711000" calcext:value-type="float">
            <text:p>42711000</text:p>
          </table:table-cell>
          <table:table-cell office:value-type="float" office:value="36907000" calcext:value-type="float">
            <text:p>36907000</text:p>
          </table:table-cell>
          <table:table-cell office:value-type="float" office:value="38473379.8903333" calcext:value-type="float">
            <text:p>38473379.8903333</text:p>
          </table:table-cell>
          <table:table-cell office:value-type="float" office:value="7.4722268402286" calcext:value-type="float">
            <text:p>7.4722268402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2501730336452" calcext:value-type="float">
            <text:p>1.42501730336452</text:p>
          </table:table-cell>
          <table:table-cell office:value-type="float" office:value="14.4524297557559" calcext:value-type="float">
            <text:p>14.4524297557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6T09:00:00" calcext:value-type="date">
            <text:p>2021-02-06 09:00:00</text:p>
          </table:table-cell>
          <table:table-cell office:value-type="float" office:value="40421000" calcext:value-type="float">
            <text:p>40421000</text:p>
          </table:table-cell>
          <table:table-cell office:value-type="float" office:value="43622000" calcext:value-type="float">
            <text:p>43622000</text:p>
          </table:table-cell>
          <table:table-cell office:value-type="float" office:value="40345000" calcext:value-type="float">
            <text:p>40345000</text:p>
          </table:table-cell>
          <table:table-cell office:value-type="float" office:value="41725000" calcext:value-type="float">
            <text:p>41725000</text:p>
          </table:table-cell>
          <table:table-cell office:value-type="float" office:value="12812.7646179" calcext:value-type="float">
            <text:p>12812.7646179</text:p>
          </table:table-cell>
          <table:table-cell office:value-type="float" office:value="41084000" calcext:value-type="float">
            <text:p>41084000</text:p>
          </table:table-cell>
          <table:table-cell office:value-type="float" office:value="39758000" calcext:value-type="float">
            <text:p>39758000</text:p>
          </table:table-cell>
          <table:table-cell office:value-type="float" office:value="39123586.5935555" calcext:value-type="float">
            <text:p>39123586.5935555</text:p>
          </table:table-cell>
          <table:table-cell office:value-type="float" office:value="7.27261315034312" calcext:value-type="float">
            <text:p>7.27261315034312</text:p>
          </table:table-cell>
          <table:table-cell office:value-type="float" office:value="1.01540218089767" calcext:value-type="float">
            <text:p>1.01540218089767</text:p>
          </table:table-cell>
          <table:table-cell office:value-type="float" office:value="1" calcext:value-type="float">
            <text:p>1</text:p>
          </table:table-cell>
          <table:table-cell office:value-type="float" office:value="1.44696567765325" calcext:value-type="float">
            <text:p>1.44696567765325</text:p>
          </table:table-cell>
          <table:table-cell office:value-type="float" office:value="13.1348106034976" calcext:value-type="float">
            <text:p>13.13481060349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7T09:00:00" calcext:value-type="date">
            <text:p>2021-02-07 09:00:00</text:p>
          </table:table-cell>
          <table:table-cell office:value-type="float" office:value="41725000" calcext:value-type="float">
            <text:p>41725000</text:p>
          </table:table-cell>
          <table:table-cell office:value-type="float" office:value="42630000" calcext:value-type="float">
            <text:p>42630000</text:p>
          </table:table-cell>
          <table:table-cell office:value-type="float" office:value="40501000" calcext:value-type="float">
            <text:p>40501000</text:p>
          </table:table-cell>
          <table:table-cell office:value-type="float" office:value="41921000" calcext:value-type="float">
            <text:p>41921000</text:p>
          </table:table-cell>
          <table:table-cell office:value-type="float" office:value="8432.55974197" calcext:value-type="float">
            <text:p>8432.55974197</text:p>
          </table:table-cell>
          <table:table-cell office:value-type="float" office:value="43698000" calcext:value-type="float">
            <text:p>43698000</text:p>
          </table:table-cell>
          <table:table-cell office:value-type="float" office:value="39752000" calcext:value-type="float">
            <text:p>39752000</text:p>
          </table:table-cell>
          <table:table-cell office:value-type="float" office:value="39990724.3957037" calcext:value-type="float">
            <text:p>39990724.3957037</text:p>
          </table:table-cell>
          <table:table-cell office:value-type="float" office:value="2.80864187138177" calcext:value-type="float">
            <text:p>2.80864187138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4696567765325" calcext:value-type="float">
            <text:p>1.44696567765325</text:p>
          </table:table-cell>
          <table:table-cell office:value-type="float" office:value="13.1348106034976" calcext:value-type="float">
            <text:p>13.1348106034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8T09:00:00" calcext:value-type="date">
            <text:p>2021-02-08 09:00:00</text:p>
          </table:table-cell>
          <table:table-cell office:value-type="float" office:value="41921000" calcext:value-type="float">
            <text:p>41921000</text:p>
          </table:table-cell>
          <table:table-cell office:value-type="float" office:value="49583000" calcext:value-type="float">
            <text:p>49583000</text:p>
          </table:table-cell>
          <table:table-cell office:value-type="float" office:value="41562000" calcext:value-type="float">
            <text:p>41562000</text:p>
          </table:table-cell>
          <table:table-cell office:value-type="float" office:value="49070000" calcext:value-type="float">
            <text:p>49070000</text:p>
          </table:table-cell>
          <table:table-cell office:value-type="float" office:value="25472.07405559" calcext:value-type="float">
            <text:p>25472.07405559</text:p>
          </table:table-cell>
          <table:table-cell office:value-type="float" office:value="43854000" calcext:value-type="float">
            <text:p>43854000</text:p>
          </table:table-cell>
          <table:table-cell office:value-type="float" office:value="39988000" calcext:value-type="float">
            <text:p>39988000</text:p>
          </table:table-cell>
          <table:table-cell office:value-type="float" office:value="40634149.5971358" calcext:value-type="float">
            <text:p>40634149.5971358</text:p>
          </table:table-cell>
          <table:table-cell office:value-type="float" office:value="1.40306079830185" calcext:value-type="float">
            <text:p>1.40306079830185</text:p>
          </table:table-cell>
          <table:table-cell office:value-type="float" office:value="1.11874011948739" calcext:value-type="float">
            <text:p>1.11874011948739</text:p>
          </table:table-cell>
          <table:table-cell office:value-type="float" office:value="1" calcext:value-type="float">
            <text:p>1</text:p>
          </table:table-cell>
          <table:table-cell office:value-type="float" office:value="1.61877855511195" calcext:value-type="float">
            <text:p>1.61877855511195</text:p>
          </table:table-cell>
          <table:table-cell office:value-type="float" office:value="2.82042763526216" calcext:value-type="float">
            <text:p>2.820427635262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9T09:00:00" calcext:value-type="date">
            <text:p>2021-02-09 09:00:00</text:p>
          </table:table-cell>
          <table:table-cell office:value-type="float" office:value="49070000" calcext:value-type="float">
            <text:p>49070000</text:p>
          </table:table-cell>
          <table:table-cell office:value-type="float" office:value="51200000" calcext:value-type="float">
            <text:p>51200000</text:p>
          </table:table-cell>
          <table:table-cell office:value-type="float" office:value="48350000" calcext:value-type="float">
            <text:p>48350000</text:p>
          </table:table-cell>
          <table:table-cell office:value-type="float" office:value="48779000" calcext:value-type="float">
            <text:p>48779000</text:p>
          </table:table-cell>
          <table:table-cell office:value-type="float" office:value="18283.67538104" calcext:value-type="float">
            <text:p>18283.67538104</text:p>
          </table:table-cell>
          <table:table-cell office:value-type="float" office:value="49942000" calcext:value-type="float">
            <text:p>49942000</text:p>
          </table:table-cell>
          <table:table-cell office:value-type="float" office:value="48198000" calcext:value-type="float">
            <text:p>48198000</text:p>
          </table:table-cell>
          <table:table-cell office:value-type="float" office:value="43446099.7314239" calcext:value-type="float">
            <text:p>43446099.7314239</text:p>
          </table:table-cell>
          <table:table-cell office:value-type="float" office:value="5.20699535118284" calcext:value-type="float">
            <text:p>5.20699535118284</text:p>
          </table:table-cell>
          <table:table-cell office:value-type="float" office:value="0.976512987064995" calcext:value-type="float">
            <text:p>0.976512987064995</text:p>
          </table:table-cell>
          <table:table-cell office:value-type="float" office:value="1" calcext:value-type="float">
            <text:p>1</text:p>
          </table:table-cell>
          <table:table-cell office:value-type="float" office:value="1.58075828224913" calcext:value-type="float">
            <text:p>1.58075828224913</text:p>
          </table:table-cell>
          <table:table-cell office:value-type="float" office:value="5.10288550841096" calcext:value-type="float">
            <text:p>5.10288550841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0T09:00:00" calcext:value-type="date">
            <text:p>2021-02-10 09:00:00</text:p>
          </table:table-cell>
          <table:table-cell office:value-type="float" office:value="48788000" calcext:value-type="float">
            <text:p>48788000</text:p>
          </table:table-cell>
          <table:table-cell office:value-type="float" office:value="49781000" calcext:value-type="float">
            <text:p>49781000</text:p>
          </table:table-cell>
          <table:table-cell office:value-type="float" office:value="47350000" calcext:value-type="float">
            <text:p>47350000</text:p>
          </table:table-cell>
          <table:table-cell office:value-type="float" office:value="48550000" calcext:value-type="float">
            <text:p>48550000</text:p>
          </table:table-cell>
          <table:table-cell office:value-type="float" office:value="11588.86499783" calcext:value-type="float">
            <text:p>11588.86499783</text:p>
          </table:table-cell>
          <table:table-cell office:value-type="float" office:value="51347000" calcext:value-type="float">
            <text:p>51347000</text:p>
          </table:table-cell>
          <table:table-cell office:value-type="float" office:value="46229000" calcext:value-type="float">
            <text:p>46229000</text:p>
          </table:table-cell>
          <table:table-cell office:value-type="float" office:value="45223733.1542826" calcext:value-type="float">
            <text:p>45223733.1542826</text:p>
          </table:table-cell>
          <table:table-cell office:value-type="float" office:value="1.82903117634074" calcext:value-type="float">
            <text:p>1.82903117634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075828224913" calcext:value-type="float">
            <text:p>1.58075828224913</text:p>
          </table:table-cell>
          <table:table-cell office:value-type="float" office:value="5.10288550841096" calcext:value-type="float">
            <text:p>5.10288550841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1T09:00:00" calcext:value-type="date">
            <text:p>2021-02-11 09:00:00</text:p>
          </table:table-cell>
          <table:table-cell office:value-type="float" office:value="48550000" calcext:value-type="float">
            <text:p>48550000</text:p>
          </table:table-cell>
          <table:table-cell office:value-type="float" office:value="51800000" calcext:value-type="float">
            <text:p>51800000</text:p>
          </table:table-cell>
          <table:table-cell office:value-type="float" office:value="48074000" calcext:value-type="float">
            <text:p>48074000</text:p>
          </table:table-cell>
          <table:table-cell office:value-type="float" office:value="51370000" calcext:value-type="float">
            <text:p>51370000</text:p>
          </table:table-cell>
          <table:table-cell office:value-type="float" office:value="12305.59267737" calcext:value-type="float">
            <text:p>12305.59267737</text:p>
          </table:table-cell>
          <table:table-cell office:value-type="float" office:value="50743000" calcext:value-type="float">
            <text:p>50743000</text:p>
          </table:table-cell>
          <table:table-cell office:value-type="float" office:value="46357000" calcext:value-type="float">
            <text:p>46357000</text:p>
          </table:table-cell>
          <table:table-cell office:value-type="float" office:value="46332488.7695217" calcext:value-type="float">
            <text:p>46332488.7695217</text:p>
          </table:table-cell>
          <table:table-cell office:value-type="float" office:value="0.031792635387859" calcext:value-type="float">
            <text:p>0.031792635387859</text:p>
          </table:table-cell>
          <table:table-cell office:value-type="float" office:value="1.0121563841318" calcext:value-type="float">
            <text:p>1.0121563841318</text:p>
          </table:table-cell>
          <table:table-cell office:value-type="float" office:value="1" calcext:value-type="float">
            <text:p>1</text:p>
          </table:table-cell>
          <table:table-cell office:value-type="float" office:value="1.59997458714768" calcext:value-type="float">
            <text:p>1.59997458714768</text:p>
          </table:table-cell>
          <table:table-cell office:value-type="float" office:value="3.94927973165167" calcext:value-type="float">
            <text:p>3.94927973165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2T09:00:00" calcext:value-type="date">
            <text:p>2021-02-12 09:00:00</text:p>
          </table:table-cell>
          <table:table-cell office:value-type="float" office:value="51370000" calcext:value-type="float">
            <text:p>51370000</text:p>
          </table:table-cell>
          <table:table-cell office:value-type="float" office:value="52280000" calcext:value-type="float">
            <text:p>52280000</text:p>
          </table:table-cell>
          <table:table-cell office:value-type="float" office:value="50237000" calcext:value-type="float">
            <text:p>50237000</text:p>
          </table:table-cell>
          <table:table-cell office:value-type="float" office:value="50836000" calcext:value-type="float">
            <text:p>50836000</text:p>
          </table:table-cell>
          <table:table-cell office:value-type="float" office:value="8911.89830701" calcext:value-type="float">
            <text:p>8911.89830701</text:p>
          </table:table-cell>
          <table:table-cell office:value-type="float" office:value="52276000" calcext:value-type="float">
            <text:p>52276000</text:p>
          </table:table-cell>
          <table:table-cell office:value-type="float" office:value="50464000" calcext:value-type="float">
            <text:p>50464000</text:p>
          </table:table-cell>
          <table:table-cell office:value-type="float" office:value="48011659.1796811" calcext:value-type="float">
            <text:p>48011659.1796811</text:p>
          </table:table-cell>
          <table:table-cell office:value-type="float" office:value="3.25383523676537" calcext:value-type="float">
            <text:p>3.25383523676537</text:p>
          </table:table-cell>
          <table:table-cell office:value-type="float" office:value="0.972253898538526" calcext:value-type="float">
            <text:p>0.972253898538526</text:p>
          </table:table-cell>
          <table:table-cell office:value-type="float" office:value="1" calcext:value-type="float">
            <text:p>1</text:p>
          </table:table-cell>
          <table:table-cell office:value-type="float" office:value="1.5555815299169" calcext:value-type="float">
            <text:p>1.5555815299169</text:p>
          </table:table-cell>
          <table:table-cell office:value-type="float" office:value="6.61431276166489" calcext:value-type="float">
            <text:p>6.61431276166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3T09:00:00" calcext:value-type="date">
            <text:p>2021-02-13 09:00:00</text:p>
          </table:table-cell>
          <table:table-cell office:value-type="float" office:value="50836000" calcext:value-type="float">
            <text:p>50836000</text:p>
          </table:table-cell>
          <table:table-cell office:value-type="float" office:value="51757000" calcext:value-type="float">
            <text:p>51757000</text:p>
          </table:table-cell>
          <table:table-cell office:value-type="float" office:value="50258000" calcext:value-type="float">
            <text:p>50258000</text:p>
          </table:table-cell>
          <table:table-cell office:value-type="float" office:value="50626000" calcext:value-type="float">
            <text:p>50626000</text:p>
          </table:table-cell>
          <table:table-cell office:value-type="float" office:value="7055.12345471" calcext:value-type="float">
            <text:p>7055.12345471</text:p>
          </table:table-cell>
          <table:table-cell office:value-type="float" office:value="52345000" calcext:value-type="float">
            <text:p>52345000</text:p>
          </table:table-cell>
          <table:table-cell office:value-type="float" office:value="49327000" calcext:value-type="float">
            <text:p>49327000</text:p>
          </table:table-cell>
          <table:table-cell office:value-type="float" office:value="48953106.1197874" calcext:value-type="float">
            <text:p>48953106.1197874</text:p>
          </table:table-cell>
          <table:table-cell office:value-type="float" office:value="1.48127004550581" calcext:value-type="float">
            <text:p>1.48127004550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555815299169" calcext:value-type="float">
            <text:p>1.5555815299169</text:p>
          </table:table-cell>
          <table:table-cell office:value-type="float" office:value="6.61431276166489" calcext:value-type="float">
            <text:p>6.61431276166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4T09:00:00" calcext:value-type="date">
            <text:p>2021-02-14 09:00:00</text:p>
          </table:table-cell>
          <table:table-cell office:value-type="float" office:value="50625000" calcext:value-type="float">
            <text:p>50625000</text:p>
          </table:table-cell>
          <table:table-cell office:value-type="float" office:value="53380000" calcext:value-type="float">
            <text:p>53380000</text:p>
          </table:table-cell>
          <table:table-cell office:value-type="float" office:value="50403000" calcext:value-type="float">
            <text:p>50403000</text:p>
          </table:table-cell>
          <table:table-cell office:value-type="float" office:value="52706000" calcext:value-type="float">
            <text:p>52706000</text:p>
          </table:table-cell>
          <table:table-cell office:value-type="float" office:value="11364.08401913" calcext:value-type="float">
            <text:p>11364.08401913</text:p>
          </table:table-cell>
          <table:table-cell office:value-type="float" office:value="51914000" calcext:value-type="float">
            <text:p>51914000</text:p>
          </table:table-cell>
          <table:table-cell office:value-type="float" office:value="49336000" calcext:value-type="float">
            <text:p>49336000</text:p>
          </table:table-cell>
          <table:table-cell office:value-type="float" office:value="49510737.4131916" calcext:value-type="float">
            <text:p>49510737.4131916</text:p>
          </table:table-cell>
          <table:table-cell office:value-type="float" office:value="-0.027189517789779" calcext:value-type="float">
            <text:p>-0.027189517789779</text:p>
          </table:table-cell>
          <table:table-cell office:value-type="float" office:value="1.0150560003082" calcext:value-type="float">
            <text:p>1.0150560003082</text:p>
          </table:table-cell>
          <table:table-cell office:value-type="float" office:value="1" calcext:value-type="float">
            <text:p>1</text:p>
          </table:table-cell>
          <table:table-cell office:value-type="float" office:value="1.57900236591076" calcext:value-type="float">
            <text:p>1.57900236591076</text:p>
          </table:table-cell>
          <table:table-cell office:value-type="float" office:value="5.20829782582285" calcext:value-type="float">
            <text:p>5.208297825822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5T09:00:00" calcext:value-type="date">
            <text:p>2021-02-15 09:00:00</text:p>
          </table:table-cell>
          <table:table-cell office:value-type="float" office:value="52711000" calcext:value-type="float">
            <text:p>52711000</text:p>
          </table:table-cell>
          <table:table-cell office:value-type="float" office:value="53086000" calcext:value-type="float">
            <text:p>53086000</text:p>
          </table:table-cell>
          <table:table-cell office:value-type="float" office:value="50313000" calcext:value-type="float">
            <text:p>50313000</text:p>
          </table:table-cell>
          <table:table-cell office:value-type="float" office:value="52532000" calcext:value-type="float">
            <text:p>52532000</text:p>
          </table:table-cell>
          <table:table-cell office:value-type="float" office:value="8789.30693061" calcext:value-type="float">
            <text:p>8789.30693061</text:p>
          </table:table-cell>
          <table:table-cell office:value-type="float" office:value="53607000" calcext:value-type="float">
            <text:p>53607000</text:p>
          </table:table-cell>
          <table:table-cell office:value-type="float" office:value="51815000" calcext:value-type="float">
            <text:p>51815000</text:p>
          </table:table-cell>
          <table:table-cell office:value-type="float" office:value="50575824.9421277" calcext:value-type="float">
            <text:p>50575824.9421277</text:p>
          </table:table-cell>
          <table:table-cell office:value-type="float" office:value="1.54331955607582" calcext:value-type="float">
            <text:p>1.54331955607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7900236591076" calcext:value-type="float">
            <text:p>1.57900236591076</text:p>
          </table:table-cell>
          <table:table-cell office:value-type="float" office:value="5.20829782582285" calcext:value-type="float">
            <text:p>5.20829782582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6T09:00:00" calcext:value-type="date">
            <text:p>2021-02-16 09:00:00</text:p>
          </table:table-cell>
          <table:table-cell office:value-type="float" office:value="52518000" calcext:value-type="float">
            <text:p>52518000</text:p>
          </table:table-cell>
          <table:table-cell office:value-type="float" office:value="55500000" calcext:value-type="float">
            <text:p>55500000</text:p>
          </table:table-cell>
          <table:table-cell office:value-type="float" office:value="51773000" calcext:value-type="float">
            <text:p>51773000</text:p>
          </table:table-cell>
          <table:table-cell office:value-type="float" office:value="54760000" calcext:value-type="float">
            <text:p>54760000</text:p>
          </table:table-cell>
          <table:table-cell office:value-type="float" office:value="11825.60488227" calcext:value-type="float">
            <text:p>11825.60488227</text:p>
          </table:table-cell>
          <table:table-cell office:value-type="float" office:value="55112000" calcext:value-type="float">
            <text:p>55112000</text:p>
          </table:table-cell>
          <table:table-cell office:value-type="float" office:value="49924000" calcext:value-type="float">
            <text:p>49924000</text:p>
          </table:table-cell>
          <table:table-cell office:value-type="float" office:value="51227883.2947518" calcext:value-type="float">
            <text:p>51227883.2947518</text:p>
          </table:table-cell>
          <table:table-cell office:value-type="float" office:value="1.19669997169841" calcext:value-type="float">
            <text:p>1.19669997169841</text:p>
          </table:table-cell>
          <table:table-cell office:value-type="float" office:value="0.993413006241835" calcext:value-type="float">
            <text:p>0.993413006241835</text:p>
          </table:table-cell>
          <table:table-cell office:value-type="float" office:value="1" calcext:value-type="float">
            <text:p>1</text:p>
          </table:table-cell>
          <table:table-cell office:value-type="float" office:value="1.56860148718238" calcext:value-type="float">
            <text:p>1.56860148718238</text:p>
          </table:table-cell>
          <table:table-cell office:value-type="float" office:value="5.83269017637001" calcext:value-type="float">
            <text:p>5.83269017637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7T09:00:00" calcext:value-type="date">
            <text:p>2021-02-17 09:00:00</text:p>
          </table:table-cell>
          <table:table-cell office:value-type="float" office:value="54760000" calcext:value-type="float">
            <text:p>54760000</text:p>
          </table:table-cell>
          <table:table-cell office:value-type="float" office:value="58120000" calcext:value-type="float">
            <text:p>58120000</text:p>
          </table:table-cell>
          <table:table-cell office:value-type="float" office:value="54431000" calcext:value-type="float">
            <text:p>54431000</text:p>
          </table:table-cell>
          <table:table-cell office:value-type="float" office:value="57484000" calcext:value-type="float">
            <text:p>57484000</text:p>
          </table:table-cell>
          <table:table-cell office:value-type="float" office:value="11559.3277709" calcext:value-type="float">
            <text:p>11559.3277709</text:p>
          </table:table-cell>
          <table:table-cell office:value-type="float" office:value="56245000" calcext:value-type="float">
            <text:p>56245000</text:p>
          </table:table-cell>
          <table:table-cell office:value-type="float" office:value="53275000" calcext:value-type="float">
            <text:p>53275000</text:p>
          </table:table-cell>
          <table:table-cell office:value-type="float" office:value="52405255.5298346" calcext:value-type="float">
            <text:p>52405255.5298346</text:p>
          </table:table-cell>
          <table:table-cell office:value-type="float" office:value="1.12965397395104" calcext:value-type="float">
            <text:p>1.12965397395104</text:p>
          </table:table-cell>
          <table:table-cell office:value-type="float" office:value="1.02182862476665" calcext:value-type="float">
            <text:p>1.02182862476665</text:p>
          </table:table-cell>
          <table:table-cell office:value-type="float" office:value="1" calcext:value-type="float">
            <text:p>1</text:p>
          </table:table-cell>
          <table:table-cell office:value-type="float" office:value="1.60284190045449" calcext:value-type="float">
            <text:p>1.60284190045449</text:p>
          </table:table-cell>
          <table:table-cell office:value-type="float" office:value="3.77714730494549" calcext:value-type="float">
            <text:p>3.777147304945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8T09:00:00" calcext:value-type="date">
            <text:p>2021-02-18 09:00:00</text:p>
          </table:table-cell>
          <table:table-cell office:value-type="float" office:value="57458000" calcext:value-type="float">
            <text:p>57458000</text:p>
          </table:table-cell>
          <table:table-cell office:value-type="float" office:value="58426000" calcext:value-type="float">
            <text:p>58426000</text:p>
          </table:table-cell>
          <table:table-cell office:value-type="float" office:value="56405000" calcext:value-type="float">
            <text:p>56405000</text:p>
          </table:table-cell>
          <table:table-cell office:value-type="float" office:value="57852000" calcext:value-type="float">
            <text:p>57852000</text:p>
          </table:table-cell>
          <table:table-cell office:value-type="float" office:value="9072.44556036" calcext:value-type="float">
            <text:p>9072.44556036</text:p>
          </table:table-cell>
          <table:table-cell office:value-type="float" office:value="58423000" calcext:value-type="float">
            <text:p>58423000</text:p>
          </table:table-cell>
          <table:table-cell office:value-type="float" office:value="56493000" calcext:value-type="float">
            <text:p>56493000</text:p>
          </table:table-cell>
          <table:table-cell office:value-type="float" office:value="54098170.353223" calcext:value-type="float">
            <text:p>54098170.353223</text:p>
          </table:table-cell>
          <table:table-cell office:value-type="float" office:value="0.681462504957125" calcext:value-type="float">
            <text:p>0.681462504957125</text:p>
          </table:table-cell>
          <table:table-cell office:value-type="float" office:value="0.990026451911062" calcext:value-type="float">
            <text:p>0.990026451911062</text:p>
          </table:table-cell>
          <table:table-cell office:value-type="float" office:value="1" calcext:value-type="float">
            <text:p>1</text:p>
          </table:table-cell>
          <table:table-cell office:value-type="float" office:value="1.58685587968134" calcext:value-type="float">
            <text:p>1.58685587968134</text:p>
          </table:table-cell>
          <table:table-cell office:value-type="float" office:value="4.73683055355437" calcext:value-type="float">
            <text:p>4.73683055355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9T09:00:00" calcext:value-type="date">
            <text:p>2021-02-19 09:00:00</text:p>
          </table:table-cell>
          <table:table-cell office:value-type="float" office:value="57852000" calcext:value-type="float">
            <text:p>57852000</text:p>
          </table:table-cell>
          <table:table-cell office:value-type="float" office:value="63680000" calcext:value-type="float">
            <text:p>63680000</text:p>
          </table:table-cell>
          <table:table-cell office:value-type="float" office:value="57038000" calcext:value-type="float">
            <text:p>57038000</text:p>
          </table:table-cell>
          <table:table-cell office:value-type="float" office:value="63649000" calcext:value-type="float">
            <text:p>63649000</text:p>
          </table:table-cell>
          <table:table-cell office:value-type="float" office:value="12496.05048257" calcext:value-type="float">
            <text:p>12496.05048257</text:p>
          </table:table-cell>
          <table:table-cell office:value-type="float" office:value="59479000" calcext:value-type="float">
            <text:p>59479000</text:p>
          </table:table-cell>
          <table:table-cell office:value-type="float" office:value="56225000" calcext:value-type="float">
            <text:p>56225000</text:p>
          </table:table-cell>
          <table:table-cell office:value-type="float" office:value="55349446.9021487" calcext:value-type="float">
            <text:p>55349446.9021487</text:p>
          </table:table-cell>
          <table:table-cell office:value-type="float" office:value="0.579778053962301" calcext:value-type="float">
            <text:p>0.579778053962301</text:p>
          </table:table-cell>
          <table:table-cell office:value-type="float" office:value="1.06990877788799" calcext:value-type="float">
            <text:p>1.06990877788799</text:p>
          </table:table-cell>
          <table:table-cell office:value-type="float" office:value="1" calcext:value-type="float">
            <text:p>1</text:p>
          </table:table-cell>
          <table:table-cell office:value-type="float" office:value="1.69779103491424" calcext:value-type="float">
            <text:p>1.697791034914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0T09:00:00" calcext:value-type="date">
            <text:p>2021-02-20 09:00:00</text:p>
          </table:table-cell>
          <table:table-cell office:value-type="float" office:value="63649000" calcext:value-type="float">
            <text:p>63649000</text:p>
          </table:table-cell>
          <table:table-cell office:value-type="float" office:value="65985000" calcext:value-type="float">
            <text:p>65985000</text:p>
          </table:table-cell>
          <table:table-cell office:value-type="float" office:value="62399000" calcext:value-type="float">
            <text:p>62399000</text:p>
          </table:table-cell>
          <table:table-cell office:value-type="float" office:value="64251000" calcext:value-type="float">
            <text:p>64251000</text:p>
          </table:table-cell>
          <table:table-cell office:value-type="float" office:value="16375.10552345" calcext:value-type="float">
            <text:p>16375.10552345</text:p>
          </table:table-cell>
          <table:table-cell office:value-type="float" office:value="64494000" calcext:value-type="float">
            <text:p>64494000</text:p>
          </table:table-cell>
          <table:table-cell office:value-type="float" office:value="62804000" calcext:value-type="float">
            <text:p>62804000</text:p>
          </table:table-cell>
          <table:table-cell office:value-type="float" office:value="58115964.6014325" calcext:value-type="float">
            <text:p>58115964.6014325</text:p>
          </table:table-cell>
          <table:table-cell office:value-type="float" office:value="1.65534611797662" calcext:value-type="float">
            <text:p>1.65534611797662</text:p>
          </table:table-cell>
          <table:table-cell office:value-type="float" office:value="0.996032207647223" calcext:value-type="float">
            <text:p>0.996032207647223</text:p>
          </table:table-cell>
          <table:table-cell office:value-type="float" office:value="1" calcext:value-type="float">
            <text:p>1</text:p>
          </table:table-cell>
          <table:table-cell office:value-type="float" office:value="1.69105455262929" calcext:value-type="float">
            <text:p>1.69105455262929</text:p>
          </table:table-cell>
          <table:table-cell office:value-type="float" office:value="0.396779235277686" calcext:value-type="float">
            <text:p>0.396779235277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1T09:00:00" calcext:value-type="date">
            <text:p>2021-02-21 09:00:00</text:p>
          </table:table-cell>
          <table:table-cell office:value-type="float" office:value="64260000" calcext:value-type="float">
            <text:p>64260000</text:p>
          </table:table-cell>
          <table:table-cell office:value-type="float" office:value="65846000" calcext:value-type="float">
            <text:p>65846000</text:p>
          </table:table-cell>
          <table:table-cell office:value-type="float" office:value="63381000" calcext:value-type="float">
            <text:p>63381000</text:p>
          </table:table-cell>
          <table:table-cell office:value-type="float" office:value="65417000" calcext:value-type="float">
            <text:p>65417000</text:p>
          </table:table-cell>
          <table:table-cell office:value-type="float" office:value="9000.18989441" calcext:value-type="float">
            <text:p>9000.18989441</text:p>
          </table:table-cell>
          <table:table-cell office:value-type="float" office:value="67244000" calcext:value-type="float">
            <text:p>67244000</text:p>
          </table:table-cell>
          <table:table-cell office:value-type="float" office:value="61276000" calcext:value-type="float">
            <text:p>61276000</text:p>
          </table:table-cell>
          <table:table-cell office:value-type="float" office:value="60160976.400955" calcext:value-type="float">
            <text:p>60160976.400955</text:p>
          </table:table-cell>
          <table:table-cell office:value-type="float" office:value="-1.19266851394434" calcext:value-type="float">
            <text:p>-1.19266851394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105455262929" calcext:value-type="float">
            <text:p>1.69105455262929</text:p>
          </table:table-cell>
          <table:table-cell office:value-type="float" office:value="0.396779235277686" calcext:value-type="float">
            <text:p>0.396779235277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2T09:00:00" calcext:value-type="date">
            <text:p>2021-02-22 09:00:00</text:p>
          </table:table-cell>
          <table:table-cell office:value-type="float" office:value="65416000" calcext:value-type="float">
            <text:p>65416000</text:p>
          </table:table-cell>
          <table:table-cell office:value-type="float" office:value="65488000" calcext:value-type="float">
            <text:p>65488000</text:p>
          </table:table-cell>
          <table:table-cell office:value-type="float" office:value="56562000" calcext:value-type="float">
            <text:p>56562000</text:p>
          </table:table-cell>
          <table:table-cell office:value-type="float" office:value="61744000" calcext:value-type="float">
            <text:p>61744000</text:p>
          </table:table-cell>
          <table:table-cell office:value-type="float" office:value="28418.51482526" calcext:value-type="float">
            <text:p>28418.51482526</text:p>
          </table:table-cell>
          <table:table-cell office:value-type="float" office:value="66724000" calcext:value-type="float">
            <text:p>66724000</text:p>
          </table:table-cell>
          <table:table-cell office:value-type="float" office:value="64108000" calcext:value-type="float">
            <text:p>64108000</text:p>
          </table:table-cell>
          <table:table-cell office:value-type="float" office:value="61912984.2673033" calcext:value-type="float">
            <text:p>61912984.2673033</text:p>
          </table:table-cell>
          <table:table-cell office:value-type="float" office:value="0.243319631285559" calcext:value-type="float">
            <text:p>0.243319631285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105455262929" calcext:value-type="float">
            <text:p>1.69105455262929</text:p>
          </table:table-cell>
          <table:table-cell office:value-type="float" office:value="0.396779235277686" calcext:value-type="float">
            <text:p>0.396779235277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3T09:00:00" calcext:value-type="date">
            <text:p>2021-02-23 09:00:00</text:p>
          </table:table-cell>
          <table:table-cell office:value-type="float" office:value="61688000" calcext:value-type="float">
            <text:p>61688000</text:p>
          </table:table-cell>
          <table:table-cell office:value-type="float" office:value="61760000" calcext:value-type="float">
            <text:p>61760000</text:p>
          </table:table-cell>
          <table:table-cell office:value-type="float" office:value="50900000" calcext:value-type="float">
            <text:p>50900000</text:p>
          </table:table-cell>
          <table:table-cell office:value-type="float" office:value="55105000" calcext:value-type="float">
            <text:p>55105000</text:p>
          </table:table-cell>
          <table:table-cell office:value-type="float" office:value="36042.688609" calcext:value-type="float">
            <text:p>36042.688609</text:p>
          </table:table-cell>
          <table:table-cell office:value-type="float" office:value="66942000" calcext:value-type="float">
            <text:p>66942000</text:p>
          </table:table-cell>
          <table:table-cell office:value-type="float" office:value="56434000" calcext:value-type="float">
            <text:p>56434000</text:p>
          </table:table-cell>
          <table:table-cell office:value-type="float" office:value="61856656.1782022" calcext:value-type="float">
            <text:p>61856656.1782022</text:p>
          </table:table-cell>
          <table:table-cell office:value-type="float" office:value="-5.32085753710753" calcext:value-type="float">
            <text:p>-5.32085753710753</text:p>
          </table:table-cell>
          <table:table-cell office:value-type="float" office:value="1" calcext:value-type="float">
            <text:p>1</text:p>
          </table:table-cell>
          <table:table-cell office:value-type="float" office:value="1.02391759368478" calcext:value-type="float">
            <text:p>1.02391759368478</text:p>
          </table:table-cell>
          <table:table-cell office:value-type="float" office:value="1.73150050831788" calcext:value-type="float">
            <text:p>1.731500508317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4T09:00:00" calcext:value-type="date">
            <text:p>2021-02-24 09:00:00</text:p>
          </table:table-cell>
          <table:table-cell office:value-type="float" office:value="55106000" calcext:value-type="float">
            <text:p>55106000</text:p>
          </table:table-cell>
          <table:table-cell office:value-type="float" office:value="58150000" calcext:value-type="float">
            <text:p>58150000</text:p>
          </table:table-cell>
          <table:table-cell office:value-type="float" office:value="52875000" calcext:value-type="float">
            <text:p>52875000</text:p>
          </table:table-cell>
          <table:table-cell office:value-type="float" office:value="56500000" calcext:value-type="float">
            <text:p>56500000</text:p>
          </table:table-cell>
          <table:table-cell office:value-type="float" office:value="19006.41112523" calcext:value-type="float">
            <text:p>19006.41112523</text:p>
          </table:table-cell>
          <table:table-cell office:value-type="float" office:value="59383000" calcext:value-type="float">
            <text:p>59383000</text:p>
          </table:table-cell>
          <table:table-cell office:value-type="float" office:value="50829000" calcext:value-type="float">
            <text:p>50829000</text:p>
          </table:table-cell>
          <table:table-cell office:value-type="float" office:value="59606104.1188015" calcext:value-type="float">
            <text:p>59606104.1188015</text:p>
          </table:table-cell>
          <table:table-cell office:value-type="float" office:value="-15.9722310896456" calcext:value-type="float">
            <text:p>-15.9722310896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3150050831788" calcext:value-type="float">
            <text:p>1.73150050831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5T09:00:00" calcext:value-type="date">
            <text:p>2021-02-25 09:00:00</text:p>
          </table:table-cell>
          <table:table-cell office:value-type="float" office:value="56501000" calcext:value-type="float">
            <text:p>56501000</text:p>
          </table:table-cell>
          <table:table-cell office:value-type="float" office:value="58890000" calcext:value-type="float">
            <text:p>58890000</text:p>
          </table:table-cell>
          <table:table-cell office:value-type="float" office:value="53800000" calcext:value-type="float">
            <text:p>53800000</text:p>
          </table:table-cell>
          <table:table-cell office:value-type="float" office:value="54168000" calcext:value-type="float">
            <text:p>54168000</text:p>
          </table:table-cell>
          <table:table-cell office:value-type="float" office:value="15921.35058705" calcext:value-type="float">
            <text:p>15921.35058705</text:p>
          </table:table-cell>
          <table:table-cell office:value-type="float" office:value="60382000" calcext:value-type="float">
            <text:p>60382000</text:p>
          </table:table-cell>
          <table:table-cell office:value-type="float" office:value="52620000" calcext:value-type="float">
            <text:p>52620000</text:p>
          </table:table-cell>
          <table:table-cell office:value-type="float" office:value="58570736.079201" calcext:value-type="float">
            <text:p>58570736.079201</text:p>
          </table:table-cell>
          <table:table-cell office:value-type="float" office:value="-13.0054804736392" calcext:value-type="float">
            <text:p>-13.0054804736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3150050831788" calcext:value-type="float">
            <text:p>1.73150050831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6T09:00:00" calcext:value-type="date">
            <text:p>2021-02-26 09:00:00</text:p>
          </table:table-cell>
          <table:table-cell office:value-type="float" office:value="54128000" calcext:value-type="float">
            <text:p>54128000</text:p>
          </table:table-cell>
          <table:table-cell office:value-type="float" office:value="55226000" calcext:value-type="float">
            <text:p>55226000</text:p>
          </table:table-cell>
          <table:table-cell office:value-type="float" office:value="51809000" calcext:value-type="float">
            <text:p>51809000</text:p>
          </table:table-cell>
          <table:table-cell office:value-type="float" office:value="53804000" calcext:value-type="float">
            <text:p>53804000</text:p>
          </table:table-cell>
          <table:table-cell office:value-type="float" office:value="13302.34742969" calcext:value-type="float">
            <text:p>13302.34742969</text:p>
          </table:table-cell>
          <table:table-cell office:value-type="float" office:value="56885000" calcext:value-type="float">
            <text:p>56885000</text:p>
          </table:table-cell>
          <table:table-cell office:value-type="float" office:value="51371000" calcext:value-type="float">
            <text:p>51371000</text:p>
          </table:table-cell>
          <table:table-cell office:value-type="float" office:value="57103157.386134" calcext:value-type="float">
            <text:p>57103157.386134</text:p>
          </table:table-cell>
          <table:table-cell office:value-type="float" office:value="-12.8771890253908" calcext:value-type="float">
            <text:p>-12.8771890253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3150050831788" calcext:value-type="float">
            <text:p>1.73150050831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7T09:00:00" calcext:value-type="date">
            <text:p>2021-02-27 09:00:00</text:p>
          </table:table-cell>
          <table:table-cell office:value-type="float" office:value="53835000" calcext:value-type="float">
            <text:p>53835000</text:p>
          </table:table-cell>
          <table:table-cell office:value-type="float" office:value="55579000" calcext:value-type="float">
            <text:p>55579000</text:p>
          </table:table-cell>
          <table:table-cell office:value-type="float" office:value="52780000" calcext:value-type="float">
            <text:p>52780000</text:p>
          </table:table-cell>
          <table:table-cell office:value-type="float" office:value="53494000" calcext:value-type="float">
            <text:p>53494000</text:p>
          </table:table-cell>
          <table:table-cell office:value-type="float" office:value="7402.62844823" calcext:value-type="float">
            <text:p>7402.62844823</text:p>
          </table:table-cell>
          <table:table-cell office:value-type="float" office:value="56928000" calcext:value-type="float">
            <text:p>56928000</text:p>
          </table:table-cell>
          <table:table-cell office:value-type="float" office:value="50742000" calcext:value-type="float">
            <text:p>50742000</text:p>
          </table:table-cell>
          <table:table-cell office:value-type="float" office:value="56003438.2574227" calcext:value-type="float">
            <text:p>56003438.2574227</text:p>
          </table:table-cell>
          <table:table-cell office:value-type="float" office:value="-10.2290671668418" calcext:value-type="float">
            <text:p>-10.2290671668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3150050831788" calcext:value-type="float">
            <text:p>1.73150050831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8T09:00:00" calcext:value-type="date">
            <text:p>2021-02-28 09:00:00</text:p>
          </table:table-cell>
          <table:table-cell office:value-type="float" office:value="53494000" calcext:value-type="float">
            <text:p>53494000</text:p>
          </table:table-cell>
          <table:table-cell office:value-type="float" office:value="54098000" calcext:value-type="float">
            <text:p>54098000</text:p>
          </table:table-cell>
          <table:table-cell office:value-type="float" office:value="49755000" calcext:value-type="float">
            <text:p>49755000</text:p>
          </table:table-cell>
          <table:table-cell office:value-type="float" office:value="51798000" calcext:value-type="float">
            <text:p>51798000</text:p>
          </table:table-cell>
          <table:table-cell office:value-type="float" office:value="11516.37106968" calcext:value-type="float">
            <text:p>11516.37106968</text:p>
          </table:table-cell>
          <table:table-cell office:value-type="float" office:value="55952000" calcext:value-type="float">
            <text:p>55952000</text:p>
          </table:table-cell>
          <table:table-cell office:value-type="float" office:value="51036000" calcext:value-type="float">
            <text:p>51036000</text:p>
          </table:table-cell>
          <table:table-cell office:value-type="float" office:value="55166958.8382818" calcext:value-type="float">
            <text:p>55166958.8382818</text:p>
          </table:table-cell>
          <table:table-cell office:value-type="float" office:value="-7.5235252966393" calcext:value-type="float">
            <text:p>-7.5235252966393</text:p>
          </table:table-cell>
          <table:table-cell office:value-type="float" office:value="1" calcext:value-type="float">
            <text:p>1</text:p>
          </table:table-cell>
          <table:table-cell office:value-type="float" office:value="0.985089007297579" calcext:value-type="float">
            <text:p>0.985089007297579</text:p>
          </table:table-cell>
          <table:table-cell office:value-type="float" office:value="1.70568211687412" calcext:value-type="float">
            <text:p>1.70568211687412</text:p>
          </table:table-cell>
          <table:table-cell office:value-type="float" office:value="1.4910992702421" calcext:value-type="float">
            <text:p>1.4910992702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1T09:00:00" calcext:value-type="date">
            <text:p>2021-03-01 09:00:00</text:p>
          </table:table-cell>
          <table:table-cell office:value-type="float" office:value="51798000" calcext:value-type="float">
            <text:p>51798000</text:p>
          </table:table-cell>
          <table:table-cell office:value-type="float" office:value="56992000" calcext:value-type="float">
            <text:p>56992000</text:p>
          </table:table-cell>
          <table:table-cell office:value-type="float" office:value="51560000" calcext:value-type="float">
            <text:p>51560000</text:p>
          </table:table-cell>
          <table:table-cell office:value-type="float" office:value="56426000" calcext:value-type="float">
            <text:p>56426000</text:p>
          </table:table-cell>
          <table:table-cell office:value-type="float" office:value="11303.17672368" calcext:value-type="float">
            <text:p>11303.17672368</text:p>
          </table:table-cell>
          <table:table-cell office:value-type="float" office:value="54445000" calcext:value-type="float">
            <text:p>54445000</text:p>
          </table:table-cell>
          <table:table-cell office:value-type="float" office:value="49151000" calcext:value-type="float">
            <text:p>49151000</text:p>
          </table:table-cell>
          <table:table-cell office:value-type="float" office:value="54043972.5588545" calcext:value-type="float">
            <text:p>54043972.5588545</text:p>
          </table:table-cell>
          <table:table-cell office:value-type="float" office:value="-6.11828090173511" calcext:value-type="float">
            <text:p>-6.11828090173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0568211687412" calcext:value-type="float">
            <text:p>1.70568211687412</text:p>
          </table:table-cell>
          <table:table-cell office:value-type="float" office:value="1.4910992702421" calcext:value-type="float">
            <text:p>1.4910992702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2T09:00:00" calcext:value-type="date">
            <text:p>2021-03-02 09:00:00</text:p>
          </table:table-cell>
          <table:table-cell office:value-type="float" office:value="56438000" calcext:value-type="float">
            <text:p>56438000</text:p>
          </table:table-cell>
          <table:table-cell office:value-type="float" office:value="57405000" calcext:value-type="float">
            <text:p>57405000</text:p>
          </table:table-cell>
          <table:table-cell office:value-type="float" office:value="54657000" calcext:value-type="float">
            <text:p>546570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9266.67821695" calcext:value-type="float">
            <text:p>9266.67821695</text:p>
          </table:table-cell>
          <table:table-cell office:value-type="float" office:value="57242000" calcext:value-type="float">
            <text:p>57242000</text:p>
          </table:table-cell>
          <table:table-cell office:value-type="float" office:value="55634000" calcext:value-type="float">
            <text:p>55634000</text:p>
          </table:table-cell>
          <table:table-cell office:value-type="float" office:value="54837981.705903" calcext:value-type="float">
            <text:p>54837981.705903</text:p>
          </table:table-cell>
          <table:table-cell office:value-type="float" office:value="2.98013979616448" calcext:value-type="float">
            <text:p>2.98013979616448</text:p>
          </table:table-cell>
          <table:table-cell office:value-type="float" office:value="0.978102644911079" calcext:value-type="float">
            <text:p>0.978102644911079</text:p>
          </table:table-cell>
          <table:table-cell office:value-type="float" office:value="1" calcext:value-type="float">
            <text:p>1</text:p>
          </table:table-cell>
          <table:table-cell office:value-type="float" office:value="1.6683321898921" calcext:value-type="float">
            <text:p>1.6683321898921</text:p>
          </table:table-cell>
          <table:table-cell office:value-type="float" office:value="3.64818364894084" calcext:value-type="float">
            <text:p>3.64818364894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3T09:00:00" calcext:value-type="date">
            <text:p>2021-03-03 09:00:00</text:p>
          </table:table-cell>
          <table:table-cell office:value-type="float" office:value="56007000" calcext:value-type="float">
            <text:p>56007000</text:p>
          </table:table-cell>
          <table:table-cell office:value-type="float" office:value="59640000" calcext:value-type="float">
            <text:p>59640000</text:p>
          </table:table-cell>
          <table:table-cell office:value-type="float" office:value="55662000" calcext:value-type="float">
            <text:p>55662000</text:p>
          </table:table-cell>
          <table:table-cell office:value-type="float" office:value="57933000" calcext:value-type="float">
            <text:p>57933000</text:p>
          </table:table-cell>
          <table:table-cell office:value-type="float" office:value="10755.94573144" calcext:value-type="float">
            <text:p>10755.94573144</text:p>
          </table:table-cell>
          <table:table-cell office:value-type="float" office:value="58317000" calcext:value-type="float">
            <text:p>58317000</text:p>
          </table:table-cell>
          <table:table-cell office:value-type="float" office:value="53697000" calcext:value-type="float">
            <text:p>53697000</text:p>
          </table:table-cell>
          <table:table-cell office:value-type="float" office:value="55225321.1372687" calcext:value-type="float">
            <text:p>55225321.1372687</text:p>
          </table:table-cell>
          <table:table-cell office:value-type="float" office:value="4.06862994970388" calcext:value-type="float">
            <text:p>4.06862994970388</text:p>
          </table:table-cell>
          <table:table-cell office:value-type="float" office:value="0.993215299140902" calcext:value-type="float">
            <text:p>0.993215299140902</text:p>
          </table:table-cell>
          <table:table-cell office:value-type="float" office:value="1" calcext:value-type="float">
            <text:p>1</text:p>
          </table:table-cell>
          <table:table-cell office:value-type="float" office:value="1.65701305505008" calcext:value-type="float">
            <text:p>1.65701305505008</text:p>
          </table:table-cell>
          <table:table-cell office:value-type="float" office:value="4.30190190011349" calcext:value-type="float">
            <text:p>4.30190190011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4T09:00:00" calcext:value-type="date">
            <text:p>2021-03-04 09:00:00</text:p>
          </table:table-cell>
          <table:table-cell office:value-type="float" office:value="57933000" calcext:value-type="float">
            <text:p>57933000</text:p>
          </table:table-cell>
          <table:table-cell office:value-type="float" office:value="59159000" calcext:value-type="float">
            <text:p>59159000</text:p>
          </table:table-cell>
          <table:table-cell office:value-type="float" office:value="55600000" calcext:value-type="float">
            <text:p>55600000</text:p>
          </table:table-cell>
          <table:table-cell office:value-type="float" office:value="56426000" calcext:value-type="float">
            <text:p>56426000</text:p>
          </table:table-cell>
          <table:table-cell office:value-type="float" office:value="11821.02543883" calcext:value-type="float">
            <text:p>11821.02543883</text:p>
          </table:table-cell>
          <table:table-cell office:value-type="float" office:value="59985000" calcext:value-type="float">
            <text:p>59985000</text:p>
          </table:table-cell>
          <table:table-cell office:value-type="float" office:value="55881000" calcext:value-type="float">
            <text:p>55881000</text:p>
          </table:table-cell>
          <table:table-cell office:value-type="float" office:value="56127880.7581791" calcext:value-type="float">
            <text:p>56127880.7581791</text:p>
          </table:table-cell>
          <table:table-cell office:value-type="float" office:value="10.43058960473" calcext:value-type="float">
            <text:p>10.43058960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5701305505008" calcext:value-type="float">
            <text:p>1.65701305505008</text:p>
          </table:table-cell>
          <table:table-cell office:value-type="float" office:value="4.30190190011349" calcext:value-type="float">
            <text:p>4.30190190011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5T09:00:00" calcext:value-type="date">
            <text:p>2021-03-05 09:00:00</text:p>
          </table:table-cell>
          <table:table-cell office:value-type="float" office:value="56410000" calcext:value-type="float">
            <text:p>56410000</text:p>
          </table:table-cell>
          <table:table-cell office:value-type="float" office:value="57225000" calcext:value-type="float">
            <text:p>57225000</text:p>
          </table:table-cell>
          <table:table-cell office:value-type="float" office:value="54500000" calcext:value-type="float">
            <text:p>54500000</text:p>
          </table:table-cell>
          <table:table-cell office:value-type="float" office:value="56654000" calcext:value-type="float">
            <text:p>56654000</text:p>
          </table:table-cell>
          <table:table-cell office:value-type="float" office:value="8355.34731928" calcext:value-type="float">
            <text:p>8355.34731928</text:p>
          </table:table-cell>
          <table:table-cell office:value-type="float" office:value="58462000" calcext:value-type="float">
            <text:p>58462000</text:p>
          </table:table-cell>
          <table:table-cell office:value-type="float" office:value="54358000" calcext:value-type="float">
            <text:p>54358000</text:p>
          </table:table-cell>
          <table:table-cell office:value-type="float" office:value="56227253.8387861" calcext:value-type="float">
            <text:p>56227253.8387861</text:p>
          </table:table-cell>
          <table:table-cell office:value-type="float" office:value="9.25455062782176" calcext:value-type="float">
            <text:p>9.25455062782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5701305505008" calcext:value-type="float">
            <text:p>1.65701305505008</text:p>
          </table:table-cell>
          <table:table-cell office:value-type="float" office:value="4.30190190011349" calcext:value-type="float">
            <text:p>4.30190190011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6T09:00:00" calcext:value-type="date">
            <text:p>2021-03-06 09:00:00</text:p>
          </table:table-cell>
          <table:table-cell office:value-type="float" office:value="56636000" calcext:value-type="float">
            <text:p>56636000</text:p>
          </table:table-cell>
          <table:table-cell office:value-type="float" office:value="57000000" calcext:value-type="float">
            <text:p>57000000</text:p>
          </table:table-cell>
          <table:table-cell office:value-type="float" office:value="54754000" calcext:value-type="float">
            <text:p>54754000</text:p>
          </table:table-cell>
          <table:table-cell office:value-type="float" office:value="56225000" calcext:value-type="float">
            <text:p>56225000</text:p>
          </table:table-cell>
          <table:table-cell office:value-type="float" office:value="5608.84388997" calcext:value-type="float">
            <text:p>5608.84388997</text:p>
          </table:table-cell>
          <table:table-cell office:value-type="float" office:value="59117000" calcext:value-type="float">
            <text:p>59117000</text:p>
          </table:table-cell>
          <table:table-cell office:value-type="float" office:value="54155000" calcext:value-type="float">
            <text:p>54155000</text:p>
          </table:table-cell>
          <table:table-cell office:value-type="float" office:value="56369502.5591907" calcext:value-type="float">
            <text:p>56369502.5591907</text:p>
          </table:table-cell>
          <table:table-cell office:value-type="float" office:value="7.22353448612333" calcext:value-type="float">
            <text:p>7.22353448612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5701305505008" calcext:value-type="float">
            <text:p>1.65701305505008</text:p>
          </table:table-cell>
          <table:table-cell office:value-type="float" office:value="4.30190190011349" calcext:value-type="float">
            <text:p>4.30190190011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7T09:00:00" calcext:value-type="date">
            <text:p>2021-03-07 09:00:00</text:p>
          </table:table-cell>
          <table:table-cell office:value-type="float" office:value="56225000" calcext:value-type="float">
            <text:p>56225000</text:p>
          </table:table-cell>
          <table:table-cell office:value-type="float" office:value="58722000" calcext:value-type="float">
            <text:p>58722000</text:p>
          </table:table-cell>
          <table:table-cell office:value-type="float" office:value="56218000" calcext:value-type="float">
            <text:p>56218000</text:p>
          </table:table-cell>
          <table:table-cell office:value-type="float" office:value="58155000" calcext:value-type="float">
            <text:p>58155000</text:p>
          </table:table-cell>
          <table:table-cell office:value-type="float" office:value="7153.68431896" calcext:value-type="float">
            <text:p>7153.68431896</text:p>
          </table:table-cell>
          <table:table-cell office:value-type="float" office:value="58060000" calcext:value-type="float">
            <text:p>58060000</text:p>
          </table:table-cell>
          <table:table-cell office:value-type="float" office:value="54390000" calcext:value-type="float">
            <text:p>54390000</text:p>
          </table:table-cell>
          <table:table-cell office:value-type="float" office:value="56321335.0394605" calcext:value-type="float">
            <text:p>56321335.0394605</text:p>
          </table:table-cell>
          <table:table-cell office:value-type="float" office:value="3.82491959092813" calcext:value-type="float">
            <text:p>3.82491959092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5701305505008" calcext:value-type="float">
            <text:p>1.65701305505008</text:p>
          </table:table-cell>
          <table:table-cell office:value-type="float" office:value="4.30190190011349" calcext:value-type="float">
            <text:p>4.30190190011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8T09:00:00" calcext:value-type="date">
            <text:p>2021-03-08 09:00:00</text:p>
          </table:table-cell>
          <table:table-cell office:value-type="float" office:value="58155000" calcext:value-type="float">
            <text:p>58155000</text:p>
          </table:table-cell>
          <table:table-cell office:value-type="float" office:value="59837000" calcext:value-type="float">
            <text:p>59837000</text:p>
          </table:table-cell>
          <table:table-cell office:value-type="float" office:value="57187000" calcext:value-type="float">
            <text:p>57187000</text:p>
          </table:table-cell>
          <table:table-cell office:value-type="float" office:value="59821000" calcext:value-type="float">
            <text:p>59821000</text:p>
          </table:table-cell>
          <table:table-cell office:value-type="float" office:value="8033.07628692" calcext:value-type="float">
            <text:p>8033.07628692</text:p>
          </table:table-cell>
          <table:table-cell office:value-type="float" office:value="58729000" calcext:value-type="float">
            <text:p>58729000</text:p>
          </table:table-cell>
          <table:table-cell office:value-type="float" office:value="57581000" calcext:value-type="float">
            <text:p>57581000</text:p>
          </table:table-cell>
          <table:table-cell office:value-type="float" office:value="56932556.6929737" calcext:value-type="float">
            <text:p>56932556.6929737</text:p>
          </table:table-cell>
          <table:table-cell office:value-type="float" office:value="6.90016899924049" calcext:value-type="float">
            <text:p>6.90016899924049</text:p>
          </table:table-cell>
          <table:table-cell office:value-type="float" office:value="1.01839388036575" calcext:value-type="float">
            <text:p>1.01839388036575</text:p>
          </table:table-cell>
          <table:table-cell office:value-type="float" office:value="1" calcext:value-type="float">
            <text:p>1</text:p>
          </table:table-cell>
          <table:table-cell office:value-type="float" office:value="1.68749195494916" calcext:value-type="float">
            <text:p>1.68749195494916</text:p>
          </table:table-cell>
          <table:table-cell office:value-type="float" office:value="2.54164253243459" calcext:value-type="float">
            <text:p>2.541642532434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9T09:00:00" calcext:value-type="date">
            <text:p>2021-03-09 09:00:00</text:p>
          </table:table-cell>
          <table:table-cell office:value-type="float" office:value="59800000" calcext:value-type="float">
            <text:p>59800000</text:p>
          </table:table-cell>
          <table:table-cell office:value-type="float" office:value="62950000" calcext:value-type="float">
            <text:p>62950000</text:p>
          </table:table-cell>
          <table:table-cell office:value-type="float" office:value="59335000" calcext:value-type="float">
            <text:p>59335000</text:p>
          </table:table-cell>
          <table:table-cell office:value-type="float" office:value="62949000" calcext:value-type="float">
            <text:p>62949000</text:p>
          </table:table-cell>
          <table:table-cell office:value-type="float" office:value="9564.08801541" calcext:value-type="float">
            <text:p>9564.08801541</text:p>
          </table:table-cell>
          <table:table-cell office:value-type="float" office:value="60784000" calcext:value-type="float">
            <text:p>60784000</text:p>
          </table:table-cell>
          <table:table-cell office:value-type="float" office:value="58816000" calcext:value-type="float">
            <text:p>58816000</text:p>
          </table:table-cell>
          <table:table-cell office:value-type="float" office:value="57895371.1286491" calcext:value-type="float">
            <text:p>57895371.1286491</text:p>
          </table:table-cell>
          <table:table-cell office:value-type="float" office:value="9.6599548738445" calcext:value-type="float">
            <text:p>9.6599548738445</text:p>
          </table:table-cell>
          <table:table-cell office:value-type="float" office:value="1.03541792576994" calcext:value-type="float">
            <text:p>1.03541792576994</text:p>
          </table:table-cell>
          <table:table-cell office:value-type="float" office:value="1" calcext:value-type="float">
            <text:p>1</text:p>
          </table:table-cell>
          <table:table-cell office:value-type="float" office:value="1.74725941974692" calcext:value-type="float">
            <text:p>1.747259419746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0T09:00:00" calcext:value-type="date">
            <text:p>2021-03-10 09:00:00</text:p>
          </table:table-cell>
          <table:table-cell office:value-type="float" office:value="62950000" calcext:value-type="float">
            <text:p>62950000</text:p>
          </table:table-cell>
          <table:table-cell office:value-type="float" office:value="65500000" calcext:value-type="float">
            <text:p>65500000</text:p>
          </table:table-cell>
          <table:table-cell office:value-type="float" office:value="60870000" calcext:value-type="float">
            <text:p>60870000</text:p>
          </table:table-cell>
          <table:table-cell office:value-type="float" office:value="64350000" calcext:value-type="float">
            <text:p>64350000</text:p>
          </table:table-cell>
          <table:table-cell office:value-type="float" office:value="11752.57016641" calcext:value-type="float">
            <text:p>11752.57016641</text:p>
          </table:table-cell>
          <table:table-cell office:value-type="float" office:value="63416000" calcext:value-type="float">
            <text:p>63416000</text:p>
          </table:table-cell>
          <table:table-cell office:value-type="float" office:value="62484000" calcext:value-type="float">
            <text:p>62484000</text:p>
          </table:table-cell>
          <table:table-cell office:value-type="float" office:value="59579914.085766" calcext:value-type="float">
            <text:p>59579914.085766</text:p>
          </table:table-cell>
          <table:table-cell office:value-type="float" office:value="7.97239238394516" calcext:value-type="float">
            <text:p>7.97239238394516</text:p>
          </table:table-cell>
          <table:table-cell office:value-type="float" office:value="1.01452814431689" calcext:value-type="float">
            <text:p>1.01452814431689</text:p>
          </table:table-cell>
          <table:table-cell office:value-type="float" office:value="1" calcext:value-type="float">
            <text:p>1</text:p>
          </table:table-cell>
          <table:table-cell office:value-type="float" office:value="1.77264385675605" calcext:value-type="float">
            <text:p>1.772643856756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1T09:00:00" calcext:value-type="date">
            <text:p>2021-03-11 09:00:00</text:p>
          </table:table-cell>
          <table:table-cell office:value-type="float" office:value="64354000" calcext:value-type="float">
            <text:p>64354000</text:p>
          </table:table-cell>
          <table:table-cell office:value-type="float" office:value="66800000" calcext:value-type="float">
            <text:p>66800000</text:p>
          </table:table-cell>
          <table:table-cell office:value-type="float" office:value="62946000" calcext:value-type="float">
            <text:p>62946000</text:p>
          </table:table-cell>
          <table:table-cell office:value-type="float" office:value="66208000" calcext:value-type="float">
            <text:p>66208000</text:p>
          </table:table-cell>
          <table:table-cell office:value-type="float" office:value="10294.73535161" calcext:value-type="float">
            <text:p>10294.73535161</text:p>
          </table:table-cell>
          <table:table-cell office:value-type="float" office:value="67584000" calcext:value-type="float">
            <text:p>67584000</text:p>
          </table:table-cell>
          <table:table-cell office:value-type="float" office:value="61124000" calcext:value-type="float">
            <text:p>61124000</text:p>
          </table:table-cell>
          <table:table-cell office:value-type="float" office:value="61169942.723844" calcext:value-type="float">
            <text:p>61169942.723844</text:p>
          </table:table-cell>
          <table:table-cell office:value-type="float" office:value="2.94596220966155" calcext:value-type="float">
            <text:p>2.94596220966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264385675605" calcext:value-type="float">
            <text:p>1.77264385675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2T09:00:00" calcext:value-type="date">
            <text:p>2021-03-12 09:00:00</text:p>
          </table:table-cell>
          <table:table-cell office:value-type="float" office:value="66208000" calcext:value-type="float">
            <text:p>66208000</text:p>
          </table:table-cell>
          <table:table-cell office:value-type="float" office:value="66999000" calcext:value-type="float">
            <text:p>66999000</text:p>
          </table:table-cell>
          <table:table-cell office:value-type="float" office:value="64700000" calcext:value-type="float">
            <text:p>64700000</text:p>
          </table:table-cell>
          <table:table-cell office:value-type="float" office:value="66607000" calcext:value-type="float">
            <text:p>66607000</text:p>
          </table:table-cell>
          <table:table-cell office:value-type="float" office:value="9023.99736202" calcext:value-type="float">
            <text:p>9023.99736202</text:p>
          </table:table-cell>
          <table:table-cell office:value-type="float" office:value="68208000" calcext:value-type="float">
            <text:p>68208000</text:p>
          </table:table-cell>
          <table:table-cell office:value-type="float" office:value="64208000" calcext:value-type="float">
            <text:p>64208000</text:p>
          </table:table-cell>
          <table:table-cell office:value-type="float" office:value="62849295.1492293" calcext:value-type="float">
            <text:p>62849295.1492293</text:p>
          </table:table-cell>
          <table:table-cell office:value-type="float" office:value="2.3632484447913" calcext:value-type="float">
            <text:p>2.3632484447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264385675605" calcext:value-type="float">
            <text:p>1.77264385675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3T09:00:00" calcext:value-type="date">
            <text:p>2021-03-13 09:00:00</text:p>
          </table:table-cell>
          <table:table-cell office:value-type="float" office:value="66607000" calcext:value-type="float">
            <text:p>66607000</text:p>
          </table:table-cell>
          <table:table-cell office:value-type="float" office:value="71000000" calcext:value-type="float">
            <text:p>71000000</text:p>
          </table:table-cell>
          <table:table-cell office:value-type="float" office:value="65416000" calcext:value-type="float">
            <text:p>65416000</text:p>
          </table:table-cell>
          <table:table-cell office:value-type="float" office:value="70615000" calcext:value-type="float">
            <text:p>70615000</text:p>
          </table:table-cell>
          <table:table-cell office:value-type="float" office:value="11160.19223624" calcext:value-type="float">
            <text:p>11160.19223624</text:p>
          </table:table-cell>
          <table:table-cell office:value-type="float" office:value="68507000" calcext:value-type="float">
            <text:p>68507000</text:p>
          </table:table-cell>
          <table:table-cell office:value-type="float" office:value="64707000" calcext:value-type="float">
            <text:p>64707000</text:p>
          </table:table-cell>
          <table:table-cell office:value-type="float" office:value="64101863.4328196" calcext:value-type="float">
            <text:p>64101863.4328196</text:p>
          </table:table-cell>
          <table:table-cell office:value-type="float" office:value="2.04594719987823" calcext:value-type="float">
            <text:p>2.04594719987823</text:p>
          </table:table-cell>
          <table:table-cell office:value-type="float" office:value="1.03057057818909" calcext:value-type="float">
            <text:p>1.03057057818909</text:p>
          </table:table-cell>
          <table:table-cell office:value-type="float" office:value="1" calcext:value-type="float">
            <text:p>1</text:p>
          </table:table-cell>
          <table:table-cell office:value-type="float" office:value="1.82683460438042" calcext:value-type="float">
            <text:p>1.82683460438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4T09:00:00" calcext:value-type="date">
            <text:p>2021-03-14 09:00:00</text:p>
          </table:table-cell>
          <table:table-cell office:value-type="float" office:value="70615000" calcext:value-type="float">
            <text:p>70615000</text:p>
          </table:table-cell>
          <table:table-cell office:value-type="float" office:value="71450000" calcext:value-type="float">
            <text:p>71450000</text:p>
          </table:table-cell>
          <table:table-cell office:value-type="float" office:value="68570000" calcext:value-type="float">
            <text:p>68570000</text:p>
          </table:table-cell>
          <table:table-cell office:value-type="float" office:value="68587000" calcext:value-type="float">
            <text:p>68587000</text:p>
          </table:table-cell>
          <table:table-cell office:value-type="float" office:value="7208.31928034" calcext:value-type="float">
            <text:p>7208.31928034</text:p>
          </table:table-cell>
          <table:table-cell office:value-type="float" office:value="72191000" calcext:value-type="float">
            <text:p>72191000</text:p>
          </table:table-cell>
          <table:table-cell office:value-type="float" office:value="69039000" calcext:value-type="float">
            <text:p>69039000</text:p>
          </table:table-cell>
          <table:table-cell office:value-type="float" office:value="66272908.955213" calcext:value-type="float">
            <text:p>66272908.955213</text:p>
          </table:table-cell>
          <table:table-cell office:value-type="float" office:value="1.65586448036508" calcext:value-type="float">
            <text:p>1.65586448036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2683460438042" calcext:value-type="float">
            <text:p>1.826834604380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5T09:00:00" calcext:value-type="date">
            <text:p>2021-03-15 09:00:00</text:p>
          </table:table-cell>
          <table:table-cell office:value-type="float" office:value="68587000" calcext:value-type="float">
            <text:p>68587000</text:p>
          </table:table-cell>
          <table:table-cell office:value-type="float" office:value="70155000" calcext:value-type="float">
            <text:p>70155000</text:p>
          </table:table-cell>
          <table:table-cell office:value-type="float" office:value="63500000" calcext:value-type="float">
            <text:p>63500000</text:p>
          </table:table-cell>
          <table:table-cell office:value-type="float" office:value="64487000" calcext:value-type="float">
            <text:p>64487000</text:p>
          </table:table-cell>
          <table:table-cell office:value-type="float" office:value="18721.85915843" calcext:value-type="float">
            <text:p>18721.85915843</text:p>
          </table:table-cell>
          <table:table-cell office:value-type="float" office:value="69439000" calcext:value-type="float">
            <text:p>69439000</text:p>
          </table:table-cell>
          <table:table-cell office:value-type="float" office:value="67735000" calcext:value-type="float">
            <text:p>67735000</text:p>
          </table:table-cell>
          <table:table-cell office:value-type="float" office:value="67044272.6368087" calcext:value-type="float">
            <text:p>67044272.6368087</text:p>
          </table:table-cell>
          <table:table-cell office:value-type="float" office:value="-2.55924394554283" calcext:value-type="float">
            <text:p>-2.55924394554283</text:p>
          </table:table-cell>
          <table:table-cell office:value-type="float" office:value="0.928485608951742" calcext:value-type="float">
            <text:p>0.928485608951742</text:p>
          </table:table-cell>
          <table:table-cell office:value-type="float" office:value="1" calcext:value-type="float">
            <text:p>1</text:p>
          </table:table-cell>
          <table:table-cell office:value-type="float" office:value="1.69618964010227" calcext:value-type="float">
            <text:p>1.69618964010227</text:p>
          </table:table-cell>
          <table:table-cell office:value-type="float" office:value="7.15143910482581" calcext:value-type="float">
            <text:p>7.15143910482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6T09:00:00" calcext:value-type="date">
            <text:p>2021-03-16 09:00:00</text:p>
          </table:table-cell>
          <table:table-cell office:value-type="float" office:value="64490000" calcext:value-type="float">
            <text:p>64490000</text:p>
          </table:table-cell>
          <table:table-cell office:value-type="float" office:value="66020000" calcext:value-type="float">
            <text:p>66020000</text:p>
          </table:table-cell>
          <table:table-cell office:value-type="float" office:value="62000000" calcext:value-type="float">
            <text:p>62000000</text:p>
          </table:table-cell>
          <table:table-cell office:value-type="float" office:value="66020000" calcext:value-type="float">
            <text:p>66020000</text:p>
          </table:table-cell>
          <table:table-cell office:value-type="float" office:value="13522.70847173" calcext:value-type="float">
            <text:p>13522.70847173</text:p>
          </table:table-cell>
          <table:table-cell office:value-type="float" office:value="67045000" calcext:value-type="float">
            <text:p>67045000</text:p>
          </table:table-cell>
          <table:table-cell office:value-type="float" office:value="61935000" calcext:value-type="float">
            <text:p>61935000</text:p>
          </table:table-cell>
          <table:table-cell office:value-type="float" office:value="66191848.4245391" calcext:value-type="float">
            <text:p>66191848.4245391</text:p>
          </table:table-cell>
          <table:table-cell office:value-type="float" office:value="-10.1144982786313" calcext:value-type="float">
            <text:p>-10.1144982786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618964010227" calcext:value-type="float">
            <text:p>1.69618964010227</text:p>
          </table:table-cell>
          <table:table-cell office:value-type="float" office:value="7.15143910482581" calcext:value-type="float">
            <text:p>7.151439104825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7T09:00:00" calcext:value-type="date">
            <text:p>2021-03-17 09:00:00</text:p>
          </table:table-cell>
          <table:table-cell office:value-type="float" office:value="66020000" calcext:value-type="float">
            <text:p>66020000</text:p>
          </table:table-cell>
          <table:table-cell office:value-type="float" office:value="68800000" calcext:value-type="float">
            <text:p>68800000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68494000" calcext:value-type="float">
            <text:p>68494000</text:p>
          </table:table-cell>
          <table:table-cell office:value-type="float" office:value="14319.54868263" calcext:value-type="float">
            <text:p>14319.54868263</text:p>
          </table:table-cell>
          <table:table-cell office:value-type="float" office:value="68510000" calcext:value-type="float">
            <text:p>68510000</text:p>
          </table:table-cell>
          <table:table-cell office:value-type="float" office:value="63530000" calcext:value-type="float">
            <text:p>63530000</text:p>
          </table:table-cell>
          <table:table-cell office:value-type="float" office:value="66134565.6163594" calcext:value-type="float">
            <text:p>66134565.6163594</text:p>
          </table:table-cell>
          <table:table-cell office:value-type="float" office:value="-7.56407715650478" calcext:value-type="float">
            <text:p>-7.56407715650478</text:p>
          </table:table-cell>
          <table:table-cell office:value-type="float" office:value="1" calcext:value-type="float">
            <text:p>1</text:p>
          </table:table-cell>
          <table:table-cell office:value-type="float" office:value="0.927326498671416" calcext:value-type="float">
            <text:p>0.927326498671416</text:p>
          </table:table-cell>
          <table:table-cell office:value-type="float" office:value="1.57292160003876" calcext:value-type="float">
            <text:p>1.57292160003876</text:p>
          </table:table-cell>
          <table:table-cell office:value-type="float" office:value="13.8990691183983" calcext:value-type="float">
            <text:p>13.899069118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8T09:00:00" calcext:value-type="date">
            <text:p>2021-03-18 09:00:00</text:p>
          </table:table-cell>
          <table:table-cell office:value-type="float" office:value="68494000" calcext:value-type="float">
            <text:p>68494000</text:p>
          </table:table-cell>
          <table:table-cell office:value-type="float" office:value="70204000" calcext:value-type="float">
            <text:p>70204000</text:p>
          </table:table-cell>
          <table:table-cell office:value-type="float" office:value="66846000" calcext:value-type="float">
            <text:p>66846000</text:p>
          </table:table-cell>
          <table:table-cell office:value-type="float" office:value="67139000" calcext:value-type="float">
            <text:p>67139000</text:p>
          </table:table-cell>
          <table:table-cell office:value-type="float" office:value="11432.45517689" calcext:value-type="float">
            <text:p>11432.45517689</text:p>
          </table:table-cell>
          <table:table-cell office:value-type="float" office:value="72320000" calcext:value-type="float">
            <text:p>72320000</text:p>
          </table:table-cell>
          <table:table-cell office:value-type="float" office:value="64668000" calcext:value-type="float">
            <text:p>64668000</text:p>
          </table:table-cell>
          <table:table-cell office:value-type="float" office:value="66921043.7442396" calcext:value-type="float">
            <text:p>66921043.7442396</text:p>
          </table:table-cell>
          <table:table-cell office:value-type="float" office:value="-1.61769573686448" calcext:value-type="float">
            <text:p>-1.61769573686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7292160003876" calcext:value-type="float">
            <text:p>1.57292160003876</text:p>
          </table:table-cell>
          <table:table-cell office:value-type="float" office:value="13.8990691183983" calcext:value-type="float">
            <text:p>13.8990691183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9T09:00:00" calcext:value-type="date">
            <text:p>2021-03-19 09:00:00</text:p>
          </table:table-cell>
          <table:table-cell office:value-type="float" office:value="67139000" calcext:value-type="float">
            <text:p>67139000</text:p>
          </table:table-cell>
          <table:table-cell office:value-type="float" office:value="69746000" calcext:value-type="float">
            <text:p>69746000</text:p>
          </table:table-cell>
          <table:table-cell office:value-type="float" office:value="65567000" calcext:value-type="float">
            <text:p>65567000</text:p>
          </table:table-cell>
          <table:table-cell office:value-type="float" office:value="67974000" calcext:value-type="float">
            <text:p>67974000</text:p>
          </table:table-cell>
          <table:table-cell office:value-type="float" office:value="8681.15691734" calcext:value-type="float">
            <text:p>8681.15691734</text:p>
          </table:table-cell>
          <table:table-cell office:value-type="float" office:value="69142000" calcext:value-type="float">
            <text:p>69142000</text:p>
          </table:table-cell>
          <table:table-cell office:value-type="float" office:value="65136000" calcext:value-type="float">
            <text:p>65136000</text:p>
          </table:table-cell>
          <table:table-cell office:value-type="float" office:value="66993695.8294931" calcext:value-type="float">
            <text:p>66993695.8294931</text:p>
          </table:table-cell>
          <table:table-cell office:value-type="float" office:value="-3.81347322905657" calcext:value-type="float">
            <text:p>-3.81347322905657</text:p>
          </table:table-cell>
          <table:table-cell office:value-type="float" office:value="0.982907228602008" calcext:value-type="float">
            <text:p>0.982907228602008</text:p>
          </table:table-cell>
          <table:table-cell office:value-type="float" office:value="1" calcext:value-type="float">
            <text:p>1</text:p>
          </table:table-cell>
          <table:table-cell office:value-type="float" office:value="1.54603601070234" calcext:value-type="float">
            <text:p>1.54603601070234</text:p>
          </table:table-cell>
          <table:table-cell office:value-type="float" office:value="15.3707726471119" calcext:value-type="float">
            <text:p>15.3707726471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0T09:00:00" calcext:value-type="date">
            <text:p>2021-03-20 09:00:00</text:p>
          </table:table-cell>
          <table:table-cell office:value-type="float" office:value="67911000" calcext:value-type="float">
            <text:p>67911000</text:p>
          </table:table-cell>
          <table:table-cell office:value-type="float" office:value="69980000" calcext:value-type="float">
            <text:p>69980000</text:p>
          </table:table-cell>
          <table:table-cell office:value-type="float" office:value="67700000" calcext:value-type="float">
            <text:p>67700000</text:p>
          </table:table-cell>
          <table:table-cell office:value-type="float" office:value="67849000" calcext:value-type="float">
            <text:p>67849000</text:p>
          </table:table-cell>
          <table:table-cell office:value-type="float" office:value="8023.60837109" calcext:value-type="float">
            <text:p>8023.60837109</text:p>
          </table:table-cell>
          <table:table-cell office:value-type="float" office:value="71255000" calcext:value-type="float">
            <text:p>71255000</text:p>
          </table:table-cell>
          <table:table-cell office:value-type="float" office:value="64567000" calcext:value-type="float">
            <text:p>64567000</text:p>
          </table:table-cell>
          <table:table-cell office:value-type="float" office:value="67320463.8863287" calcext:value-type="float">
            <text:p>67320463.8863287</text:p>
          </table:table-cell>
          <table:table-cell office:value-type="float" office:value="-2.41814352274376" calcext:value-type="float">
            <text:p>-2.41814352274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03601070234" calcext:value-type="float">
            <text:p>1.54603601070234</text:p>
          </table:table-cell>
          <table:table-cell office:value-type="float" office:value="15.3707726471119" calcext:value-type="float">
            <text:p>15.3707726471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1T09:00:00" calcext:value-type="date">
            <text:p>2021-03-21 09:00:00</text:p>
          </table:table-cell>
          <table:table-cell office:value-type="float" office:value="67849000" calcext:value-type="float">
            <text:p>67849000</text:p>
          </table:table-cell>
          <table:table-cell office:value-type="float" office:value="68715000" calcext:value-type="float">
            <text:p>68715000</text:p>
          </table:table-cell>
          <table:table-cell office:value-type="float" office:value="65451000" calcext:value-type="float">
            <text:p>65451000</text:p>
          </table:table-cell>
          <table:table-cell office:value-type="float" office:value="67120000" calcext:value-type="float">
            <text:p>67120000</text:p>
          </table:table-cell>
          <table:table-cell office:value-type="float" office:value="8097.42887785" calcext:value-type="float">
            <text:p>8097.42887785</text:p>
          </table:table-cell>
          <table:table-cell office:value-type="float" office:value="70067000" calcext:value-type="float">
            <text:p>70067000</text:p>
          </table:table-cell>
          <table:table-cell office:value-type="float" office:value="65631000" calcext:value-type="float">
            <text:p>65631000</text:p>
          </table:table-cell>
          <table:table-cell office:value-type="float" office:value="67496642.5908858" calcext:value-type="float">
            <text:p>67496642.5908858</text:p>
          </table:table-cell>
          <table:table-cell office:value-type="float" office:value="-1.79546304616746" calcext:value-type="float">
            <text:p>-1.79546304616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03601070234" calcext:value-type="float">
            <text:p>1.54603601070234</text:p>
          </table:table-cell>
          <table:table-cell office:value-type="float" office:value="15.3707726471119" calcext:value-type="float">
            <text:p>15.3707726471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2T09:00:00" calcext:value-type="date">
            <text:p>2021-03-22 09:00:00</text:p>
          </table:table-cell>
          <table:table-cell office:value-type="float" office:value="67064000" calcext:value-type="float">
            <text:p>67064000</text:p>
          </table:table-cell>
          <table:table-cell office:value-type="float" office:value="68380000" calcext:value-type="float">
            <text:p>68380000</text:p>
          </table:table-cell>
          <table:table-cell office:value-type="float" office:value="64345000" calcext:value-type="float">
            <text:p>64345000</text:p>
          </table:table-cell>
          <table:table-cell office:value-type="float" office:value="64725000" calcext:value-type="float">
            <text:p>64725000</text:p>
          </table:table-cell>
          <table:table-cell office:value-type="float" office:value="8366.41055146" calcext:value-type="float">
            <text:p>8366.41055146</text:p>
          </table:table-cell>
          <table:table-cell office:value-type="float" office:value="69599000" calcext:value-type="float">
            <text:p>69599000</text:p>
          </table:table-cell>
          <table:table-cell office:value-type="float" office:value="64529000" calcext:value-type="float">
            <text:p>64529000</text:p>
          </table:table-cell>
          <table:table-cell office:value-type="float" office:value="67371095.0605905" calcext:value-type="float">
            <text:p>67371095.0605905</text:p>
          </table:table-cell>
          <table:table-cell office:value-type="float" office:value="-3.11949859405293" calcext:value-type="float">
            <text:p>-3.11949859405293</text:p>
          </table:table-cell>
          <table:table-cell office:value-type="float" office:value="1" calcext:value-type="float">
            <text:p>1</text:p>
          </table:table-cell>
          <table:table-cell office:value-type="float" office:value="0.996771803785245" calcext:value-type="float">
            <text:p>0.996771803785245</text:p>
          </table:table-cell>
          <table:table-cell office:value-type="float" office:value="1.54104510310471" calcext:value-type="float">
            <text:p>1.54104510310471</text:p>
          </table:table-cell>
          <table:table-cell office:value-type="float" office:value="15.6439723985101" calcext:value-type="float">
            <text:p>15.6439723985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3T09:00:00" calcext:value-type="date">
            <text:p>2021-03-23 09:00:00</text:p>
          </table:table-cell>
          <table:table-cell office:value-type="float" office:value="64728000" calcext:value-type="float">
            <text:p>64728000</text:p>
          </table:table-cell>
          <table:table-cell office:value-type="float" office:value="66279000" calcext:value-type="float">
            <text:p>66279000</text:p>
          </table:table-cell>
          <table:table-cell office:value-type="float" office:value="63000000" calcext:value-type="float">
            <text:p>63000000</text:p>
          </table:table-cell>
          <table:table-cell office:value-type="float" office:value="65458000" calcext:value-type="float">
            <text:p>65458000</text:p>
          </table:table-cell>
          <table:table-cell office:value-type="float" office:value="9961.04059631" calcext:value-type="float">
            <text:p>9961.04059631</text:p>
          </table:table-cell>
          <table:table-cell office:value-type="float" office:value="66424000" calcext:value-type="float">
            <text:p>66424000</text:p>
          </table:table-cell>
          <table:table-cell office:value-type="float" office:value="63032000" calcext:value-type="float">
            <text:p>63032000</text:p>
          </table:table-cell>
          <table:table-cell office:value-type="float" office:value="66489063.373727" calcext:value-type="float">
            <text:p>66489063.373727</text:p>
          </table:table-cell>
          <table:table-cell office:value-type="float" office:value="-9.00661166848991" calcext:value-type="float">
            <text:p>-9.00661166848991</text:p>
          </table:table-cell>
          <table:table-cell office:value-type="float" office:value="1" calcext:value-type="float">
            <text:p>1</text:p>
          </table:table-cell>
          <table:table-cell office:value-type="float" office:value="0.962738067157567" calcext:value-type="float">
            <text:p>0.962738067157567</text:p>
          </table:table-cell>
          <table:table-cell office:value-type="float" office:value="1.48362278396567" calcext:value-type="float">
            <text:p>1.48362278396567</text:p>
          </table:table-cell>
          <table:table-cell office:value-type="float" office:value="18.7872410338513" calcext:value-type="float">
            <text:p>18.7872410338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4T09:00:00" calcext:value-type="date">
            <text:p>2021-03-24 09:00:00</text:p>
          </table:table-cell>
          <table:table-cell office:value-type="float" office:value="65458000" calcext:value-type="float">
            <text:p>65458000</text:p>
          </table:table-cell>
          <table:table-cell office:value-type="float" office:value="68370000" calcext:value-type="float">
            <text:p>68370000</text:p>
          </table:table-cell>
          <table:table-cell office:value-type="float" office:value="64500000" calcext:value-type="float">
            <text:p>64500000</text:p>
          </table:table-cell>
          <table:table-cell office:value-type="float" office:value="64777000" calcext:value-type="float">
            <text:p>64777000</text:p>
          </table:table-cell>
          <table:table-cell office:value-type="float" office:value="11366.40452396" calcext:value-type="float">
            <text:p>11366.40452396</text:p>
          </table:table-cell>
          <table:table-cell office:value-type="float" office:value="68007000" calcext:value-type="float">
            <text:p>68007000</text:p>
          </table:table-cell>
          <table:table-cell office:value-type="float" office:value="62909000" calcext:value-type="float">
            <text:p>62909000</text:p>
          </table:table-cell>
          <table:table-cell office:value-type="float" office:value="66145375.5824847" calcext:value-type="float">
            <text:p>66145375.5824847</text:p>
          </table:table-cell>
          <table:table-cell office:value-type="float" office:value="-4.89818906685535" calcext:value-type="float">
            <text:p>-4.89818906685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362278396567" calcext:value-type="float">
            <text:p>1.48362278396567</text:p>
          </table:table-cell>
          <table:table-cell office:value-type="float" office:value="18.7872410338513" calcext:value-type="float">
            <text:p>18.7872410338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5T09:00:00" calcext:value-type="date">
            <text:p>2021-03-25 09:00:00</text:p>
          </table:table-cell>
          <table:table-cell office:value-type="float" office:value="64777000" calcext:value-type="float">
            <text:p>64777000</text:p>
          </table:table-cell>
          <table:table-cell office:value-type="float" office:value="65305000" calcext:value-type="float">
            <text:p>65305000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63328000" calcext:value-type="float">
            <text:p>63328000</text:p>
          </table:table-cell>
          <table:table-cell office:value-type="float" office:value="10463.20781465" calcext:value-type="float">
            <text:p>10463.20781465</text:p>
          </table:table-cell>
          <table:table-cell office:value-type="float" office:value="67966000" calcext:value-type="float">
            <text:p>67966000</text:p>
          </table:table-cell>
          <table:table-cell office:value-type="float" office:value="61588000" calcext:value-type="float">
            <text:p>61588000</text:p>
          </table:table-cell>
          <table:table-cell office:value-type="float" office:value="65689250.3883231" calcext:value-type="float">
            <text:p>65689250.3883231</text:p>
          </table:table-cell>
          <table:table-cell office:value-type="float" office:value="-4.72174336572507" calcext:value-type="float">
            <text:p>-4.72174336572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362278396567" calcext:value-type="float">
            <text:p>1.48362278396567</text:p>
          </table:table-cell>
          <table:table-cell office:value-type="float" office:value="18.7872410338513" calcext:value-type="float">
            <text:p>18.7872410338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6T09:00:00" calcext:value-type="date">
            <text:p>2021-03-26 09:00:00</text:p>
          </table:table-cell>
          <table:table-cell office:value-type="float" office:value="63334000" calcext:value-type="float">
            <text:p>63334000</text:p>
          </table:table-cell>
          <table:table-cell office:value-type="float" office:value="65723000" calcext:value-type="float">
            <text:p>65723000</text:p>
          </table:table-cell>
          <table:table-cell office:value-type="float" office:value="63265000" calcext:value-type="float">
            <text:p>63265000</text:p>
          </table:table-cell>
          <table:table-cell office:value-type="float" office:value="65675000" calcext:value-type="float">
            <text:p>65675000</text:p>
          </table:table-cell>
          <table:table-cell office:value-type="float" office:value="8081.6698713" calcext:value-type="float">
            <text:p>8081.6698713</text:p>
          </table:table-cell>
          <table:table-cell office:value-type="float" office:value="64690000" calcext:value-type="float">
            <text:p>64690000</text:p>
          </table:table-cell>
          <table:table-cell office:value-type="float" office:value="61978000" calcext:value-type="float">
            <text:p>61978000</text:p>
          </table:table-cell>
          <table:table-cell office:value-type="float" office:value="64902166.9255488" calcext:value-type="float">
            <text:p>64902166.9255488</text:p>
          </table:table-cell>
          <table:table-cell office:value-type="float" office:value="-9.2726156572846" calcext:value-type="float">
            <text:p>-9.27261565728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362278396567" calcext:value-type="float">
            <text:p>1.48362278396567</text:p>
          </table:table-cell>
          <table:table-cell office:value-type="float" office:value="18.7872410338513" calcext:value-type="float">
            <text:p>18.7872410338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7T09:00:00" calcext:value-type="date">
            <text:p>2021-03-27 09:00:00</text:p>
          </table:table-cell>
          <table:table-cell office:value-type="float" office:value="65660000" calcext:value-type="float">
            <text:p>65660000</text:p>
          </table:table-cell>
          <table:table-cell office:value-type="float" office:value="67304000" calcext:value-type="float">
            <text:p>67304000</text:p>
          </table:table-cell>
          <table:table-cell office:value-type="float" office:value="65111000" calcext:value-type="float">
            <text:p>65111000</text:p>
          </table:table-cell>
          <table:table-cell office:value-type="float" office:value="66591000" calcext:value-type="float">
            <text:p>66591000</text:p>
          </table:table-cell>
          <table:table-cell office:value-type="float" office:value="5963.9246348" calcext:value-type="float">
            <text:p>5963.9246348</text:p>
          </table:table-cell>
          <table:table-cell office:value-type="float" office:value="65777000" calcext:value-type="float">
            <text:p>65777000</text:p>
          </table:table-cell>
          <table:table-cell office:value-type="float" office:value="65543000" calcext:value-type="float">
            <text:p>65543000</text:p>
          </table:table-cell>
          <table:table-cell office:value-type="float" office:value="65159777.9503658" calcext:value-type="float">
            <text:p>65159777.9503658</text:p>
          </table:table-cell>
          <table:table-cell office:value-type="float" office:value="-0.476006399446277" calcext:value-type="float">
            <text:p>-0.476006399446277</text:p>
          </table:table-cell>
          <table:table-cell office:value-type="float" office:value="1.01217514632774" calcext:value-type="float">
            <text:p>1.01217514632774</text:p>
          </table:table-cell>
          <table:table-cell office:value-type="float" office:value="1" calcext:value-type="float">
            <text:p>1</text:p>
          </table:table-cell>
          <table:table-cell office:value-type="float" office:value="1.50168610845562" calcext:value-type="float">
            <text:p>1.50168610845562</text:p>
          </table:table-cell>
          <table:table-cell office:value-type="float" office:value="17.7984638097586" calcext:value-type="float">
            <text:p>17.79846380975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8T09:00:00" calcext:value-type="date">
            <text:p>2021-03-28 09:00:00</text:p>
          </table:table-cell>
          <table:table-cell office:value-type="float" office:value="66648000" calcext:value-type="float">
            <text:p>66648000</text:p>
          </table:table-cell>
          <table:table-cell office:value-type="float" office:value="67500000" calcext:value-type="float">
            <text:p>67500000</text:p>
          </table:table-cell>
          <table:table-cell office:value-type="float" office:value="66238000" calcext:value-type="float">
            <text:p>66238000</text:p>
          </table:table-cell>
          <table:table-cell office:value-type="float" office:value="67133000" calcext:value-type="float">
            <text:p>67133000</text:p>
          </table:table-cell>
          <table:table-cell office:value-type="float" office:value="4650.42503973" calcext:value-type="float">
            <text:p>4650.42503973</text:p>
          </table:table-cell>
          <table:table-cell office:value-type="float" office:value="67910000" calcext:value-type="float">
            <text:p>67910000</text:p>
          </table:table-cell>
          <table:table-cell office:value-type="float" office:value="65386000" calcext:value-type="float">
            <text:p>65386000</text:p>
          </table:table-cell>
          <table:table-cell office:value-type="float" office:value="65636851.9669106" calcext:value-type="float">
            <text:p>65636851.9669106</text:p>
          </table:table-cell>
          <table:table-cell office:value-type="float" office:value="5.21218655286334" calcext:value-type="float">
            <text:p>5.21218655286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0168610845562" calcext:value-type="float">
            <text:p>1.50168610845562</text:p>
          </table:table-cell>
          <table:table-cell office:value-type="float" office:value="17.7984638097586" calcext:value-type="float">
            <text:p>17.7984638097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9T09:00:00" calcext:value-type="date">
            <text:p>2021-03-29 09:00:00</text:p>
          </table:table-cell>
          <table:table-cell office:value-type="float" office:value="67133000" calcext:value-type="float">
            <text:p>67133000</text:p>
          </table:table-cell>
          <table:table-cell office:value-type="float" office:value="69435000" calcext:value-type="float">
            <text:p>69435000</text:p>
          </table:table-cell>
          <table:table-cell office:value-type="float" office:value="66500000" calcext:value-type="float">
            <text:p>66500000</text:p>
          </table:table-cell>
          <table:table-cell office:value-type="float" office:value="68701000" calcext:value-type="float">
            <text:p>68701000</text:p>
          </table:table-cell>
          <table:table-cell office:value-type="float" office:value="8060.78382844" calcext:value-type="float">
            <text:p>8060.78382844</text:p>
          </table:table-cell>
          <table:table-cell office:value-type="float" office:value="67910000" calcext:value-type="float">
            <text:p>67910000</text:p>
          </table:table-cell>
          <table:table-cell office:value-type="float" office:value="66356000" calcext:value-type="float">
            <text:p>66356000</text:p>
          </table:table-cell>
          <table:table-cell office:value-type="float" office:value="66135567.9779404" calcext:value-type="float">
            <text:p>66135567.9779404</text:p>
          </table:table-cell>
          <table:table-cell office:value-type="float" office:value="7.14268547892812" calcext:value-type="float">
            <text:p>7.14268547892812</text:p>
          </table:table-cell>
          <table:table-cell office:value-type="float" office:value="1.01144776910617" calcext:value-type="float">
            <text:p>1.01144776910617</text:p>
          </table:table-cell>
          <table:table-cell office:value-type="float" office:value="1" calcext:value-type="float">
            <text:p>1</text:p>
          </table:table-cell>
          <table:table-cell office:value-type="float" office:value="1.51887706429517" calcext:value-type="float">
            <text:p>1.51887706429517</text:p>
          </table:table-cell>
          <table:table-cell office:value-type="float" office:value="16.8574396032803" calcext:value-type="float">
            <text:p>16.85743960328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30T09:00:00" calcext:value-type="date">
            <text:p>2021-03-30 09:00:00</text:p>
          </table:table-cell>
          <table:table-cell office:value-type="float" office:value="68693000" calcext:value-type="float">
            <text:p>68693000</text:p>
          </table:table-cell>
          <table:table-cell office:value-type="float" office:value="70979000" calcext:value-type="float">
            <text:p>70979000</text:p>
          </table:table-cell>
          <table:table-cell office:value-type="float" office:value="68500000" calcext:value-type="float">
            <text:p>68500000</text:p>
          </table:table-cell>
          <table:table-cell office:value-type="float" office:value="70800000" calcext:value-type="float">
            <text:p>70800000</text:p>
          </table:table-cell>
          <table:table-cell office:value-type="float" office:value="7699.70796273" calcext:value-type="float">
            <text:p>7699.70796273</text:p>
          </table:table-cell>
          <table:table-cell office:value-type="float" office:value="70060000" calcext:value-type="float">
            <text:p>70060000</text:p>
          </table:table-cell>
          <table:table-cell office:value-type="float" office:value="67326000" calcext:value-type="float">
            <text:p>67326000</text:p>
          </table:table-cell>
          <table:table-cell office:value-type="float" office:value="66990711.9852936" calcext:value-type="float">
            <text:p>66990711.9852936</text:p>
          </table:table-cell>
          <table:table-cell office:value-type="float" office:value="12.7090146142242" calcext:value-type="float">
            <text:p>12.7090146142242</text:p>
          </table:table-cell>
          <table:table-cell office:value-type="float" office:value="1.01036237510705" calcext:value-type="float">
            <text:p>1.01036237510705</text:p>
          </table:table-cell>
          <table:table-cell office:value-type="float" office:value="1" calcext:value-type="float">
            <text:p>1</text:p>
          </table:table-cell>
          <table:table-cell office:value-type="float" office:value="1.53461623817689" calcext:value-type="float">
            <text:p>1.53461623817689</text:p>
          </table:table-cell>
          <table:table-cell office:value-type="float" office:value="15.9958852050888" calcext:value-type="float">
            <text:p>15.99588520508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31T09:00:00" calcext:value-type="date">
            <text:p>2021-03-31 09:00:00</text:p>
          </table:table-cell>
          <table:table-cell office:value-type="float" office:value="70800000" calcext:value-type="float">
            <text:p>70800000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69194000" calcext:value-type="float">
            <text:p>69194000</text:p>
          </table:table-cell>
          <table:table-cell office:value-type="float" office:value="71513000" calcext:value-type="float">
            <text:p>71513000</text:p>
          </table:table-cell>
          <table:table-cell office:value-type="float" office:value="9836.87568844" calcext:value-type="float">
            <text:p>9836.87568844</text:p>
          </table:table-cell>
          <table:table-cell office:value-type="float" office:value="71172000" calcext:value-type="float">
            <text:p>71172000</text:p>
          </table:table-cell>
          <table:table-cell office:value-type="float" office:value="70428000" calcext:value-type="float">
            <text:p>70428000</text:p>
          </table:table-cell>
          <table:table-cell office:value-type="float" office:value="68260474.6568624" calcext:value-type="float">
            <text:p>68260474.6568624</text:p>
          </table:table-cell>
          <table:table-cell office:value-type="float" office:value="13.0415673008209" calcext:value-type="float">
            <text:p>13.0415673008209</text:p>
          </table:table-cell>
          <table:table-cell office:value-type="float" office:value="1.00459121002642" calcext:value-type="float">
            <text:p>1.00459121002642</text:p>
          </table:table-cell>
          <table:table-cell office:value-type="float" office:value="1" calcext:value-type="float">
            <text:p>1</text:p>
          </table:table-cell>
          <table:table-cell office:value-type="float" office:value="1.54166198363631" calcext:value-type="float">
            <text:p>1.54166198363631</text:p>
          </table:table-cell>
          <table:table-cell office:value-type="float" office:value="15.6102046709823" calcext:value-type="float">
            <text:p>15.61020467098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1T09:00:00" calcext:value-type="date">
            <text:p>2021-04-01 09:00:00</text:p>
          </table:table-cell>
          <table:table-cell office:value-type="float" office:value="71480000" calcext:value-type="float">
            <text:p>71480000</text:p>
          </table:table-cell>
          <table:table-cell office:value-type="float" office:value="73325000" calcext:value-type="float">
            <text:p>73325000</text:p>
          </table:table-cell>
          <table:table-cell office:value-type="float" office:value="71032000" calcext:value-type="float">
            <text:p>71032000</text:p>
          </table:table-cell>
          <table:table-cell office:value-type="float" office:value="72749000" calcext:value-type="float">
            <text:p>72749000</text:p>
          </table:table-cell>
          <table:table-cell office:value-type="float" office:value="9170.38195837" calcext:value-type="float">
            <text:p>9170.38195837</text:p>
          </table:table-cell>
          <table:table-cell office:value-type="float" office:value="73573000" calcext:value-type="float">
            <text:p>73573000</text:p>
          </table:table-cell>
          <table:table-cell office:value-type="float" office:value="69387000" calcext:value-type="float">
            <text:p>69387000</text:p>
          </table:table-cell>
          <table:table-cell office:value-type="float" office:value="69344649.7712416" calcext:value-type="float">
            <text:p>69344649.7712416</text:p>
          </table:table-cell>
          <table:table-cell office:value-type="float" office:value="9.11050920160659" calcext:value-type="float">
            <text:p>9.11050920160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166198363631" calcext:value-type="float">
            <text:p>1.54166198363631</text:p>
          </table:table-cell>
          <table:table-cell office:value-type="float" office:value="15.6102046709823" calcext:value-type="float">
            <text:p>15.6102046709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2T09:00:00" calcext:value-type="date">
            <text:p>2021-04-02 09:00:00</text:p>
          </table:table-cell>
          <table:table-cell office:value-type="float" office:value="72749000" calcext:value-type="float">
            <text:p>72749000</text:p>
          </table:table-cell>
          <table:table-cell office:value-type="float" office:value="74400000" calcext:value-type="float">
            <text:p>74400000</text:p>
          </table:table-cell>
          <table:table-cell office:value-type="float" office:value="71841000" calcext:value-type="float">
            <text:p>71841000</text:p>
          </table:table-cell>
          <table:table-cell office:value-type="float" office:value="73855000" calcext:value-type="float">
            <text:p>73855000</text:p>
          </table:table-cell>
          <table:table-cell office:value-type="float" office:value="8712.29408175" calcext:value-type="float">
            <text:p>8712.29408175</text:p>
          </table:table-cell>
          <table:table-cell office:value-type="float" office:value="73773000" calcext:value-type="float">
            <text:p>73773000</text:p>
          </table:table-cell>
          <table:table-cell office:value-type="float" office:value="71725000" calcext:value-type="float">
            <text:p>71725000</text:p>
          </table:table-cell>
          <table:table-cell office:value-type="float" office:value="70479433.1808277" calcext:value-type="float">
            <text:p>70479433.1808277</text:p>
          </table:table-cell>
          <table:table-cell office:value-type="float" office:value="5.80144228219933" calcext:value-type="float">
            <text:p>5.80144228219933</text:p>
          </table:table-cell>
          <table:table-cell office:value-type="float" office:value="1.00091151776395" calcext:value-type="float">
            <text:p>1.00091151776395</text:p>
          </table:table-cell>
          <table:table-cell office:value-type="float" office:value="1" calcext:value-type="float">
            <text:p>1</text:p>
          </table:table-cell>
          <table:table-cell office:value-type="float" office:value="1.5430672359204" calcext:value-type="float">
            <text:p>1.5430672359204</text:p>
          </table:table-cell>
          <table:table-cell office:value-type="float" office:value="15.5332818734437" calcext:value-type="float">
            <text:p>15.53328187344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3T09:00:00" calcext:value-type="date">
            <text:p>2021-04-03 09:00:00</text:p>
          </table:table-cell>
          <table:table-cell office:value-type="float" office:value="73934000" calcext:value-type="float">
            <text:p>73934000</text:p>
          </table:table-cell>
          <table:table-cell office:value-type="float" office:value="75703000" calcext:value-type="float">
            <text:p>75703000</text:p>
          </table:table-cell>
          <table:table-cell office:value-type="float" office:value="71783000" calcext:value-type="float">
            <text:p>71783000</text:p>
          </table:table-cell>
          <table:table-cell office:value-type="float" office:value="72187000" calcext:value-type="float">
            <text:p>72187000</text:p>
          </table:table-cell>
          <table:table-cell office:value-type="float" office:value="9274.31810933" calcext:value-type="float">
            <text:p>9274.31810933</text:p>
          </table:table-cell>
          <table:table-cell office:value-type="float" office:value="75387000" calcext:value-type="float">
            <text:p>75387000</text:p>
          </table:table-cell>
          <table:table-cell office:value-type="float" office:value="72481000" calcext:value-type="float">
            <text:p>72481000</text:p>
          </table:table-cell>
          <table:table-cell office:value-type="float" office:value="71604622.1205518" calcext:value-type="float">
            <text:p>71604622.1205518</text:p>
          </table:table-cell>
          <table:table-cell office:value-type="float" office:value="3.70911104017485" calcext:value-type="float">
            <text:p>3.70911104017485</text:p>
          </table:table-cell>
          <table:table-cell office:value-type="float" office:value="0.957352363139533" calcext:value-type="float">
            <text:p>0.957352363139533</text:p>
          </table:table-cell>
          <table:table-cell office:value-type="float" office:value="1" calcext:value-type="float">
            <text:p>1</text:p>
          </table:table-cell>
          <table:table-cell office:value-type="float" office:value="1.47725906479158" calcext:value-type="float">
            <text:p>1.47725906479158</text:p>
          </table:table-cell>
          <table:table-cell office:value-type="float" office:value="19.1355877949004" calcext:value-type="float">
            <text:p>19.135587794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4T09:00:00" calcext:value-type="date">
            <text:p>2021-04-04 09:00:00</text:p>
          </table:table-cell>
          <table:table-cell office:value-type="float" office:value="72187000" calcext:value-type="float">
            <text:p>72187000</text:p>
          </table:table-cell>
          <table:table-cell office:value-type="float" office:value="74240000" calcext:value-type="float">
            <text:p>74240000</text:p>
          </table:table-cell>
          <table:table-cell office:value-type="float" office:value="71570000" calcext:value-type="float">
            <text:p>71570000</text:p>
          </table:table-cell>
          <table:table-cell office:value-type="float" office:value="73974000" calcext:value-type="float">
            <text:p>73974000</text:p>
          </table:table-cell>
          <table:table-cell office:value-type="float" office:value="6583.4382034" calcext:value-type="float">
            <text:p>6583.4382034</text:p>
          </table:table-cell>
          <table:table-cell office:value-type="float" office:value="74360000" calcext:value-type="float">
            <text:p>74360000</text:p>
          </table:table-cell>
          <table:table-cell office:value-type="float" office:value="70014000" calcext:value-type="float">
            <text:p>70014000</text:p>
          </table:table-cell>
          <table:table-cell office:value-type="float" office:value="71798748.0803679" calcext:value-type="float">
            <text:p>71798748.0803679</text:p>
          </table:table-cell>
          <table:table-cell office:value-type="float" office:value="-3.66334412798247" calcext:value-type="float">
            <text:p>-3.66334412798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7725906479158" calcext:value-type="float">
            <text:p>1.47725906479158</text:p>
          </table:table-cell>
          <table:table-cell office:value-type="float" office:value="19.1355877949004" calcext:value-type="float">
            <text:p>19.1355877949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5T09:00:00" calcext:value-type="date">
            <text:p>2021-04-05 09:00:00</text:p>
          </table:table-cell>
          <table:table-cell office:value-type="float" office:value="73908000" calcext:value-type="float">
            <text:p>73908000</text:p>
          </table:table-cell>
          <table:table-cell office:value-type="float" office:value="78780000" calcext:value-type="float">
            <text:p>78780000</text:p>
          </table:table-cell>
          <table:table-cell office:value-type="float" office:value="73890000" calcext:value-type="float">
            <text:p>73890000</text:p>
          </table:table-cell>
          <table:table-cell office:value-type="float" office:value="78770000" calcext:value-type="float">
            <text:p>78770000</text:p>
          </table:table-cell>
          <table:table-cell office:value-type="float" office:value="13425.68167755" calcext:value-type="float">
            <text:p>13425.68167755</text:p>
          </table:table-cell>
          <table:table-cell office:value-type="float" office:value="74791000" calcext:value-type="float">
            <text:p>74791000</text:p>
          </table:table-cell>
          <table:table-cell office:value-type="float" office:value="73025000" calcext:value-type="float">
            <text:p>73025000</text:p>
          </table:table-cell>
          <table:table-cell office:value-type="float" office:value="72523832.0535786" calcext:value-type="float">
            <text:p>72523832.0535786</text:p>
          </table:table-cell>
          <table:table-cell office:value-type="float" office:value="-1.60447942807134" calcext:value-type="float">
            <text:p>-1.60447942807134</text:p>
          </table:table-cell>
          <table:table-cell office:value-type="float" office:value="1.05300158842642" calcext:value-type="float">
            <text:p>1.05300158842642</text:p>
          </table:table-cell>
          <table:table-cell office:value-type="float" office:value="1" calcext:value-type="float">
            <text:p>1</text:p>
          </table:table-cell>
          <table:table-cell office:value-type="float" office:value="1.55555614174286" calcext:value-type="float">
            <text:p>1.55555614174286</text:p>
          </table:table-cell>
          <table:table-cell office:value-type="float" office:value="14.8496455008618" calcext:value-type="float">
            <text:p>14.84964550086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6T09:00:00" calcext:value-type="date">
            <text:p>2021-04-06 09:00:00</text:p>
          </table:table-cell>
          <table:table-cell office:value-type="float" office:value="78770000" calcext:value-type="float">
            <text:p>78770000</text:p>
          </table:table-cell>
          <table:table-cell office:value-type="float" office:value="79500000" calcext:value-type="float">
            <text:p>79500000</text:p>
          </table:table-cell>
          <table:table-cell office:value-type="float" office:value="76210000" calcext:value-type="float">
            <text:p>76210000</text:p>
          </table:table-cell>
          <table:table-cell office:value-type="float" office:value="77944000" calcext:value-type="float">
            <text:p>77944000</text:p>
          </table:table-cell>
          <table:table-cell office:value-type="float" office:value="10824.67205698" calcext:value-type="float">
            <text:p>10824.67205698</text:p>
          </table:table-cell>
          <table:table-cell office:value-type="float" office:value="78798000" calcext:value-type="float">
            <text:p>78798000</text:p>
          </table:table-cell>
          <table:table-cell office:value-type="float" office:value="78742000" calcext:value-type="float">
            <text:p>78742000</text:p>
          </table:table-cell>
          <table:table-cell office:value-type="float" office:value="74605888.0357191" calcext:value-type="float">
            <text:p>74605888.0357191</text:p>
          </table:table-cell>
          <table:table-cell office:value-type="float" office:value="3.37233369973431" calcext:value-type="float">
            <text:p>3.37233369973431</text:p>
          </table:table-cell>
          <table:table-cell office:value-type="float" office:value="0.98896216147618" calcext:value-type="float">
            <text:p>0.98896216147618</text:p>
          </table:table-cell>
          <table:table-cell office:value-type="float" office:value="1" calcext:value-type="float">
            <text:p>1</text:p>
          </table:table-cell>
          <table:table-cell office:value-type="float" office:value="1.53838616423556" calcext:value-type="float">
            <text:p>1.53838616423556</text:p>
          </table:table-cell>
          <table:table-cell office:value-type="float" office:value="15.7895213640693" calcext:value-type="float">
            <text:p>15.78952136406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7T09:00:00" calcext:value-type="date">
            <text:p>2021-04-07 09:00:00</text:p>
          </table:table-cell>
          <table:table-cell office:value-type="float" office:value="77919000" calcext:value-type="float">
            <text:p>77919000</text:p>
          </table:table-cell>
          <table:table-cell office:value-type="float" office:value="79422000" calcext:value-type="float">
            <text:p>79422000</text:p>
          </table:table-cell>
          <table:table-cell office:value-type="float" office:value="68500000" calcext:value-type="float">
            <text:p>68500000</text:p>
          </table:table-cell>
          <table:table-cell office:value-type="float" office:value="72850000" calcext:value-type="float">
            <text:p>72850000</text:p>
          </table:table-cell>
          <table:table-cell office:value-type="float" office:value="19134.03657346" calcext:value-type="float">
            <text:p>19134.03657346</text:p>
          </table:table-cell>
          <table:table-cell office:value-type="float" office:value="80383000" calcext:value-type="float">
            <text:p>80383000</text:p>
          </table:table-cell>
          <table:table-cell office:value-type="float" office:value="75455000" calcext:value-type="float">
            <text:p>75455000</text:p>
          </table:table-cell>
          <table:table-cell office:value-type="float" office:value="75718592.0238127" calcext:value-type="float">
            <text:p>75718592.0238127</text:p>
          </table:table-cell>
          <table:table-cell office:value-type="float" office:value="0.801078889480337" calcext:value-type="float">
            <text:p>0.801078889480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3838616423556" calcext:value-type="float">
            <text:p>1.53838616423556</text:p>
          </table:table-cell>
          <table:table-cell office:value-type="float" office:value="15.7895213640693" calcext:value-type="float">
            <text:p>15.7895213640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8T09:00:00" calcext:value-type="date">
            <text:p>2021-04-08 09:00:00</text:p>
          </table:table-cell>
          <table:table-cell office:value-type="float" office:value="72850000" calcext:value-type="float">
            <text:p>72850000</text:p>
          </table:table-cell>
          <table:table-cell office:value-type="float" office:value="75325000" calcext:value-type="float">
            <text:p>75325000</text:p>
          </table:table-cell>
          <table:table-cell office:value-type="float" office:value="70432000" calcext:value-type="float">
            <text:p>70432000</text:p>
          </table:table-cell>
          <table:table-cell office:value-type="float" office:value="75316000" calcext:value-type="float">
            <text:p>75316000</text:p>
          </table:table-cell>
          <table:table-cell office:value-type="float" office:value="9100.78753643" calcext:value-type="float">
            <text:p>9100.78753643</text:p>
          </table:table-cell>
          <table:table-cell office:value-type="float" office:value="78703000" calcext:value-type="float">
            <text:p>78703000</text:p>
          </table:table-cell>
          <table:table-cell office:value-type="float" office:value="66997000" calcext:value-type="float">
            <text:p>66997000</text:p>
          </table:table-cell>
          <table:table-cell office:value-type="float" office:value="74762394.6825418" calcext:value-type="float">
            <text:p>74762394.6825418</text:p>
          </table:table-cell>
          <table:table-cell office:value-type="float" office:value="-12.1633332067819" calcext:value-type="float">
            <text:p>-12.1633332067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3838616423556" calcext:value-type="float">
            <text:p>1.53838616423556</text:p>
          </table:table-cell>
          <table:table-cell office:value-type="float" office:value="15.7895213640693" calcext:value-type="float">
            <text:p>15.7895213640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9T09:00:00" calcext:value-type="date">
            <text:p>2021-04-09 09:00:00</text:p>
          </table:table-cell>
          <table:table-cell office:value-type="float" office:value="75315000" calcext:value-type="float">
            <text:p>75315000</text:p>
          </table:table-cell>
          <table:table-cell office:value-type="float" office:value="76435000" calcext:value-type="float">
            <text:p>76435000</text:p>
          </table:table-cell>
          <table:table-cell office:value-type="float" office:value="73369000" calcext:value-type="float">
            <text:p>73369000</text:p>
          </table:table-cell>
          <table:table-cell office:value-type="float" office:value="76066000" calcext:value-type="float">
            <text:p>76066000</text:p>
          </table:table-cell>
          <table:table-cell office:value-type="float" office:value="9146.07028224" calcext:value-type="float">
            <text:p>9146.07028224</text:p>
          </table:table-cell>
          <table:table-cell office:value-type="float" office:value="77742000" calcext:value-type="float">
            <text:p>77742000</text:p>
          </table:table-cell>
          <table:table-cell office:value-type="float" office:value="72888000" calcext:value-type="float">
            <text:p>72888000</text:p>
          </table:table-cell>
          <table:table-cell office:value-type="float" office:value="74946929.7883612" calcext:value-type="float">
            <text:p>74946929.7883612</text:p>
          </table:table-cell>
          <table:table-cell office:value-type="float" office:value="-6.75905747460654" calcext:value-type="float">
            <text:p>-6.75905747460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3838616423556" calcext:value-type="float">
            <text:p>1.53838616423556</text:p>
          </table:table-cell>
          <table:table-cell office:value-type="float" office:value="15.7895213640693" calcext:value-type="float">
            <text:p>15.7895213640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0T09:00:00" calcext:value-type="date">
            <text:p>2021-04-10 09:00:00</text:p>
          </table:table-cell>
          <table:table-cell office:value-type="float" office:value="76072000" calcext:value-type="float">
            <text:p>76072000</text:p>
          </table:table-cell>
          <table:table-cell office:value-type="float" office:value="79600000" calcext:value-type="float">
            <text:p>79600000</text:p>
          </table:table-cell>
          <table:table-cell office:value-type="float" office:value="75643000" calcext:value-type="float">
            <text:p>75643000</text:p>
          </table:table-cell>
          <table:table-cell office:value-type="float" office:value="78530000" calcext:value-type="float">
            <text:p>78530000</text:p>
          </table:table-cell>
          <table:table-cell office:value-type="float" office:value="9218.16259215" calcext:value-type="float">
            <text:p>9218.16259215</text:p>
          </table:table-cell>
          <table:table-cell office:value-type="float" office:value="78387000" calcext:value-type="float">
            <text:p>78387000</text:p>
          </table:table-cell>
          <table:table-cell office:value-type="float" office:value="73757000" calcext:value-type="float">
            <text:p>73757000</text:p>
          </table:table-cell>
          <table:table-cell office:value-type="float" office:value="75319953.1922408" calcext:value-type="float">
            <text:p>75319953.1922408</text:p>
          </table:table-cell>
          <table:table-cell office:value-type="float" office:value="-2.01367871836561" calcext:value-type="float">
            <text:p>-2.01367871836561</text:p>
          </table:table-cell>
          <table:table-cell office:value-type="float" office:value="1.00162428208759" calcext:value-type="float">
            <text:p>1.00162428208759</text:p>
          </table:table-cell>
          <table:table-cell office:value-type="float" office:value="1" calcext:value-type="float">
            <text:p>1</text:p>
          </table:table-cell>
          <table:table-cell office:value-type="float" office:value="1.54088493732593" calcext:value-type="float">
            <text:p>1.54088493732593</text:p>
          </table:table-cell>
          <table:table-cell office:value-type="float" office:value="15.6527397920335" calcext:value-type="float">
            <text:p>15.65273979203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1T09:00:00" calcext:value-type="date">
            <text:p>2021-04-11 09:00:00</text:p>
          </table:table-cell>
          <table:table-cell office:value-type="float" office:value="78531000" calcext:value-type="float">
            <text:p>78531000</text:p>
          </table:table-cell>
          <table:table-cell office:value-type="float" office:value="79389000" calcext:value-type="float">
            <text:p>79389000</text:p>
          </table:table-cell>
          <table:table-cell office:value-type="float" office:value="76500000" calcext:value-type="float">
            <text:p>76500000</text:p>
          </table:table-cell>
          <table:table-cell office:value-type="float" office:value="78743000" calcext:value-type="float">
            <text:p>78743000</text:p>
          </table:table-cell>
          <table:table-cell office:value-type="float" office:value="7344.85268323" calcext:value-type="float">
            <text:p>7344.85268323</text:p>
          </table:table-cell>
          <table:table-cell office:value-type="float" office:value="80030000" calcext:value-type="float">
            <text:p>80030000</text:p>
          </table:table-cell>
          <table:table-cell office:value-type="float" office:value="77032000" calcext:value-type="float">
            <text:p>77032000</text:p>
          </table:table-cell>
          <table:table-cell office:value-type="float" office:value="76389968.7948272" calcext:value-type="float">
            <text:p>76389968.7948272</text:p>
          </table:table-cell>
          <table:table-cell office:value-type="float" office:value="5.07072119492158" calcext:value-type="float">
            <text:p>5.07072119492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088493732593" calcext:value-type="float">
            <text:p>1.54088493732593</text:p>
          </table:table-cell>
          <table:table-cell office:value-type="float" office:value="15.6527397920335" calcext:value-type="float">
            <text:p>15.6527397920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2T09:00:00" calcext:value-type="date">
            <text:p>2021-04-12 09:00:00</text:p>
          </table:table-cell>
          <table:table-cell office:value-type="float" office:value="78835000" calcext:value-type="float">
            <text:p>78835000</text:p>
          </table:table-cell>
          <table:table-cell office:value-type="float" office:value="79006000" calcext:value-type="float">
            <text:p>79006000</text:p>
          </table:table-cell>
          <table:table-cell office:value-type="float" office:value="77500000" calcext:value-type="float">
            <text:p>77500000</text:p>
          </table:table-cell>
          <table:table-cell office:value-type="float" office:value="78178000" calcext:value-type="float">
            <text:p>78178000</text:p>
          </table:table-cell>
          <table:table-cell office:value-type="float" office:value="6311.01494764" calcext:value-type="float">
            <text:p>6311.01494764</text:p>
          </table:table-cell>
          <table:table-cell office:value-type="float" office:value="81512000" calcext:value-type="float">
            <text:p>81512000</text:p>
          </table:table-cell>
          <table:table-cell office:value-type="float" office:value="76158000" calcext:value-type="float">
            <text:p>76158000</text:p>
          </table:table-cell>
          <table:table-cell office:value-type="float" office:value="77174312.5298848" calcext:value-type="float">
            <text:p>77174312.5298848</text:p>
          </table:table-cell>
          <table:table-cell office:value-type="float" office:value="6.0538706042427" calcext:value-type="float">
            <text:p>6.0538706042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088493732593" calcext:value-type="float">
            <text:p>1.54088493732593</text:p>
          </table:table-cell>
          <table:table-cell office:value-type="float" office:value="15.6527397920335" calcext:value-type="float">
            <text:p>15.6527397920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3T09:00:00" calcext:value-type="date">
            <text:p>2021-04-13 09:00:00</text:p>
          </table:table-cell>
          <table:table-cell office:value-type="float" office:value="78178000" calcext:value-type="float">
            <text:p>78178000</text:p>
          </table:table-cell>
          <table:table-cell office:value-type="float" office:value="81987000" calcext:value-type="float">
            <text:p>81987000</text:p>
          </table:table-cell>
          <table:table-cell office:value-type="float" office:value="78000000" calcext:value-type="float">
            <text:p>78000000</text:p>
          </table:table-cell>
          <table:table-cell office:value-type="float" office:value="80736000" calcext:value-type="float">
            <text:p>80736000</text:p>
          </table:table-cell>
          <table:table-cell office:value-type="float" office:value="11167.52534366" calcext:value-type="float">
            <text:p>11167.52534366</text:p>
          </table:table-cell>
          <table:table-cell office:value-type="float" office:value="79027000" calcext:value-type="float">
            <text:p>79027000</text:p>
          </table:table-cell>
          <table:table-cell office:value-type="float" office:value="77329000" calcext:value-type="float">
            <text:p>77329000</text:p>
          </table:table-cell>
          <table:table-cell office:value-type="float" office:value="77508875.0199232" calcext:value-type="float">
            <text:p>77508875.0199232</text:p>
          </table:table-cell>
          <table:table-cell office:value-type="float" office:value="3.51366778298978" calcext:value-type="float">
            <text:p>3.51366778298978</text:p>
          </table:table-cell>
          <table:table-cell office:value-type="float" office:value="1.02142552039177" calcext:value-type="float">
            <text:p>1.02142552039177</text:p>
          </table:table-cell>
          <table:table-cell office:value-type="float" office:value="1" calcext:value-type="float">
            <text:p>1</text:p>
          </table:table-cell>
          <table:table-cell office:value-type="float" office:value="1.57389919897197" calcext:value-type="float">
            <text:p>1.57389919897197</text:p>
          </table:table-cell>
          <table:table-cell office:value-type="float" office:value="13.8455558484582" calcext:value-type="float">
            <text:p>13.84555584845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4T09:00:00" calcext:value-type="date">
            <text:p>2021-04-14 09:00:00</text:p>
          </table:table-cell>
          <table:table-cell office:value-type="float" office:value="80736000" calcext:value-type="float">
            <text:p>80736000</text:p>
          </table:table-cell>
          <table:table-cell office:value-type="float" office:value="81994000" calcext:value-type="float">
            <text:p>81994000</text:p>
          </table:table-cell>
          <table:table-cell office:value-type="float" office:value="79500000" calcext:value-type="float">
            <text:p>79500000</text:p>
          </table:table-cell>
          <table:table-cell office:value-type="float" office:value="80401000" calcext:value-type="float">
            <text:p>80401000</text:p>
          </table:table-cell>
          <table:table-cell office:value-type="float" office:value="10657.91834295" calcext:value-type="float">
            <text:p>10657.91834295</text:p>
          </table:table-cell>
          <table:table-cell office:value-type="float" office:value="82165000" calcext:value-type="float">
            <text:p>82165000</text:p>
          </table:table-cell>
          <table:table-cell office:value-type="float" office:value="79307000" calcext:value-type="float">
            <text:p>79307000</text:p>
          </table:table-cell>
          <table:table-cell office:value-type="float" office:value="78584583.3466155" calcext:value-type="float">
            <text:p>78584583.3466155</text:p>
          </table:table-cell>
          <table:table-cell office:value-type="float" office:value="2.88400315345736" calcext:value-type="float">
            <text:p>2.88400315345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7389919897197" calcext:value-type="float">
            <text:p>1.57389919897197</text:p>
          </table:table-cell>
          <table:table-cell office:value-type="float" office:value="13.8455558484582" calcext:value-type="float">
            <text:p>13.8455558484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5T09:00:00" calcext:value-type="date">
            <text:p>2021-04-15 09:00:00</text:p>
          </table:table-cell>
          <table:table-cell office:value-type="float" office:value="80401000" calcext:value-type="float">
            <text:p>80401000</text:p>
          </table:table-cell>
          <table:table-cell office:value-type="float" office:value="80798000" calcext:value-type="float">
            <text:p>80798000</text:p>
          </table:table-cell>
          <table:table-cell office:value-type="float" office:value="78576000" calcext:value-type="float">
            <text:p>78576000</text:p>
          </table:table-cell>
          <table:table-cell office:value-type="float" office:value="79670000" calcext:value-type="float">
            <text:p>79670000</text:p>
          </table:table-cell>
          <table:table-cell office:value-type="float" office:value="7368.13856612" calcext:value-type="float">
            <text:p>7368.13856612</text:p>
          </table:table-cell>
          <table:table-cell office:value-type="float" office:value="82560000" calcext:value-type="float">
            <text:p>82560000</text:p>
          </table:table-cell>
          <table:table-cell office:value-type="float" office:value="78242000" calcext:value-type="float">
            <text:p>78242000</text:p>
          </table:table-cell>
          <table:table-cell office:value-type="float" office:value="79190055.5644103" calcext:value-type="float">
            <text:p>79190055.5644103</text:p>
          </table:table-cell>
          <table:table-cell office:value-type="float" office:value="1.37317419479811" calcext:value-type="float">
            <text:p>1.37317419479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7389919897197" calcext:value-type="float">
            <text:p>1.57389919897197</text:p>
          </table:table-cell>
          <table:table-cell office:value-type="float" office:value="13.8455558484582" calcext:value-type="float">
            <text:p>13.8455558484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6T09:00:00" calcext:value-type="date">
            <text:p>2021-04-16 09:00:00</text:p>
          </table:table-cell>
          <table:table-cell office:value-type="float" office:value="79670000" calcext:value-type="float">
            <text:p>79670000</text:p>
          </table:table-cell>
          <table:table-cell office:value-type="float" office:value="81200000" calcext:value-type="float">
            <text:p>81200000</text:p>
          </table:table-cell>
          <table:table-cell office:value-type="float" office:value="77530000" calcext:value-type="float">
            <text:p>77530000</text:p>
          </table:table-cell>
          <table:table-cell office:value-type="float" office:value="79351000" calcext:value-type="float">
            <text:p>79351000</text:p>
          </table:table-cell>
          <table:table-cell office:value-type="float" office:value="10053.0325798" calcext:value-type="float">
            <text:p>10053.0325798</text:p>
          </table:table-cell>
          <table:table-cell office:value-type="float" office:value="81161000" calcext:value-type="float">
            <text:p>81161000</text:p>
          </table:table-cell>
          <table:table-cell office:value-type="float" office:value="78179000" calcext:value-type="float">
            <text:p>78179000</text:p>
          </table:table-cell>
          <table:table-cell office:value-type="float" office:value="79350037.0429402" calcext:value-type="float">
            <text:p>79350037.0429402</text:p>
          </table:table-cell>
          <table:table-cell office:value-type="float" office:value="-0.702132210877622" calcext:value-type="float">
            <text:p>-0.702132210877622</text:p>
          </table:table-cell>
          <table:table-cell office:value-type="float" office:value="0.977498648365594" calcext:value-type="float">
            <text:p>0.977498648365594</text:p>
          </table:table-cell>
          <table:table-cell office:value-type="float" office:value="1" calcext:value-type="float">
            <text:p>1</text:p>
          </table:table-cell>
          <table:table-cell office:value-type="float" office:value="1.53848433965879" calcext:value-type="float">
            <text:p>1.53848433965879</text:p>
          </table:table-cell>
          <table:table-cell office:value-type="float" office:value="15.7841472911788" calcext:value-type="float">
            <text:p>15.7841472911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7T09:00:00" calcext:value-type="date">
            <text:p>2021-04-17 09:00:00</text:p>
          </table:table-cell>
          <table:table-cell office:value-type="float" office:value="79322000" calcext:value-type="float">
            <text:p>79322000</text:p>
          </table:table-cell>
          <table:table-cell office:value-type="float" office:value="79950000" calcext:value-type="float">
            <text:p>79950000</text:p>
          </table:table-cell>
          <table:table-cell office:value-type="float" office:value="77500000" calcext:value-type="float">
            <text:p>77500000</text:p>
          </table:table-cell>
          <table:table-cell office:value-type="float" office:value="77905000" calcext:value-type="float">
            <text:p>77905000</text:p>
          </table:table-cell>
          <table:table-cell office:value-type="float" office:value="6395.58696412" calcext:value-type="float">
            <text:p>6395.58696412</text:p>
          </table:table-cell>
          <table:table-cell office:value-type="float" office:value="82673000" calcext:value-type="float">
            <text:p>82673000</text:p>
          </table:table-cell>
          <table:table-cell office:value-type="float" office:value="75971000" calcext:value-type="float">
            <text:p>75971000</text:p>
          </table:table-cell>
          <table:table-cell office:value-type="float" office:value="79350358.0286268" calcext:value-type="float">
            <text:p>79350358.0286268</text:p>
          </table:table-cell>
          <table:table-cell office:value-type="float" office:value="-2.4546501710648" calcext:value-type="float">
            <text:p>-2.4546501710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3848433965879" calcext:value-type="float">
            <text:p>1.53848433965879</text:p>
          </table:table-cell>
          <table:table-cell office:value-type="float" office:value="15.7841472911788" calcext:value-type="float">
            <text:p>15.7841472911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8T09:00:00" calcext:value-type="date">
            <text:p>2021-04-18 09:00:00</text:p>
          </table:table-cell>
          <table:table-cell office:value-type="float" office:value="77909000" calcext:value-type="float">
            <text:p>77909000</text:p>
          </table:table-cell>
          <table:table-cell office:value-type="float" office:value="78365000" calcext:value-type="float">
            <text:p>78365000</text:p>
          </table:table-cell>
          <table:table-cell office:value-type="float" office:value="70924000" calcext:value-type="float">
            <text:p>70924000</text:p>
          </table:table-cell>
          <table:table-cell office:value-type="float" office:value="75643000" calcext:value-type="float">
            <text:p>75643000</text:p>
          </table:table-cell>
          <table:table-cell office:value-type="float" office:value="16045.53343507" calcext:value-type="float">
            <text:p>16045.53343507</text:p>
          </table:table-cell>
          <table:table-cell office:value-type="float" office:value="78942000" calcext:value-type="float">
            <text:p>78942000</text:p>
          </table:table-cell>
          <table:table-cell office:value-type="float" office:value="76876000" calcext:value-type="float">
            <text:p>76876000</text:p>
          </table:table-cell>
          <table:table-cell office:value-type="float" office:value="78868572.0190845" calcext:value-type="float">
            <text:p>78868572.0190845</text:p>
          </table:table-cell>
          <table:table-cell office:value-type="float" office:value="-8.41644930850357" calcext:value-type="float">
            <text:p>-8.41644930850357</text:p>
          </table:table-cell>
          <table:table-cell office:value-type="float" office:value="1" calcext:value-type="float">
            <text:p>1</text:p>
          </table:table-cell>
          <table:table-cell office:value-type="float" office:value="1.01610025250188" calcext:value-type="float">
            <text:p>1.01610025250188</text:p>
          </table:table-cell>
          <table:table-cell office:value-type="float" office:value="1.56325432599749" calcext:value-type="float">
            <text:p>1.56325432599749</text:p>
          </table:table-cell>
          <table:table-cell office:value-type="float" office:value="14.4282507979054" calcext:value-type="float">
            <text:p>14.42825079790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9T09:00:00" calcext:value-type="date">
            <text:p>2021-04-19 09:00:00</text:p>
          </table:table-cell>
          <table:table-cell office:value-type="float" office:value="75692000" calcext:value-type="float">
            <text:p>75692000</text:p>
          </table:table-cell>
          <table:table-cell office:value-type="float" office:value="76829000" calcext:value-type="float">
            <text:p>76829000</text:p>
          </table:table-cell>
          <table:table-cell office:value-type="float" office:value="70780000" calcext:value-type="float">
            <text:p>70780000</text:p>
          </table:table-cell>
          <table:table-cell office:value-type="float" office:value="71456000" calcext:value-type="float">
            <text:p>71456000</text:p>
          </table:table-cell>
          <table:table-cell office:value-type="float" office:value="11873.84983342" calcext:value-type="float">
            <text:p>11873.84983342</text:p>
          </table:table-cell>
          <table:table-cell office:value-type="float" office:value="80867000" calcext:value-type="float">
            <text:p>80867000</text:p>
          </table:table-cell>
          <table:table-cell office:value-type="float" office:value="70517000" calcext:value-type="float">
            <text:p>70517000</text:p>
          </table:table-cell>
          <table:table-cell office:value-type="float" office:value="77793381.3460564" calcext:value-type="float">
            <text:p>77793381.3460564</text:p>
          </table:table-cell>
          <table:table-cell office:value-type="float" office:value="-10.2934312808782" calcext:value-type="float">
            <text:p>-10.2934312808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6325432599749" calcext:value-type="float">
            <text:p>1.56325432599749</text:p>
          </table:table-cell>
          <table:table-cell office:value-type="float" office:value="14.4282507979054" calcext:value-type="float">
            <text:p>14.4282507979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0T09:00:00" calcext:value-type="date">
            <text:p>2021-04-20 09:00:00</text:p>
          </table:table-cell>
          <table:table-cell office:value-type="float" office:value="71448000" calcext:value-type="float">
            <text:p>71448000</text:p>
          </table:table-cell>
          <table:table-cell office:value-type="float" office:value="72077000" calcext:value-type="float">
            <text:p>72077000</text:p>
          </table:table-cell>
          <table:table-cell office:value-type="float" office:value="66001000" calcext:value-type="float">
            <text:p>66001000</text:p>
          </table:table-cell>
          <table:table-cell office:value-type="float" office:value="70402000" calcext:value-type="float">
            <text:p>70402000</text:p>
          </table:table-cell>
          <table:table-cell office:value-type="float" office:value="15744.70022153" calcext:value-type="float">
            <text:p>15744.70022153</text:p>
          </table:table-cell>
          <table:table-cell office:value-type="float" office:value="73261000" calcext:value-type="float">
            <text:p>73261000</text:p>
          </table:table-cell>
          <table:table-cell office:value-type="float" office:value="69635000" calcext:value-type="float">
            <text:p>69635000</text:p>
          </table:table-cell>
          <table:table-cell office:value-type="float" office:value="75680920.8973709" calcext:value-type="float">
            <text:p>75680920.8973709</text:p>
          </table:table-cell>
          <table:table-cell office:value-type="float" office:value="-17.3394557600963" calcext:value-type="float">
            <text:p>-17.3394557600963</text:p>
          </table:table-cell>
          <table:table-cell office:value-type="float" office:value="1" calcext:value-type="float">
            <text:p>1</text:p>
          </table:table-cell>
          <table:table-cell office:value-type="float" office:value="0.988905423141388" calcext:value-type="float">
            <text:p>0.988905423141388</text:p>
          </table:table-cell>
          <table:table-cell office:value-type="float" office:value="1.54591068072815" calcext:value-type="float">
            <text:p>1.54591068072815</text:p>
          </table:table-cell>
          <table:table-cell office:value-type="float" office:value="15.3776331463539" calcext:value-type="float">
            <text:p>15.3776331463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1T09:00:00" calcext:value-type="date">
            <text:p>2021-04-21 09:00:00</text:p>
          </table:table-cell>
          <table:table-cell office:value-type="float" office:value="70400000" calcext:value-type="float">
            <text:p>70400000</text:p>
          </table:table-cell>
          <table:table-cell office:value-type="float" office:value="71490000" calcext:value-type="float">
            <text:p>71490000</text:p>
          </table:table-cell>
          <table:table-cell office:value-type="float" office:value="67601000" calcext:value-type="float">
            <text:p>67601000</text:p>
          </table:table-cell>
          <table:table-cell office:value-type="float" office:value="68198000" calcext:value-type="float">
            <text:p>68198000</text:p>
          </table:table-cell>
          <table:table-cell office:value-type="float" office:value="8571.4338816" calcext:value-type="float">
            <text:p>8571.4338816</text:p>
          </table:table-cell>
          <table:table-cell office:value-type="float" office:value="75430000" calcext:value-type="float">
            <text:p>75430000</text:p>
          </table:table-cell>
          <table:table-cell office:value-type="float" office:value="65370000" calcext:value-type="float">
            <text:p>65370000</text:p>
          </table:table-cell>
          <table:table-cell office:value-type="float" office:value="73921280.5982473" calcext:value-type="float">
            <text:p>73921280.5982473</text:p>
          </table:table-cell>
          <table:table-cell office:value-type="float" office:value="-9.39357039246156" calcext:value-type="float">
            <text:p>-9.39357039246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591068072815" calcext:value-type="float">
            <text:p>1.54591068072815</text:p>
          </table:table-cell>
          <table:table-cell office:value-type="float" office:value="15.3776331463539" calcext:value-type="float">
            <text:p>15.3776331463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2T09:00:00" calcext:value-type="date">
            <text:p>2021-04-22 09:00:00</text:p>
          </table:table-cell>
          <table:table-cell office:value-type="float" office:value="68193000" calcext:value-type="float">
            <text:p>68193000</text:p>
          </table:table-cell>
          <table:table-cell office:value-type="float" office:value="69000000" calcext:value-type="float">
            <text:p>69000000</text:p>
          </table:table-cell>
          <table:table-cell office:value-type="float" office:value="59111000" calcext:value-type="float">
            <text:p>59111000</text:p>
          </table:table-cell>
          <table:table-cell office:value-type="float" office:value="59962000" calcext:value-type="float">
            <text:p>59962000</text:p>
          </table:table-cell>
          <table:table-cell office:value-type="float" office:value="20651.7877077" calcext:value-type="float">
            <text:p>20651.7877077</text:p>
          </table:table-cell>
          <table:table-cell office:value-type="float" office:value="69880000" calcext:value-type="float">
            <text:p>69880000</text:p>
          </table:table-cell>
          <table:table-cell office:value-type="float" office:value="66506000" calcext:value-type="float">
            <text:p>66506000</text:p>
          </table:table-cell>
          <table:table-cell office:value-type="float" office:value="72013520.3988315" calcext:value-type="float">
            <text:p>72013520.3988315</text:p>
          </table:table-cell>
          <table:table-cell office:value-type="float" office:value="-8.50396375250628" calcext:value-type="float">
            <text:p>-8.50396375250628</text:p>
          </table:table-cell>
          <table:table-cell office:value-type="float" office:value="1" calcext:value-type="float">
            <text:p>1</text:p>
          </table:table-cell>
          <table:table-cell office:value-type="float" office:value="1.1089357859978" calcext:value-type="float">
            <text:p>1.1089357859978</text:p>
          </table:table-cell>
          <table:table-cell office:value-type="float" office:value="1.71431567581567" calcext:value-type="float">
            <text:p>1.71431567581567</text:p>
          </table:table-cell>
          <table:table-cell office:value-type="float" office:value="6.15922910015787" calcext:value-type="float">
            <text:p>6.159229100157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3T09:00:00" calcext:value-type="date">
            <text:p>2021-04-23 09:00:00</text:p>
          </table:table-cell>
          <table:table-cell office:value-type="float" office:value="59950000" calcext:value-type="float">
            <text:p>59950000</text:p>
          </table:table-cell>
          <table:table-cell office:value-type="float" office:value="61900000" calcext:value-type="float">
            <text:p>61900000</text:p>
          </table:table-cell>
          <table:table-cell office:value-type="float" office:value="54964000" calcext:value-type="float">
            <text:p>54964000</text:p>
          </table:table-cell>
          <table:table-cell office:value-type="float" office:value="60900000" calcext:value-type="float">
            <text:p>60900000</text:p>
          </table:table-cell>
          <table:table-cell office:value-type="float" office:value="21936.25374819" calcext:value-type="float">
            <text:p>21936.25374819</text:p>
          </table:table-cell>
          <table:table-cell office:value-type="float" office:value="61608000" calcext:value-type="float">
            <text:p>61608000</text:p>
          </table:table-cell>
          <table:table-cell office:value-type="float" office:value="58292000" calcext:value-type="float">
            <text:p>58292000</text:p>
          </table:table-cell>
          <table:table-cell office:value-type="float" office:value="67996346.9325543" calcext:value-type="float">
            <text:p>67996346.9325543</text:p>
          </table:table-cell>
          <table:table-cell office:value-type="float" office:value="-8.66015667369853" calcext:value-type="float">
            <text:p>-8.66015667369853</text:p>
          </table:table-cell>
          <table:table-cell office:value-type="float" office:value="1" calcext:value-type="float">
            <text:p>1</text:p>
          </table:table-cell>
          <table:table-cell office:value-type="float" office:value="0.956975697865353" calcext:value-type="float">
            <text:p>0.956975697865353</text:p>
          </table:table-cell>
          <table:table-cell office:value-type="float" office:value="1.64055844022521" calcext:value-type="float">
            <text:p>1.64055844022521</text:p>
          </table:table-cell>
          <table:table-cell office:value-type="float" office:value="10.1966627799009" calcext:value-type="float">
            <text:p>10.196662779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4T09:00:00" calcext:value-type="date">
            <text:p>2021-04-24 09:00:00</text:p>
          </table:table-cell>
          <table:table-cell office:value-type="float" office:value="60901000" calcext:value-type="float">
            <text:p>60901000</text:p>
          </table:table-cell>
          <table:table-cell office:value-type="float" office:value="62519000" calcext:value-type="float">
            <text:p>62519000</text:p>
          </table:table-cell>
          <table:table-cell office:value-type="float" office:value="58500000" calcext:value-type="float">
            <text:p>58500000</text:p>
          </table:table-cell>
          <table:table-cell office:value-type="float" office:value="60853000" calcext:value-type="float">
            <text:p>60853000</text:p>
          </table:table-cell>
          <table:table-cell office:value-type="float" office:value="9176.44794263" calcext:value-type="float">
            <text:p>9176.44794263</text:p>
          </table:table-cell>
          <table:table-cell office:value-type="float" office:value="66887000" calcext:value-type="float">
            <text:p>66887000</text:p>
          </table:table-cell>
          <table:table-cell office:value-type="float" office:value="54915000" calcext:value-type="float">
            <text:p>54915000</text:p>
          </table:table-cell>
          <table:table-cell office:value-type="float" office:value="65630897.9550362" calcext:value-type="float">
            <text:p>65630897.9550362</text:p>
          </table:table-cell>
          <table:table-cell office:value-type="float" office:value="-1.80754517572063" calcext:value-type="float">
            <text:p>-1.80754517572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055844022521" calcext:value-type="float">
            <text:p>1.64055844022521</text:p>
          </table:table-cell>
          <table:table-cell office:value-type="float" office:value="10.1966627799009" calcext:value-type="float">
            <text:p>10.1966627799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5T09:00:00" calcext:value-type="date">
            <text:p>2021-04-25 09:00:00</text:p>
          </table:table-cell>
          <table:table-cell office:value-type="float" office:value="60853000" calcext:value-type="float">
            <text:p>60853000</text:p>
          </table:table-cell>
          <table:table-cell office:value-type="float" office:value="62050000" calcext:value-type="float">
            <text:p>62050000</text:p>
          </table:table-cell>
          <table:table-cell office:value-type="float" office:value="57327000" calcext:value-type="float">
            <text:p>57327000</text:p>
          </table:table-cell>
          <table:table-cell office:value-type="float" office:value="59859000" calcext:value-type="float">
            <text:p>59859000</text:p>
          </table:table-cell>
          <table:table-cell office:value-type="float" office:value="8791.23902271" calcext:value-type="float">
            <text:p>8791.23902271</text:p>
          </table:table-cell>
          <table:table-cell office:value-type="float" office:value="64824000" calcext:value-type="float">
            <text:p>64824000</text:p>
          </table:table-cell>
          <table:table-cell office:value-type="float" office:value="56882000" calcext:value-type="float">
            <text:p>56882000</text:p>
          </table:table-cell>
          <table:table-cell office:value-type="float" office:value="64038265.3033575" calcext:value-type="float">
            <text:p>64038265.3033575</text:p>
          </table:table-cell>
          <table:table-cell office:value-type="float" office:value="0.312708202187153" calcext:value-type="float">
            <text:p>0.312708202187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055844022521" calcext:value-type="float">
            <text:p>1.64055844022521</text:p>
          </table:table-cell>
          <table:table-cell office:value-type="float" office:value="10.1966627799009" calcext:value-type="float">
            <text:p>10.1966627799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6T09:00:00" calcext:value-type="date">
            <text:p>2021-04-26 09:00:00</text:p>
          </table:table-cell>
          <table:table-cell office:value-type="float" office:value="59850000" calcext:value-type="float">
            <text:p>59850000</text:p>
          </table:table-cell>
          <table:table-cell office:value-type="float" office:value="64300000" calcext:value-type="float">
            <text:p>64300000</text:p>
          </table:table-cell>
          <table:table-cell office:value-type="float" office:value="59075000" calcext:value-type="float">
            <text:p>59075000</text:p>
          </table:table-cell>
          <table:table-cell office:value-type="float" office:value="64198000" calcext:value-type="float">
            <text:p>64198000</text:p>
          </table:table-cell>
          <table:table-cell office:value-type="float" office:value="10197.96059839" calcext:value-type="float">
            <text:p>10197.96059839</text:p>
          </table:table-cell>
          <table:table-cell office:value-type="float" office:value="63579000" calcext:value-type="float">
            <text:p>63579000</text:p>
          </table:table-cell>
          <table:table-cell office:value-type="float" office:value="56121000" calcext:value-type="float">
            <text:p>56121000</text:p>
          </table:table-cell>
          <table:table-cell office:value-type="float" office:value="62645176.868905" calcext:value-type="float">
            <text:p>62645176.868905</text:p>
          </table:table-cell>
          <table:table-cell office:value-type="float" office:value="0.0507729692044876" calcext:value-type="float">
            <text:p>0.0507729692044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055844022521" calcext:value-type="float">
            <text:p>1.64055844022521</text:p>
          </table:table-cell>
          <table:table-cell office:value-type="float" office:value="10.1966627799009" calcext:value-type="float">
            <text:p>10.1966627799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7T09:00:00" calcext:value-type="date">
            <text:p>2021-04-27 09:00:00</text:p>
          </table:table-cell>
          <table:table-cell office:value-type="float" office:value="64198000" calcext:value-type="float">
            <text:p>64198000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63375000" calcext:value-type="float">
            <text:p>63375000</text:p>
          </table:table-cell>
          <table:table-cell office:value-type="float" office:value="64767000" calcext:value-type="float">
            <text:p>64767000</text:p>
          </table:table-cell>
          <table:table-cell office:value-type="float" office:value="8003.35594526" calcext:value-type="float">
            <text:p>8003.35594526</text:p>
          </table:table-cell>
          <table:table-cell office:value-type="float" office:value="65075000" calcext:value-type="float">
            <text:p>65075000</text:p>
          </table:table-cell>
          <table:table-cell office:value-type="float" office:value="63321000" calcext:value-type="float">
            <text:p>63321000</text:p>
          </table:table-cell>
          <table:table-cell office:value-type="float" office:value="63162784.57927" calcext:value-type="float">
            <text:p>63162784.57927</text:p>
          </table:table-cell>
          <table:table-cell office:value-type="float" office:value="4.93981621849328" calcext:value-type="float">
            <text:p>4.93981621849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055844022521" calcext:value-type="float">
            <text:p>1.64055844022521</text:p>
          </table:table-cell>
          <table:table-cell office:value-type="float" office:value="10.1966627799009" calcext:value-type="float">
            <text:p>10.1966627799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8T09:00:00" calcext:value-type="date">
            <text:p>2021-04-28 09:00:00</text:p>
          </table:table-cell>
          <table:table-cell office:value-type="float" office:value="64759000" calcext:value-type="float">
            <text:p>64759000</text:p>
          </table:table-cell>
          <table:table-cell office:value-type="float" office:value="65899000" calcext:value-type="float">
            <text:p>65899000</text:p>
          </table:table-cell>
          <table:table-cell office:value-type="float" office:value="62608000" calcext:value-type="float">
            <text:p>62608000</text:p>
          </table:table-cell>
          <table:table-cell office:value-type="float" office:value="64100000" calcext:value-type="float">
            <text:p>64100000</text:p>
          </table:table-cell>
          <table:table-cell office:value-type="float" office:value="8304.37721754" calcext:value-type="float">
            <text:p>8304.37721754</text:p>
          </table:table-cell>
          <table:table-cell office:value-type="float" office:value="65815000" calcext:value-type="float">
            <text:p>65815000</text:p>
          </table:table-cell>
          <table:table-cell office:value-type="float" office:value="63703000" calcext:value-type="float">
            <text:p>63703000</text:p>
          </table:table-cell>
          <table:table-cell office:value-type="float" office:value="63697523.0528467" calcext:value-type="float">
            <text:p>63697523.0528467</text:p>
          </table:table-cell>
          <table:table-cell office:value-type="float" office:value="6.27071242155869" calcext:value-type="float">
            <text:p>6.27071242155869</text:p>
          </table:table-cell>
          <table:table-cell office:value-type="float" office:value="0.973742110461141" calcext:value-type="float">
            <text:p>0.973742110461141</text:p>
          </table:table-cell>
          <table:table-cell office:value-type="float" office:value="1" calcext:value-type="float">
            <text:p>1</text:p>
          </table:table-cell>
          <table:table-cell office:value-type="float" office:value="1.59748083791973" calcext:value-type="float">
            <text:p>1.59748083791973</text:p>
          </table:table-cell>
          <table:table-cell office:value-type="float" office:value="12.5547088888471" calcext:value-type="float">
            <text:p>12.5547088888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9T09:00:00" calcext:value-type="date">
            <text:p>2021-04-29 09:00:00</text:p>
          </table:table-cell>
          <table:table-cell office:value-type="float" office:value="64060000" calcext:value-type="float">
            <text:p>64060000</text:p>
          </table:table-cell>
          <table:table-cell office:value-type="float" office:value="64900000" calcext:value-type="float">
            <text:p>64900000</text:p>
          </table:table-cell>
          <table:table-cell office:value-type="float" office:value="63000000" calcext:value-type="float">
            <text:p>63000000</text:p>
          </table:table-cell>
          <table:table-cell office:value-type="float" office:value="63814000" calcext:value-type="float">
            <text:p>63814000</text:p>
          </table:table-cell>
          <table:table-cell office:value-type="float" office:value="9270.47473273" calcext:value-type="float">
            <text:p>9270.47473273</text:p>
          </table:table-cell>
          <table:table-cell office:value-type="float" office:value="66692000" calcext:value-type="float">
            <text:p>66692000</text:p>
          </table:table-cell>
          <table:table-cell office:value-type="float" office:value="61428000" calcext:value-type="float">
            <text:p>61428000</text:p>
          </table:table-cell>
          <table:table-cell office:value-type="float" office:value="63831682.0352311" calcext:value-type="float">
            <text:p>63831682.0352311</text:p>
          </table:table-cell>
          <table:table-cell office:value-type="float" office:value="7.1737845102387" calcext:value-type="float">
            <text:p>7.1737845102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9748083791973" calcext:value-type="float">
            <text:p>1.59748083791973</text:p>
          </table:table-cell>
          <table:table-cell office:value-type="float" office:value="12.5547088888471" calcext:value-type="float">
            <text:p>12.554708888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30T09:00:00" calcext:value-type="date">
            <text:p>2021-04-30 09:00:00</text:p>
          </table:table-cell>
          <table:table-cell office:value-type="float" office:value="63816000" calcext:value-type="float">
            <text:p>63816000</text:p>
          </table:table-cell>
          <table:table-cell office:value-type="float" office:value="68540000" calcext:value-type="float">
            <text:p>68540000</text:p>
          </table:table-cell>
          <table:table-cell office:value-type="float" office:value="63500000" calcext:value-type="float">
            <text:p>63500000</text:p>
          </table:table-cell>
          <table:table-cell office:value-type="float" office:value="67939000" calcext:value-type="float">
            <text:p>67939000</text:p>
          </table:table-cell>
          <table:table-cell office:value-type="float" office:value="18322.27248634" calcext:value-type="float">
            <text:p>18322.27248634</text:p>
          </table:table-cell>
          <table:table-cell office:value-type="float" office:value="65470000" calcext:value-type="float">
            <text:p>65470000</text:p>
          </table:table-cell>
          <table:table-cell office:value-type="float" office:value="62162000" calcext:value-type="float">
            <text:p>62162000</text:p>
          </table:table-cell>
          <table:table-cell office:value-type="float" office:value="63825788.0234874" calcext:value-type="float">
            <text:p>63825788.0234874</text:p>
          </table:table-cell>
          <table:table-cell office:value-type="float" office:value="5.64752245546895" calcext:value-type="float">
            <text:p>5.64752245546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9748083791973" calcext:value-type="float">
            <text:p>1.59748083791973</text:p>
          </table:table-cell>
          <table:table-cell office:value-type="float" office:value="12.5547088888471" calcext:value-type="float">
            <text:p>12.554708888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1T09:00:00" calcext:value-type="date">
            <text:p>2021-05-01 09:00:00</text:p>
          </table:table-cell>
          <table:table-cell office:value-type="float" office:value="67956000" calcext:value-type="float">
            <text:p>67956000</text:p>
          </table:table-cell>
          <table:table-cell office:value-type="float" office:value="69386000" calcext:value-type="float">
            <text:p>69386000</text:p>
          </table:table-cell>
          <table:table-cell office:value-type="float" office:value="67557000" calcext:value-type="float">
            <text:p>67557000</text:p>
          </table:table-cell>
          <table:table-cell office:value-type="float" office:value="69049000" calcext:value-type="float">
            <text:p>69049000</text:p>
          </table:table-cell>
          <table:table-cell office:value-type="float" office:value="9860.60752162" calcext:value-type="float">
            <text:p>9860.60752162</text:p>
          </table:table-cell>
          <table:table-cell office:value-type="float" office:value="68873000" calcext:value-type="float">
            <text:p>68873000</text:p>
          </table:table-cell>
          <table:table-cell office:value-type="float" office:value="67039000" calcext:value-type="float">
            <text:p>67039000</text:p>
          </table:table-cell>
          <table:table-cell office:value-type="float" office:value="65196858.6823249" calcext:value-type="float">
            <text:p>65196858.6823249</text:p>
          </table:table-cell>
          <table:table-cell office:value-type="float" office:value="13.5762982387737" calcext:value-type="float">
            <text:p>13.5762982387737</text:p>
          </table:table-cell>
          <table:table-cell office:value-type="float" office:value="1.00235542810681" calcext:value-type="float">
            <text:p>1.00235542810681</text:p>
          </table:table-cell>
          <table:table-cell office:value-type="float" office:value="1" calcext:value-type="float">
            <text:p>1</text:p>
          </table:table-cell>
          <table:table-cell office:value-type="float" office:value="1.60124358918545" calcext:value-type="float">
            <text:p>1.60124358918545</text:p>
          </table:table-cell>
          <table:table-cell office:value-type="float" office:value="12.3487377923561" calcext:value-type="float">
            <text:p>12.3487377923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2T09:00:00" calcext:value-type="date">
            <text:p>2021-05-02 09:00:00</text:p>
          </table:table-cell>
          <table:table-cell office:value-type="float" office:value="69041000" calcext:value-type="float">
            <text:p>69041000</text:p>
          </table:table-cell>
          <table:table-cell office:value-type="float" office:value="69297000" calcext:value-type="float">
            <text:p>69297000</text:p>
          </table:table-cell>
          <table:table-cell office:value-type="float" office:value="66803000" calcext:value-type="float">
            <text:p>66803000</text:p>
          </table:table-cell>
          <table:table-cell office:value-type="float" office:value="68452000" calcext:value-type="float">
            <text:p>68452000</text:p>
          </table:table-cell>
          <table:table-cell office:value-type="float" office:value="7970.05825148" calcext:value-type="float">
            <text:p>7970.05825148</text:p>
          </table:table-cell>
          <table:table-cell office:value-type="float" office:value="69777000" calcext:value-type="float">
            <text:p>69777000</text:p>
          </table:table-cell>
          <table:table-cell office:value-type="float" office:value="68305000" calcext:value-type="float">
            <text:p>68305000</text:p>
          </table:table-cell>
          <table:table-cell office:value-type="float" office:value="66480905.7882166" calcext:value-type="float">
            <text:p>66480905.7882166</text:p>
          </table:table-cell>
          <table:table-cell office:value-type="float" office:value="13.4700240871055" calcext:value-type="float">
            <text:p>13.4700240871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0124358918545" calcext:value-type="float">
            <text:p>1.60124358918545</text:p>
          </table:table-cell>
          <table:table-cell office:value-type="float" office:value="12.3487377923561" calcext:value-type="float">
            <text:p>12.3487377923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3T09:00:00" calcext:value-type="date">
            <text:p>2021-05-03 09:00:00</text:p>
          </table:table-cell>
          <table:table-cell office:value-type="float" office:value="68452000" calcext:value-type="float">
            <text:p>68452000</text:p>
          </table:table-cell>
          <table:table-cell office:value-type="float" office:value="70999000" calcext:value-type="float">
            <text:p>70999000</text:p>
          </table:table-cell>
          <table:table-cell office:value-type="float" office:value="68281000" calcext:value-type="float">
            <text:p>68281000</text:p>
          </table:table-cell>
          <table:table-cell office:value-type="float" office:value="69996000" calcext:value-type="float">
            <text:p>69996000</text:p>
          </table:table-cell>
          <table:table-cell office:value-type="float" office:value="9426.09845223" calcext:value-type="float">
            <text:p>9426.09845223</text:p>
          </table:table-cell>
          <table:table-cell office:value-type="float" office:value="70357000" calcext:value-type="float">
            <text:p>70357000</text:p>
          </table:table-cell>
          <table:table-cell office:value-type="float" office:value="66547000" calcext:value-type="float">
            <text:p>66547000</text:p>
          </table:table-cell>
          <table:table-cell office:value-type="float" office:value="67137937.1921444" calcext:value-type="float">
            <text:p>67137937.1921444</text:p>
          </table:table-cell>
          <table:table-cell office:value-type="float" office:value="8.72381335216616" calcext:value-type="float">
            <text:p>8.72381335216616</text:p>
          </table:table-cell>
          <table:table-cell office:value-type="float" office:value="0.994669025114772" calcext:value-type="float">
            <text:p>0.994669025114772</text:p>
          </table:table-cell>
          <table:table-cell office:value-type="float" office:value="1" calcext:value-type="float">
            <text:p>1</text:p>
          </table:table-cell>
          <table:table-cell office:value-type="float" office:value="1.59270739982637" calcext:value-type="float">
            <text:p>1.59270739982637</text:p>
          </table:table-cell>
          <table:table-cell office:value-type="float" office:value="12.8160044698436" calcext:value-type="float">
            <text:p>12.8160044698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4T09:00:00" calcext:value-type="date">
            <text:p>2021-05-04 09:00:00</text:p>
          </table:table-cell>
          <table:table-cell office:value-type="float" office:value="69996000" calcext:value-type="float">
            <text:p>69996000</text:p>
          </table:table-cell>
          <table:table-cell office:value-type="float" office:value="70490000" calcext:value-type="float">
            <text:p>70490000</text:p>
          </table:table-cell>
          <table:table-cell office:value-type="float" office:value="66500000" calcext:value-type="float">
            <text:p>66500000</text:p>
          </table:table-cell>
          <table:table-cell office:value-type="float" office:value="66829000" calcext:value-type="float">
            <text:p>66829000</text:p>
          </table:table-cell>
          <table:table-cell office:value-type="float" office:value="12631.44767277" calcext:value-type="float">
            <text:p>12631.44767277</text:p>
          </table:table-cell>
          <table:table-cell office:value-type="float" office:value="71170000" calcext:value-type="float">
            <text:p>71170000</text:p>
          </table:table-cell>
          <table:table-cell office:value-type="float" office:value="68822000" calcext:value-type="float">
            <text:p>68822000</text:p>
          </table:table-cell>
          <table:table-cell office:value-type="float" office:value="68090624.7947629" calcext:value-type="float">
            <text:p>68090624.7947629</text:p>
          </table:table-cell>
          <table:table-cell office:value-type="float" office:value="5.45858008302675" calcext:value-type="float">
            <text:p>5.45858008302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9270739982637" calcext:value-type="float">
            <text:p>1.59270739982637</text:p>
          </table:table-cell>
          <table:table-cell office:value-type="float" office:value="12.8160044698436" calcext:value-type="float">
            <text:p>12.8160044698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5T09:00:00" calcext:value-type="date">
            <text:p>2021-05-05 09:00:00</text:p>
          </table:table-cell>
          <table:table-cell office:value-type="float" office:value="66828000" calcext:value-type="float">
            <text:p>66828000</text:p>
          </table:table-cell>
          <table:table-cell office:value-type="float" office:value="70007000" calcext:value-type="float">
            <text:p>70007000</text:p>
          </table:table-cell>
          <table:table-cell office:value-type="float" office:value="66500000" calcext:value-type="float">
            <text:p>66500000</text:p>
          </table:table-cell>
          <table:table-cell office:value-type="float" office:value="68679000" calcext:value-type="float">
            <text:p>68679000</text:p>
          </table:table-cell>
          <table:table-cell office:value-type="float" office:value="11726.55219754" calcext:value-type="float">
            <text:p>11726.55219754</text:p>
          </table:table-cell>
          <table:table-cell office:value-type="float" office:value="67651000" calcext:value-type="float">
            <text:p>67651000</text:p>
          </table:table-cell>
          <table:table-cell office:value-type="float" office:value="66005000" calcext:value-type="float">
            <text:p>66005000</text:p>
          </table:table-cell>
          <table:table-cell office:value-type="float" office:value="67670083.1965086" calcext:value-type="float">
            <text:p>67670083.1965086</text:p>
          </table:table-cell>
          <table:table-cell office:value-type="float" office:value="-3.63120440015108" calcext:value-type="float">
            <text:p>-3.63120440015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9270739982637" calcext:value-type="float">
            <text:p>1.59270739982637</text:p>
          </table:table-cell>
          <table:table-cell office:value-type="float" office:value="12.8160044698436" calcext:value-type="float">
            <text:p>12.8160044698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6T09:00:00" calcext:value-type="date">
            <text:p>2021-05-06 09:00:00</text:p>
          </table:table-cell>
          <table:table-cell office:value-type="float" office:value="68700000" calcext:value-type="float">
            <text:p>68700000</text:p>
          </table:table-cell>
          <table:table-cell office:value-type="float" office:value="70853000" calcext:value-type="float">
            <text:p>70853000</text:p>
          </table:table-cell>
          <table:table-cell office:value-type="float" office:value="67899000" calcext:value-type="float">
            <text:p>67899000</text:p>
          </table:table-cell>
          <table:table-cell office:value-type="float" office:value="68767000" calcext:value-type="float">
            <text:p>68767000</text:p>
          </table:table-cell>
          <table:table-cell office:value-type="float" office:value="13078.36833227" calcext:value-type="float">
            <text:p>13078.36833227</text:p>
          </table:table-cell>
          <table:table-cell office:value-type="float" office:value="70356000" calcext:value-type="float">
            <text:p>70356000</text:p>
          </table:table-cell>
          <table:table-cell office:value-type="float" office:value="67044000" calcext:value-type="float">
            <text:p>67044000</text:p>
          </table:table-cell>
          <table:table-cell office:value-type="float" office:value="68006388.7976724" calcext:value-type="float">
            <text:p>68006388.7976724</text:p>
          </table:table-cell>
          <table:table-cell office:value-type="float" office:value="-3.16514570011554" calcext:value-type="float">
            <text:p>-3.16514570011554</text:p>
          </table:table-cell>
          <table:table-cell office:value-type="float" office:value="0.977214861561203" calcext:value-type="float">
            <text:p>0.977214861561203</text:p>
          </table:table-cell>
          <table:table-cell office:value-type="float" office:value="1" calcext:value-type="float">
            <text:p>1</text:p>
          </table:table-cell>
          <table:table-cell office:value-type="float" office:value="1.55641734122883" calcext:value-type="float">
            <text:p>1.55641734122883</text:p>
          </table:table-cell>
          <table:table-cell office:value-type="float" office:value="14.8025038776457" calcext:value-type="float">
            <text:p>14.8025038776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7T09:00:00" calcext:value-type="date">
            <text:p>2021-05-07 09:00:00</text:p>
          </table:table-cell>
          <table:table-cell office:value-type="float" office:value="68760000" calcext:value-type="float">
            <text:p>68760000</text:p>
          </table:table-cell>
          <table:table-cell office:value-type="float" office:value="69729000" calcext:value-type="float">
            <text:p>69729000</text:p>
          </table:table-cell>
          <table:table-cell office:value-type="float" office:value="66900000" calcext:value-type="float">
            <text:p>66900000</text:p>
          </table:table-cell>
          <table:table-cell office:value-type="float" office:value="68563000" calcext:value-type="float">
            <text:p>68563000</text:p>
          </table:table-cell>
          <table:table-cell office:value-type="float" office:value="12047.2144486" calcext:value-type="float">
            <text:p>12047.2144486</text:p>
          </table:table-cell>
          <table:table-cell office:value-type="float" office:value="71647000" calcext:value-type="float">
            <text:p>71647000</text:p>
          </table:table-cell>
          <table:table-cell office:value-type="float" office:value="65873000" calcext:value-type="float">
            <text:p>65873000</text:p>
          </table:table-cell>
          <table:table-cell office:value-type="float" office:value="68259925.8651149" calcext:value-type="float">
            <text:p>68259925.8651149</text:p>
          </table:table-cell>
          <table:table-cell office:value-type="float" office:value="-1.99515892494966" calcext:value-type="float">
            <text:p>-1.99515892494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5641734122883" calcext:value-type="float">
            <text:p>1.55641734122883</text:p>
          </table:table-cell>
          <table:table-cell office:value-type="float" office:value="14.8025038776457" calcext:value-type="float">
            <text:p>14.8025038776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8T09:00:00" calcext:value-type="date">
            <text:p>2021-05-08 09:00:00</text:p>
          </table:table-cell>
          <table:table-cell office:value-type="float" office:value="68564000" calcext:value-type="float">
            <text:p>68564000</text:p>
          </table:table-cell>
          <table:table-cell office:value-type="float" office:value="71879000" calcext:value-type="float">
            <text:p>71879000</text:p>
          </table:table-cell>
          <table:table-cell office:value-type="float" office:value="67610000" calcext:value-type="float">
            <text:p>67610000</text:p>
          </table:table-cell>
          <table:table-cell office:value-type="float" office:value="71740000" calcext:value-type="float">
            <text:p>71740000</text:p>
          </table:table-cell>
          <table:table-cell office:value-type="float" office:value="12558.40386779" calcext:value-type="float">
            <text:p>12558.40386779</text:p>
          </table:table-cell>
          <table:table-cell office:value-type="float" office:value="71196000" calcext:value-type="float">
            <text:p>71196000</text:p>
          </table:table-cell>
          <table:table-cell office:value-type="float" office:value="65932000" calcext:value-type="float">
            <text:p>65932000</text:p>
          </table:table-cell>
          <table:table-cell office:value-type="float" office:value="68360950.5767433" calcext:value-type="float">
            <text:p>68360950.5767433</text:p>
          </table:table-cell>
          <table:table-cell office:value-type="float" office:value="-2.16734205767699" calcext:value-type="float">
            <text:p>-2.16734205767699</text:p>
          </table:table-cell>
          <table:table-cell office:value-type="float" office:value="1.00744087870105" calcext:value-type="float">
            <text:p>1.00744087870105</text:p>
          </table:table-cell>
          <table:table-cell office:value-type="float" office:value="1" calcext:value-type="float">
            <text:p>1</text:p>
          </table:table-cell>
          <table:table-cell office:value-type="float" office:value="1.56799845387313" calcext:value-type="float">
            <text:p>1.56799845387313</text:p>
          </table:table-cell>
          <table:table-cell office:value-type="float" office:value="14.168559643366" calcext:value-type="float">
            <text:p>14.1685596433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9T09:00:00" calcext:value-type="date">
            <text:p>2021-05-09 09:00:00</text:p>
          </table:table-cell>
          <table:table-cell office:value-type="float" office:value="71728000" calcext:value-type="float">
            <text:p>71728000</text:p>
          </table:table-cell>
          <table:table-cell office:value-type="float" office:value="73129000" calcext:value-type="float">
            <text:p>73129000</text:p>
          </table:table-cell>
          <table:table-cell office:value-type="float" office:value="70147000" calcext:value-type="float">
            <text:p>70147000</text:p>
          </table:table-cell>
          <table:table-cell office:value-type="float" office:value="71505000" calcext:value-type="float">
            <text:p>71505000</text:p>
          </table:table-cell>
          <table:table-cell office:value-type="float" office:value="11786.59649177" calcext:value-type="float">
            <text:p>11786.59649177</text:p>
          </table:table-cell>
          <table:table-cell office:value-type="float" office:value="72821000" calcext:value-type="float">
            <text:p>72821000</text:p>
          </table:table-cell>
          <table:table-cell office:value-type="float" office:value="70635000" calcext:value-type="float">
            <text:p>70635000</text:p>
          </table:table-cell>
          <table:table-cell office:value-type="float" office:value="69487300.3844955" calcext:value-type="float">
            <text:p>69487300.3844955</text:p>
          </table:table-cell>
          <table:table-cell office:value-type="float" office:value="5.53017206059407" calcext:value-type="float">
            <text:p>5.53017206059407</text:p>
          </table:table-cell>
          <table:table-cell office:value-type="float" office:value="0.98172828991637" calcext:value-type="float">
            <text:p>0.98172828991637</text:p>
          </table:table-cell>
          <table:table-cell office:value-type="float" office:value="1" calcext:value-type="float">
            <text:p>1</text:p>
          </table:table-cell>
          <table:table-cell office:value-type="float" office:value="1.53934844071238" calcext:value-type="float">
            <text:p>1.53934844071238</text:p>
          </table:table-cell>
          <table:table-cell office:value-type="float" office:value="15.7368468376228" calcext:value-type="float">
            <text:p>15.7368468376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0T09:00:00" calcext:value-type="date">
            <text:p>2021-05-10 09:00:00</text:p>
          </table:table-cell>
          <table:table-cell office:value-type="float" office:value="71506000" calcext:value-type="float">
            <text:p>71506000</text:p>
          </table:table-cell>
          <table:table-cell office:value-type="float" office:value="72460000" calcext:value-type="float">
            <text:p>72460000</text:p>
          </table:table-cell>
          <table:table-cell office:value-type="float" office:value="70175000" calcext:value-type="float">
            <text:p>70175000</text:p>
          </table:table-cell>
          <table:table-cell office:value-type="float" office:value="70902000" calcext:value-type="float">
            <text:p>70902000</text:p>
          </table:table-cell>
          <table:table-cell office:value-type="float" office:value="13095.61795155" calcext:value-type="float">
            <text:p>13095.61795155</text:p>
          </table:table-cell>
          <table:table-cell office:value-type="float" office:value="74265000" calcext:value-type="float">
            <text:p>74265000</text:p>
          </table:table-cell>
          <table:table-cell office:value-type="float" office:value="68747000" calcext:value-type="float">
            <text:p>68747000</text:p>
          </table:table-cell>
          <table:table-cell office:value-type="float" office:value="70159866.922997" calcext:value-type="float">
            <text:p>70159866.922997</text:p>
          </table:table-cell>
          <table:table-cell office:value-type="float" office:value="0.36213085676826" calcext:value-type="float">
            <text:p>0.36213085676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3934844071238" calcext:value-type="float">
            <text:p>1.53934844071238</text:p>
          </table:table-cell>
          <table:table-cell office:value-type="float" office:value="15.7368468376228" calcext:value-type="float">
            <text:p>15.7368468376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1T09:00:00" calcext:value-type="date">
            <text:p>2021-05-11 09:00:00</text:p>
          </table:table-cell>
          <table:table-cell office:value-type="float" office:value="70902000" calcext:value-type="float">
            <text:p>70902000</text:p>
          </table:table-cell>
          <table:table-cell office:value-type="float" office:value="71750000" calcext:value-type="float">
            <text:p>71750000</text:p>
          </table:table-cell>
          <table:table-cell office:value-type="float" office:value="67597000" calcext:value-type="float">
            <text:p>67597000</text:p>
          </table:table-cell>
          <table:table-cell office:value-type="float" office:value="69741000" calcext:value-type="float">
            <text:p>69741000</text:p>
          </table:table-cell>
          <table:table-cell office:value-type="float" office:value="11913.27782776" calcext:value-type="float">
            <text:p>11913.27782776</text:p>
          </table:table-cell>
          <table:table-cell office:value-type="float" office:value="72583000" calcext:value-type="float">
            <text:p>72583000</text:p>
          </table:table-cell>
          <table:table-cell office:value-type="float" office:value="69221000" calcext:value-type="float">
            <text:p>69221000</text:p>
          </table:table-cell>
          <table:table-cell office:value-type="float" office:value="70407244.6153313" calcext:value-type="float">
            <text:p>70407244.6153313</text:p>
          </table:table-cell>
          <table:table-cell office:value-type="float" office:value="-3.29451081579465" calcext:value-type="float">
            <text:p>-3.29451081579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3934844071238" calcext:value-type="float">
            <text:p>1.53934844071238</text:p>
          </table:table-cell>
          <table:table-cell office:value-type="float" office:value="15.7368468376228" calcext:value-type="float">
            <text:p>15.7368468376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2T09:00:00" calcext:value-type="date">
            <text:p>2021-05-12 09:00:00</text:p>
          </table:table-cell>
          <table:table-cell office:value-type="float" office:value="69714000" calcext:value-type="float">
            <text:p>69714000</text:p>
          </table:table-cell>
          <table:table-cell office:value-type="float" office:value="70499000" calcext:value-type="float">
            <text:p>70499000</text:p>
          </table:table-cell>
          <table:table-cell office:value-type="float" office:value="60854000" calcext:value-type="float">
            <text:p>60854000</text:p>
          </table:table-cell>
          <table:table-cell office:value-type="float" office:value="62257000" calcext:value-type="float">
            <text:p>62257000</text:p>
          </table:table-cell>
          <table:table-cell office:value-type="float" office:value="22173.2380688" calcext:value-type="float">
            <text:p>22173.2380688</text:p>
          </table:table-cell>
          <table:table-cell office:value-type="float" office:value="72706000" calcext:value-type="float">
            <text:p>72706000</text:p>
          </table:table-cell>
          <table:table-cell office:value-type="float" office:value="66722000" calcext:value-type="float">
            <text:p>66722000</text:p>
          </table:table-cell>
          <table:table-cell office:value-type="float" office:value="70185163.0768876" calcext:value-type="float">
            <text:p>70185163.0768876</text:p>
          </table:table-cell>
          <table:table-cell office:value-type="float" office:value="-7.76353198978458" calcext:value-type="float">
            <text:p>-7.76353198978458</text:p>
          </table:table-cell>
          <table:table-cell office:value-type="float" office:value="1" calcext:value-type="float">
            <text:p>1</text:p>
          </table:table-cell>
          <table:table-cell office:value-type="float" office:value="1.07151884286104" calcext:value-type="float">
            <text:p>1.07151884286104</text:p>
          </table:table-cell>
          <table:table-cell office:value-type="float" office:value="1.64944085995208" calcext:value-type="float">
            <text:p>1.64944085995208</text:p>
          </table:table-cell>
          <table:table-cell office:value-type="float" office:value="9.71044362762667" calcext:value-type="float">
            <text:p>9.71044362762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3T09:00:00" calcext:value-type="date">
            <text:p>2021-05-13 09:00:00</text:p>
          </table:table-cell>
          <table:table-cell office:value-type="float" office:value="62380000" calcext:value-type="float">
            <text:p>62380000</text:p>
          </table:table-cell>
          <table:table-cell office:value-type="float" office:value="65472000" calcext:value-type="float">
            <text:p>65472000</text:p>
          </table:table-cell>
          <table:table-cell office:value-type="float" office:value="60200000" calcext:value-type="float">
            <text:p>60200000</text:p>
          </table:table-cell>
          <table:table-cell office:value-type="float" office:value="62407000" calcext:value-type="float">
            <text:p>62407000</text:p>
          </table:table-cell>
          <table:table-cell office:value-type="float" office:value="22041.5670762" calcext:value-type="float">
            <text:p>22041.5670762</text:p>
          </table:table-cell>
          <table:table-cell office:value-type="float" office:value="64568000" calcext:value-type="float">
            <text:p>64568000</text:p>
          </table:table-cell>
          <table:table-cell office:value-type="float" office:value="60192000" calcext:value-type="float">
            <text:p>60192000</text:p>
          </table:table-cell>
          <table:table-cell office:value-type="float" office:value="67542442.0512584" calcext:value-type="float">
            <text:p>67542442.0512584</text:p>
          </table:table-cell>
          <table:table-cell office:value-type="float" office:value="-16.3052793473981" calcext:value-type="float">
            <text:p>-16.3052793473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944085995208" calcext:value-type="float">
            <text:p>1.64944085995208</text:p>
          </table:table-cell>
          <table:table-cell office:value-type="float" office:value="9.71044362762667" calcext:value-type="float">
            <text:p>9.71044362762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14"/>
          <table:table-cell table:formula="of:=SUM([.O2:.O201])" office:value-type="float" office:value="93" calcext:value-type="float">
            <text:p>93</text:p>
          </table:table-cell>
          <table:table-cell table:formula="of:=SUM([.P2:.P201])" office:value-type="float" office:value="50" calcext:value-type="float">
            <text:p>50</text:p>
          </table:table-cell>
          <table:table-cell table:formula="of:=[.P202]/[.O202]*100" office:value-type="float" office:value="53.7634408602151" calcext:value-type="float">
            <text:p>53.7634408602151</text:p>
          </table:table-cell>
          <table:table-cell table:number-columns-repeated="47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08:30:03.48383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1-05-13T23:15:32</meta:creation-date>
    <dc:date>2021-05-14T08:30:52.991104072</dc:date>
    <meta:generator>LibreOffice/7.1.2.2$Linux_X86_64 LibreOffice_project/10$Build-2</meta:generator>
    <meta:editing-duration>PT2M48S</meta:editing-duration>
    <meta:editing-cycles>2</meta:editing-cycles>
    <meta:document-statistic meta:table-count="1" meta:cell-count="3214" meta:object-count="0"/>
    <meta:user-defined meta:name="AppVersion">3.0</meta:user-defined>
  </office:meta>
</office:document-meta>
</file>